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serif" svg:font-family="serif"/>
  </office:font-face-decls>
  <office:automatic-styles>
    <style:style style:name="Table2" style:family="table">
      <style:table-properties style:width="3.3646in" fo:margin-left="0in" table:align="left"/>
    </style:style>
    <style:style style:name="Table2.A" style:family="table-column">
      <style:table-column-properties style:column-width="1in"/>
    </style:style>
    <style:style style:name="Table2.B" style:family="table-column">
      <style:table-column-properties style:column-width="2.3646in"/>
    </style:style>
    <style:style style:name="Table2.A1" style:family="table-cell">
      <style:table-cell-properties fo:padding="0.0382in" fo:border-left="0.5pt solid #000000" fo:border-right="none" fo:border-top="0.5pt solid #000000" fo:border-bottom="none"/>
    </style:style>
    <style:style style:name="Table2.B1" style:family="table-cell">
      <style:table-cell-properties fo:padding="0.0382in" fo:border-left="0.5pt solid #000000" fo:border-right="0.5pt solid #000000" fo:border-top="0.5pt solid #000000" fo:border-bottom="none"/>
    </style:style>
    <style:style style:name="Table2.A2" style:family="table-cell">
      <style:table-cell-properties fo:padding="0.0382in" fo:border-left="0.5pt solid #000000" fo:border-right="none" fo:border-top="none" fo:border-bottom="none"/>
    </style:style>
    <style:style style:name="Table2.B2" style:family="table-cell">
      <style:table-cell-properties fo:padding="0.0382in" fo:border-left="0.5pt solid #000000" fo:border-right="0.5pt solid #000000" fo:border-top="none" fo:border-bottom="none"/>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0.5pt solid #000000" fo:border-top="none" fo:border-bottom="0.5pt solid #000000"/>
    </style:style>
    <style:style style:name="Table3" style:family="table">
      <style:table-properties style:width="6.9271in" fo:margin-left="0in" fo:break-before="auto" fo:break-after="auto" table:align="left"/>
    </style:style>
    <style:style style:name="Table3.A" style:family="table-column">
      <style:table-column-properties style:column-width="2.8125in"/>
    </style:style>
    <style:style style:name="Table3.B" style:family="table-column">
      <style:table-column-properties style:column-width="0.65in"/>
    </style:style>
    <style:style style:name="Table3.C" style:family="table-column">
      <style:table-column-properties style:column-width="2.7875in"/>
    </style:style>
    <style:style style:name="Table3.D" style:family="table-column">
      <style:table-column-properties style:column-width="0.6771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16" style:family="table">
      <style:table-properties style:width="7in" fo:margin-left="0in" fo:break-before="auto" fo:break-after="auto" table:align="left"/>
    </style:style>
    <style:style style:name="Table16.A" style:family="table-column">
      <style:table-column-properties style:column-width="1.7188in"/>
    </style:style>
    <style:style style:name="Table16.B" style:family="table-column">
      <style:table-column-properties style:column-width="3.2813in"/>
    </style:style>
    <style:style style:name="Table16.C" style:family="table-column">
      <style:table-column-properties style:column-width="2in"/>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left="none" fo:border-right="none" fo:border-top="0.5pt solid #000000" fo:border-bottom="0.5pt solid #000000"/>
    </style:style>
    <style:style style:name="Table16.C1" style:family="table-cell">
      <style:table-cell-properties fo:padding="0.0382in" fo:border-left="none" fo:border-right="0.5pt solid #000000" fo:border-top="0.5pt solid #000000" fo:border-bottom="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none" fo:border-right="none" fo:border-top="none" fo:border-bottom="0.5pt solid #000000"/>
    </style:style>
    <style:style style:name="Table16.C2" style:family="table-cell">
      <style:table-cell-properties fo:padding="0.0382in" fo:border-left="none" fo:border-right="0.5pt solid #000000" fo:border-top="none" fo:border-bottom="0.5pt solid #000000"/>
    </style:style>
    <style:style style:name="Table13" style:family="table">
      <style:table-properties style:width="5.8125in" table:align="left"/>
    </style:style>
    <style:style style:name="Table13.A" style:family="table-column">
      <style:table-column-properties style:column-width="1.125in"/>
    </style:style>
    <style:style style:name="Table13.B" style:family="table-column">
      <style:table-column-properties style:column-width="0.5625in"/>
    </style:style>
    <style:style style:name="Table13.C" style:family="table-column">
      <style:table-column-properties style:column-width="4.125in"/>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14" style:family="table">
      <style:table-properties style:width="6.875in" table:align="left"/>
    </style:style>
    <style:style style:name="Table14.A" style:family="table-column">
      <style:table-column-properties style:column-width="1.125in"/>
    </style:style>
    <style:style style:name="Table14.B" style:family="table-column">
      <style:table-column-properties style:column-width="0.75in"/>
    </style:style>
    <style:style style:name="Table14.C" style:family="table-column">
      <style:table-column-properties style:column-width="0.5in"/>
    </style:style>
    <style:style style:name="Table14.D" style:family="table-column">
      <style:table-column-properties style:column-width="4.5in"/>
    </style:style>
    <style:style style:name="Table14.A1" style:family="table-cell">
      <style:table-cell-properties fo:padding="0.0382in" fo:border-left="0.5pt solid #000000" fo:border-right="none" fo:border-top="0.5pt solid #000000" fo:border-bottom="0.5pt solid #000000"/>
    </style:style>
    <style:style style:name="Table14.D1" style:family="table-cell">
      <style:table-cell-properties fo:padding="0.0382in" fo:border="0.5pt solid #000000"/>
    </style:style>
    <style:style style:name="Table14.2" style:family="table-row">
      <style:table-row-properties style:min-row-height="2.0271in"/>
    </style:style>
    <style:style style:name="Table14.A2" style:family="table-cell">
      <style:table-cell-properties fo:padding="0.0382in" fo:border-left="0.5pt solid #000000" fo:border-right="none" fo:border-top="none" fo:border-bottom="0.5pt solid #000000"/>
    </style:style>
    <style:style style:name="Table14.D2" style:family="table-cell">
      <style:table-cell-properties fo:padding="0.0382in" fo:border-left="0.5pt solid #000000" fo:border-right="0.5pt solid #000000" fo:border-top="none" fo:border-bottom="0.5pt solid #000000"/>
    </style:style>
    <style:style style:name="Table14.3" style:family="table-row">
      <style:table-row-properties style:min-row-height="2.6299in"/>
    </style:style>
    <style:style style:name="Table14.7" style:family="table-row">
      <style:table-row-properties style:min-row-height="2.1271in"/>
    </style:style>
    <style:style style:name="Table14.8" style:family="table-row">
      <style:table-row-properties style:min-row-height="1.6229in"/>
    </style:style>
    <style:style style:name="Table14.9" style:family="table-row">
      <style:table-row-properties style:min-row-height="3.9125in"/>
    </style:style>
    <style:style style:name="Table14.10" style:family="table-row">
      <style:table-row-properties style:min-row-height="3.8111in"/>
    </style:style>
    <style:style style:name="Table14.11" style:family="table-row">
      <style:table-row-properties style:min-row-height="1.6326in"/>
    </style:style>
    <style:style style:name="Table14.12" style:family="table-row">
      <style:table-row-properties style:min-row-height="3.7139in"/>
    </style:style>
    <style:style style:name="Table14.13" style:family="table-row">
      <style:table-row-properties style:min-row-height="3.3715in"/>
    </style:style>
    <style:style style:name="Table12" style:family="table">
      <style:table-properties style:width="6.0625in" table:align="left"/>
    </style:style>
    <style:style style:name="Table12.A" style:family="table-column">
      <style:table-column-properties style:column-width="1.5625in"/>
    </style:style>
    <style:style style:name="Table12.B" style:family="table-column">
      <style:table-column-properties style:column-width="1in"/>
    </style:style>
    <style:style style:name="Table12.C" style:family="table-column">
      <style:table-column-properties style:column-width="0.625in"/>
    </style:style>
    <style:style style:name="Table12.D" style:family="table-column">
      <style:table-column-properties style:column-width="0.5625in"/>
    </style:style>
    <style:style style:name="Table12.E" style:family="table-column">
      <style:table-column-properties style:column-width="2.3125in"/>
    </style:style>
    <style:style style:name="Table12.A1" style:family="table-cell">
      <style:table-cell-properties fo:padding="0.0382in" fo:border-left="0.5pt solid #000000" fo:border-right="none" fo:border-top="0.5pt solid #000000" fo:border-bottom="0.5pt solid #000000"/>
    </style:style>
    <style:style style:name="Table12.E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E2" style:family="table-cell">
      <style:table-cell-properties fo:padding="0.0382in" fo:border-left="0.5pt solid #000000" fo:border-right="0.5pt solid #000000" fo:border-top="none" fo:border-bottom="0.5pt solid #000000"/>
    </style:style>
    <style:style style:name="Table6" style:family="table">
      <style:table-properties style:width="6.9271in" fo:margin-left="0in" table:align="left"/>
    </style:style>
    <style:style style:name="Table6.A" style:family="table-column">
      <style:table-column-properties style:column-width="1.1924in"/>
    </style:style>
    <style:style style:name="Table6.B" style:family="table-column">
      <style:table-column-properties style:column-width="1.5597in"/>
    </style:style>
    <style:style style:name="Table6.C" style:family="table-column">
      <style:table-column-properties style:column-width="4.175in"/>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9" style:family="table">
      <style:table-properties style:width="6.9271in" fo:margin-left="0in" table:align="left"/>
    </style:style>
    <style:style style:name="Table9.A" style:family="table-column">
      <style:table-column-properties style:column-width="1.3715in"/>
    </style:style>
    <style:style style:name="Table9.B" style:family="table-column">
      <style:table-column-properties style:column-width="1.441in"/>
    </style:style>
    <style:style style:name="Table9.C" style:family="table-column">
      <style:table-column-properties style:column-width="4.1146in"/>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1" style:family="table">
      <style:table-properties style:width="6.9271in" fo:margin-left="0in" fo:break-before="auto" fo:break-after="auto" table:align="left"/>
    </style:style>
    <style:style style:name="Table1.A" style:family="table-column">
      <style:table-column-properties style:column-width="1.875in"/>
    </style:style>
    <style:style style:name="Table1.B" style:family="table-column">
      <style:table-column-properties style:column-width="5.0521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text-properties style:use-window-font-color="true" loext:opacity="0%" officeooo:rsid="00012559" officeooo:paragraph-rsid="00012559"/>
    </style:style>
    <style:style style:name="P2" style:family="paragraph" style:parent-style-name="Standard">
      <style:text-properties style:use-window-font-color="true" loext:opacity="0%" fo:font-weight="bold" officeooo:rsid="0000e609" officeooo:paragraph-rsid="0000e609" style:font-weight-asian="bold" style:font-weight-complex="bold"/>
    </style:style>
    <style:style style:name="P3" style:family="paragraph" style:parent-style-name="Standard">
      <style:text-properties style:use-window-font-color="true" loext:opacity="0%" officeooo:rsid="00071231" officeooo:paragraph-rsid="00071231"/>
    </style:style>
    <style:style style:name="P4" style:family="paragraph" style:parent-style-name="Standard">
      <style:text-properties style:use-window-font-color="true" loext:opacity="0%" officeooo:rsid="0007ef88" officeooo:paragraph-rsid="0007ef88"/>
    </style:style>
    <style:style style:name="P5" style:family="paragraph" style:parent-style-name="Standard">
      <style:text-properties style:use-window-font-color="true" loext:opacity="0%" officeooo:rsid="000c7612" officeooo:paragraph-rsid="000c7612"/>
    </style:style>
    <style:style style:name="P6" style:family="paragraph" style:parent-style-name="Standard">
      <style:text-properties style:use-window-font-color="true" loext:opacity="0%" officeooo:rsid="000ee43b" officeooo:paragraph-rsid="000ee43b"/>
    </style:style>
    <style:style style:name="P7" style:family="paragraph" style:parent-style-name="Standard">
      <style:text-properties style:use-window-font-color="true" loext:opacity="0%" officeooo:rsid="0013f088" officeooo:paragraph-rsid="0013f088"/>
    </style:style>
    <style:style style:name="P8" style:family="paragraph" style:parent-style-name="Standard">
      <style:text-properties style:use-window-font-color="true" loext:opacity="0%" officeooo:rsid="001592de" officeooo:paragraph-rsid="001592de"/>
    </style:style>
    <style:style style:name="P9" style:family="paragraph" style:parent-style-name="Standard">
      <style:text-properties style:use-window-font-color="true" loext:opacity="0%" fo:font-size="18pt" fo:font-style="normal" fo:font-weight="bold" officeooo:rsid="002db899" officeooo:paragraph-rsid="002db899" style:font-size-asian="18pt" style:font-style-asian="normal" style:font-weight-asian="bold" style:font-size-complex="18pt" style:font-style-complex="normal" style:font-weight-complex="bold"/>
    </style:style>
    <style:style style:name="P10" style:family="paragraph" style:parent-style-name="Standard">
      <style:text-properties style:use-window-font-color="true" loext:opacity="0%" fo:font-size="18pt" fo:font-style="normal" fo:font-weight="bold" officeooo:rsid="00192d69" officeooo:paragraph-rsid="00048f37" style:font-size-asian="18pt" style:font-style-asian="normal" style:font-weight-asian="bold" style:font-size-complex="18pt" style:font-style-complex="normal" style:font-weight-complex="bold"/>
    </style:style>
    <style:style style:name="P11" style:family="paragraph" style:parent-style-name="Standard">
      <style:text-properties style:use-window-font-color="true" loext:opacity="0%" officeooo:rsid="001d6e24" officeooo:paragraph-rsid="00e99300"/>
    </style:style>
    <style:style style:name="P12" style:family="paragraph" style:parent-style-name="Standard">
      <style:text-properties style:use-window-font-color="true" loext:opacity="0%" fo:font-style="normal" officeooo:rsid="00029ac0" officeooo:paragraph-rsid="00029ac0" style:font-style-asian="normal" style:font-style-complex="normal"/>
    </style:style>
    <style:style style:name="P13" style:family="paragraph" style:parent-style-name="Standard">
      <style:text-properties style:use-window-font-color="true" loext:opacity="0%" fo:font-style="normal" officeooo:rsid="00048f37" officeooo:paragraph-rsid="00048f37" style:font-style-asian="normal" style:font-style-complex="normal"/>
    </style:style>
    <style:style style:name="P14" style:family="paragraph" style:parent-style-name="Standard">
      <style:text-properties style:use-window-font-color="true" loext:opacity="0%" fo:font-style="normal" officeooo:rsid="0007ef88" officeooo:paragraph-rsid="00071231" style:font-style-asian="normal" style:font-style-complex="normal"/>
    </style:style>
    <style:style style:name="P15" style:family="paragraph" style:parent-style-name="Standard">
      <style:text-properties style:use-window-font-color="true" loext:opacity="0%" fo:font-style="normal" officeooo:rsid="000a0ff9" officeooo:paragraph-rsid="0007ef88" style:font-style-asian="normal" style:font-style-complex="normal"/>
    </style:style>
    <style:style style:name="P16" style:family="paragraph" style:parent-style-name="Standard">
      <style:text-properties style:use-window-font-color="true" loext:opacity="0%" fo:font-style="normal" officeooo:rsid="000e2361" officeooo:paragraph-rsid="000c7612" style:font-style-asian="normal" style:font-style-complex="normal"/>
    </style:style>
    <style:style style:name="P17" style:family="paragraph" style:parent-style-name="Standard">
      <style:text-properties style:use-window-font-color="true" loext:opacity="0%" fo:font-style="normal" officeooo:rsid="0012b3fe" officeooo:paragraph-rsid="000ee43b" style:font-style-asian="normal" style:font-style-complex="normal"/>
    </style:style>
    <style:style style:name="P18" style:family="paragraph" style:parent-style-name="Standard">
      <style:text-properties style:use-window-font-color="true" loext:opacity="0%" fo:font-style="normal" officeooo:rsid="00050a67" officeooo:paragraph-rsid="00e99300" style:font-style-asian="normal" style:font-style-complex="normal"/>
    </style:style>
    <style:style style:name="P19" style:family="paragraph" style:parent-style-name="Standard">
      <style:text-properties style:use-window-font-color="true" loext:opacity="0%" fo:font-style="normal" officeooo:rsid="001d6e24" officeooo:paragraph-rsid="00e99300" style:font-style-asian="normal" style:font-style-complex="normal"/>
    </style:style>
    <style:style style:name="P20" style:family="paragraph" style:parent-style-name="Standard">
      <style:text-properties style:use-window-font-color="true" loext:opacity="0%" fo:font-style="normal" officeooo:rsid="001ed800" officeooo:paragraph-rsid="00e99300" style:font-style-asian="normal" style:font-style-complex="normal"/>
    </style:style>
    <style:style style:name="P21" style:family="paragraph" style:parent-style-name="Standard">
      <style:text-properties style:use-window-font-color="true" loext:opacity="0%" fo:font-style="normal" officeooo:rsid="0022ddc2" officeooo:paragraph-rsid="0022ddc2" style:font-style-asian="normal" style:font-style-complex="normal"/>
    </style:style>
    <style:style style:name="P22" style:family="paragraph" style:parent-style-name="Standard">
      <style:text-properties style:use-window-font-color="true" loext:opacity="0%" fo:font-style="normal" officeooo:rsid="00272c32" officeooo:paragraph-rsid="00272c32" style:font-style-asian="normal" style:font-style-complex="normal"/>
    </style:style>
    <style:style style:name="P23" style:family="paragraph" style:parent-style-name="Standard">
      <style:text-properties style:use-window-font-color="true" loext:opacity="0%" fo:font-style="normal" officeooo:rsid="0028bcd5" officeooo:paragraph-rsid="0028bcd5" style:font-style-asian="normal" style:font-style-complex="normal"/>
    </style:style>
    <style:style style:name="P24" style:family="paragraph" style:parent-style-name="Standard">
      <style:text-properties style:use-window-font-color="true" loext:opacity="0%" fo:font-style="normal" officeooo:rsid="0047815d" officeooo:paragraph-rsid="004bf34b" style:font-style-asian="normal" style:font-style-complex="normal"/>
    </style:style>
    <style:style style:name="P25" style:family="paragraph" style:parent-style-name="Standard">
      <style:text-properties style:use-window-font-color="true" loext:opacity="0%" fo:font-style="normal" officeooo:rsid="0047815d" officeooo:paragraph-rsid="0047815d" style:font-style-asian="normal" style:font-style-complex="normal"/>
    </style:style>
    <style:style style:name="P26" style:family="paragraph" style:parent-style-name="Standard">
      <style:text-properties style:use-window-font-color="true" loext:opacity="0%" fo:font-style="normal" officeooo:rsid="004d9270" officeooo:paragraph-rsid="004d9270" style:font-style-asian="normal" style:font-style-complex="normal"/>
    </style:style>
    <style:style style:name="P27" style:family="paragraph" style:parent-style-name="Standard">
      <style:text-properties style:use-window-font-color="true" loext:opacity="0%" fo:font-style="normal" officeooo:rsid="002db899" officeooo:paragraph-rsid="002db899" style:font-style-asian="normal" style:font-style-complex="normal"/>
    </style:style>
    <style:style style:name="P28" style:family="paragraph" style:parent-style-name="Standard">
      <style:text-properties style:use-window-font-color="true" loext:opacity="0%" fo:font-style="normal" officeooo:rsid="002db899" officeooo:paragraph-rsid="0169b782" style:font-style-asian="normal" style:font-style-complex="normal"/>
    </style:style>
    <style:style style:name="P29" style:family="paragraph" style:parent-style-name="Standard">
      <style:text-properties style:use-window-font-color="true" loext:opacity="0%" fo:font-style="normal" officeooo:rsid="002efea2" officeooo:paragraph-rsid="002efea2" style:font-style-asian="normal" style:font-style-complex="normal"/>
    </style:style>
    <style:style style:name="P30" style:family="paragraph" style:parent-style-name="Standard">
      <style:text-properties style:use-window-font-color="true" loext:opacity="0%" fo:font-style="normal" officeooo:rsid="003ff1c5" officeooo:paragraph-rsid="003ff1c5" style:font-style-asian="normal" style:font-style-complex="normal"/>
    </style:style>
    <style:style style:name="P31" style:family="paragraph" style:parent-style-name="Standard">
      <style:text-properties style:use-window-font-color="true" loext:opacity="0%" fo:font-style="normal" officeooo:rsid="0065d3c8" officeooo:paragraph-rsid="0065d3c8" style:font-style-asian="normal" style:font-style-complex="normal"/>
    </style:style>
    <style:style style:name="P32" style:family="paragraph" style:parent-style-name="Standard">
      <style:text-properties style:use-window-font-color="true" loext:opacity="0%" fo:font-style="normal" officeooo:rsid="00695dc2" officeooo:paragraph-rsid="00695dc2" style:font-style-asian="normal" style:font-style-complex="normal"/>
    </style:style>
    <style:style style:name="P33" style:family="paragraph" style:parent-style-name="Standard">
      <style:text-properties style:use-window-font-color="true" loext:opacity="0%" fo:font-style="normal" officeooo:rsid="006ba803" officeooo:paragraph-rsid="006ba803" style:font-style-asian="normal" style:font-style-complex="normal"/>
    </style:style>
    <style:style style:name="P34" style:family="paragraph" style:parent-style-name="Standard">
      <style:text-properties style:use-window-font-color="true" loext:opacity="0%" fo:font-style="normal" officeooo:rsid="0077a94d" officeooo:paragraph-rsid="0077a94d" style:font-style-asian="normal" style:font-style-complex="normal"/>
    </style:style>
    <style:style style:name="P35" style:family="paragraph" style:parent-style-name="Standard">
      <style:text-properties style:use-window-font-color="true" loext:opacity="0%" fo:font-style="normal" officeooo:rsid="007b0b8c" officeooo:paragraph-rsid="007b0b8c" style:font-style-asian="normal" style:font-style-complex="normal"/>
    </style:style>
    <style:style style:name="P36" style:family="paragraph" style:parent-style-name="Standard">
      <style:text-properties style:use-window-font-color="true" loext:opacity="0%" fo:font-style="normal" officeooo:rsid="007e3d2b" officeooo:paragraph-rsid="00829bbf" style:font-style-asian="normal" style:font-style-complex="normal"/>
    </style:style>
    <style:style style:name="P37" style:family="paragraph" style:parent-style-name="Standard">
      <style:text-properties style:use-window-font-color="true" loext:opacity="0%" fo:font-style="normal" officeooo:rsid="007e3d2b" officeooo:paragraph-rsid="0159a6db" style:font-style-asian="normal" style:font-style-complex="normal"/>
    </style:style>
    <style:style style:name="P38" style:family="paragraph" style:parent-style-name="Standard">
      <style:text-properties style:use-window-font-color="true" loext:opacity="0%" fo:font-style="normal" officeooo:rsid="008645f3" officeooo:paragraph-rsid="008645f3" style:font-style-asian="normal" style:font-style-complex="normal"/>
    </style:style>
    <style:style style:name="P39" style:family="paragraph" style:parent-style-name="Standard">
      <style:text-properties style:use-window-font-color="true" loext:opacity="0%" fo:font-style="normal" officeooo:rsid="008645f3" officeooo:paragraph-rsid="01dea6fb" style:font-style-asian="normal" style:font-style-complex="normal"/>
    </style:style>
    <style:style style:name="P40" style:family="paragraph" style:parent-style-name="Standard">
      <style:text-properties style:use-window-font-color="true" loext:opacity="0%" fo:font-style="normal" officeooo:rsid="0059b681" officeooo:paragraph-rsid="00d31f02" style:font-style-asian="normal" style:font-style-complex="normal"/>
    </style:style>
    <style:style style:name="P41" style:family="paragraph" style:parent-style-name="Standard">
      <style:text-properties style:use-window-font-color="true" loext:opacity="0%" fo:font-style="normal" officeooo:rsid="00b231db" officeooo:paragraph-rsid="00b231db" style:font-style-asian="normal" style:font-style-complex="normal"/>
    </style:style>
    <style:style style:name="P42" style:family="paragraph" style:parent-style-name="Standard">
      <style:text-properties style:use-window-font-color="true" loext:opacity="0%" fo:font-style="normal" officeooo:rsid="00c4403c" officeooo:paragraph-rsid="00c4403c" style:font-style-asian="normal" style:font-style-complex="normal"/>
    </style:style>
    <style:style style:name="P43" style:family="paragraph" style:parent-style-name="Standard">
      <style:text-properties style:use-window-font-color="true" loext:opacity="0%" fo:font-style="normal" officeooo:rsid="00ca9fe1" officeooo:paragraph-rsid="00ca9fe1" style:font-style-asian="normal" style:font-style-complex="normal"/>
    </style:style>
    <style:style style:name="P44" style:family="paragraph" style:parent-style-name="Standard">
      <style:text-properties style:use-window-font-color="true" loext:opacity="0%" fo:font-style="normal" officeooo:rsid="00d6d8b8" officeooo:paragraph-rsid="00d6d8b8" style:font-style-asian="normal" style:font-style-complex="normal"/>
    </style:style>
    <style:style style:name="P45" style:family="paragraph" style:parent-style-name="Standard">
      <style:text-properties style:use-window-font-color="true" loext:opacity="0%" fo:font-style="normal" officeooo:rsid="00d96b7b" officeooo:paragraph-rsid="00d96b7b" style:font-style-asian="normal" style:font-style-complex="normal"/>
    </style:style>
    <style:style style:name="P46" style:family="paragraph" style:parent-style-name="Standard">
      <style:text-properties style:use-window-font-color="true" loext:opacity="0%" fo:font-style="normal" officeooo:rsid="00e8b8f4" officeooo:paragraph-rsid="00e99300" style:font-style-asian="normal" style:font-style-complex="normal"/>
    </style:style>
    <style:style style:name="P47" style:family="paragraph" style:parent-style-name="Standard">
      <style:text-properties style:use-window-font-color="true" loext:opacity="0%" fo:font-style="normal" officeooo:rsid="00f171c5" officeooo:paragraph-rsid="00f171c5" style:font-style-asian="normal" style:font-style-complex="normal"/>
    </style:style>
    <style:style style:name="P48" style:family="paragraph" style:parent-style-name="Standard">
      <style:text-properties style:use-window-font-color="true" loext:opacity="0%" fo:font-style="normal" officeooo:rsid="00fe930d" officeooo:paragraph-rsid="00fe930d" style:font-style-asian="normal" style:font-style-complex="normal"/>
    </style:style>
    <style:style style:name="P49" style:family="paragraph" style:parent-style-name="Table_20_Contents">
      <style:text-properties style:use-window-font-color="true" loext:opacity="0%" fo:font-style="normal" officeooo:rsid="00fe930d" officeooo:paragraph-rsid="00fe930d" style:font-style-asian="normal" style:font-style-complex="normal"/>
    </style:style>
    <style:style style:name="P50" style:family="paragraph" style:parent-style-name="Standard">
      <style:text-properties style:use-window-font-color="true" loext:opacity="0%" fo:font-style="normal" officeooo:rsid="0138caab" officeooo:paragraph-rsid="0139e8ad" style:font-style-asian="normal" style:font-style-complex="normal"/>
    </style:style>
    <style:style style:name="P51" style:family="paragraph" style:parent-style-name="Standard">
      <style:text-properties style:use-window-font-color="true" loext:opacity="0%" fo:font-style="normal" officeooo:rsid="0139e8ad" officeooo:paragraph-rsid="0139e8ad" style:font-style-asian="normal" style:font-style-complex="normal"/>
    </style:style>
    <style:style style:name="P52" style:family="paragraph" style:parent-style-name="Standard">
      <style:text-properties style:use-window-font-color="true" loext:opacity="0%" fo:font-style="normal" officeooo:rsid="0065105f" officeooo:paragraph-rsid="0169b782" style:font-style-asian="normal" style:font-style-complex="normal"/>
    </style:style>
    <style:style style:name="P53" style:family="paragraph" style:parent-style-name="Standard">
      <style:text-properties style:use-window-font-color="true" loext:opacity="0%" fo:font-style="normal" officeooo:rsid="013bd058" officeooo:paragraph-rsid="013bd058" style:font-style-asian="normal" style:font-style-complex="normal"/>
    </style:style>
    <style:style style:name="P54" style:family="paragraph" style:parent-style-name="Standard">
      <style:text-properties style:use-window-font-color="true" loext:opacity="0%" fo:font-style="normal" officeooo:rsid="0170d5fd" officeooo:paragraph-rsid="0170d5fd" style:font-style-asian="normal" style:font-style-complex="normal"/>
    </style:style>
    <style:style style:name="P55" style:family="paragraph" style:parent-style-name="Standard">
      <style:text-properties style:use-window-font-color="true" loext:opacity="0%" fo:font-style="normal" officeooo:rsid="0176ff44" officeooo:paragraph-rsid="0176ff44" style:font-style-asian="normal" style:font-style-complex="normal"/>
    </style:style>
    <style:style style:name="P56" style:family="paragraph" style:parent-style-name="Standard">
      <style:text-properties style:use-window-font-color="true" loext:opacity="0%" fo:font-style="normal" officeooo:rsid="017b609e" officeooo:paragraph-rsid="017b609e" style:font-style-asian="normal" style:font-style-complex="normal"/>
    </style:style>
    <style:style style:name="P57" style:family="paragraph" style:parent-style-name="Standard">
      <style:text-properties style:use-window-font-color="true" loext:opacity="0%" fo:font-style="normal" officeooo:rsid="0180433f" officeooo:paragraph-rsid="0180433f" style:font-style-asian="normal" style:font-style-complex="normal"/>
    </style:style>
    <style:style style:name="P58" style:family="paragraph" style:parent-style-name="Text_20_body">
      <style:text-properties style:use-window-font-color="true" loext:opacity="0%" fo:font-style="normal" officeooo:rsid="0180433f" officeooo:paragraph-rsid="0180433f" style:font-style-asian="normal" style:font-style-complex="normal"/>
    </style:style>
    <style:style style:name="P59" style:family="paragraph" style:parent-style-name="Standard">
      <style:text-properties style:use-window-font-color="true" loext:opacity="0%" fo:font-style="normal" officeooo:rsid="009deee3" officeooo:paragraph-rsid="009deee3" style:font-style-asian="normal" style:font-style-complex="normal"/>
    </style:style>
    <style:style style:name="P60" style:family="paragraph" style:parent-style-name="Standard">
      <style:text-properties style:use-window-font-color="true" loext:opacity="0%" fo:font-style="normal" officeooo:rsid="018b3f77" officeooo:paragraph-rsid="018b3f77" style:font-style-asian="normal" style:font-style-complex="normal"/>
    </style:style>
    <style:style style:name="P61" style:family="paragraph" style:parent-style-name="Standard">
      <style:text-properties style:use-window-font-color="true" loext:opacity="0%" fo:font-style="normal" officeooo:rsid="018e5390" officeooo:paragraph-rsid="018e5390" style:font-style-asian="normal" style:font-style-complex="normal"/>
    </style:style>
    <style:style style:name="P62" style:family="paragraph" style:parent-style-name="Standard">
      <style:text-properties style:use-window-font-color="true" loext:opacity="0%" fo:font-style="normal" officeooo:rsid="01999fe1" officeooo:paragraph-rsid="01999fe1" style:font-style-asian="normal" style:font-style-complex="normal"/>
    </style:style>
    <style:style style:name="P63" style:family="paragraph" style:parent-style-name="Standard">
      <style:text-properties style:use-window-font-color="true" loext:opacity="0%" fo:font-style="normal" officeooo:rsid="019c7203" officeooo:paragraph-rsid="01e286e9" style:font-style-asian="normal" style:font-style-complex="normal"/>
    </style:style>
    <style:style style:name="P64" style:family="paragraph" style:parent-style-name="Standard">
      <style:text-properties style:use-window-font-color="true" loext:opacity="0%" fo:font-style="normal" officeooo:rsid="01a0f7eb" officeooo:paragraph-rsid="01e286e9" style:font-style-asian="normal" style:font-style-complex="normal"/>
    </style:style>
    <style:style style:name="P65" style:family="paragraph" style:parent-style-name="Table_20_Contents">
      <style:text-properties style:use-window-font-color="true" loext:opacity="0%" fo:font-style="normal" style:font-style-asian="normal" style:font-style-complex="normal"/>
    </style:style>
    <style:style style:name="P66" style:family="paragraph" style:parent-style-name="Table_20_Contents">
      <style:text-properties style:use-window-font-color="true" loext:opacity="0%" fo:font-style="normal" officeooo:paragraph-rsid="00490e88" style:font-style-asian="normal" style:font-style-complex="normal"/>
    </style:style>
    <style:style style:name="P67" style:family="paragraph" style:parent-style-name="Table_20_Contents">
      <style:text-properties style:use-window-font-color="true" loext:opacity="0%" fo:font-style="normal" officeooo:rsid="01d751a7" officeooo:paragraph-rsid="00490e88" style:font-style-asian="normal" style:font-style-complex="normal"/>
    </style:style>
    <style:style style:name="P68" style:family="paragraph" style:parent-style-name="Table_20_Contents">
      <style:text-properties style:use-window-font-color="true" loext:opacity="0%" fo:font-style="normal" officeooo:rsid="017db468" officeooo:paragraph-rsid="00490e88" style:font-style-asian="normal" style:font-style-complex="normal"/>
    </style:style>
    <style:style style:name="P69" style:family="paragraph" style:parent-style-name="Table_20_Contents">
      <style:text-properties style:use-window-font-color="true" loext:opacity="0%" fo:font-style="normal" officeooo:rsid="017db468" officeooo:paragraph-rsid="0172abda" style:font-style-asian="normal" style:font-style-complex="normal"/>
    </style:style>
    <style:style style:name="P70" style:family="paragraph" style:parent-style-name="Table_20_Contents">
      <style:text-properties style:use-window-font-color="true" loext:opacity="0%" fo:font-style="normal" officeooo:rsid="01d4bb5c" officeooo:paragraph-rsid="00490e88" style:font-style-asian="normal" style:font-style-complex="normal"/>
    </style:style>
    <style:style style:name="P71" style:family="paragraph" style:parent-style-name="Table_20_Contents">
      <style:text-properties style:use-window-font-color="true" loext:opacity="0%" fo:font-style="normal" officeooo:rsid="014a121b" officeooo:paragraph-rsid="014a121b" style:font-style-asian="normal" style:font-style-complex="normal"/>
    </style:style>
    <style:style style:name="P72" style:family="paragraph" style:parent-style-name="Table_20_Contents">
      <style:text-properties style:use-window-font-color="true" loext:opacity="0%" fo:font-style="normal" officeooo:rsid="017447c7" officeooo:paragraph-rsid="00490e88" style:font-style-asian="normal" style:font-style-complex="normal"/>
    </style:style>
    <style:style style:name="P73" style:family="paragraph" style:parent-style-name="Table_20_Contents">
      <style:text-properties style:use-window-font-color="true" loext:opacity="0%" fo:font-style="normal" officeooo:rsid="01731d1e" officeooo:paragraph-rsid="00490e88" style:font-style-asian="normal" style:font-style-complex="normal"/>
    </style:style>
    <style:style style:name="P74" style:family="paragraph" style:parent-style-name="Table_20_Contents">
      <style:text-properties style:use-window-font-color="true" loext:opacity="0%" fo:font-style="normal" officeooo:rsid="01b61d67" officeooo:paragraph-rsid="00490e88" style:font-style-asian="normal" style:font-style-complex="normal"/>
    </style:style>
    <style:style style:name="P75" style:family="paragraph" style:parent-style-name="Table_20_Contents">
      <style:text-properties style:use-window-font-color="true" loext:opacity="0%" fo:font-style="normal" officeooo:rsid="03f15d58" officeooo:paragraph-rsid="00490e88" style:font-style-asian="normal" style:font-style-complex="normal"/>
    </style:style>
    <style:style style:name="P76" style:family="paragraph" style:parent-style-name="Table_20_Contents">
      <style:text-properties style:use-window-font-color="true" loext:opacity="0%" fo:font-style="normal" officeooo:rsid="03e5580a" officeooo:paragraph-rsid="00490e88" style:font-style-asian="normal" style:font-style-complex="normal"/>
    </style:style>
    <style:style style:name="P77" style:family="paragraph" style:parent-style-name="Table_20_Contents">
      <style:text-properties style:use-window-font-color="true" loext:opacity="0%" fo:font-style="normal" officeooo:rsid="017ada5f" officeooo:paragraph-rsid="00490e88" style:font-style-asian="normal" style:font-style-complex="normal"/>
    </style:style>
    <style:style style:name="P78" style:family="paragraph" style:parent-style-name="Table_20_Contents">
      <style:text-properties style:use-window-font-color="true" loext:opacity="0%" fo:font-style="normal" officeooo:rsid="017ada5f" officeooo:paragraph-rsid="017ada5f" style:font-style-asian="normal" style:font-style-complex="normal"/>
    </style:style>
    <style:style style:name="P79" style:family="paragraph" style:parent-style-name="Table_20_Contents">
      <style:text-properties style:use-window-font-color="true" loext:opacity="0%" fo:font-style="normal" officeooo:rsid="017ada5f" officeooo:paragraph-rsid="05181f73" style:font-style-asian="normal" style:font-style-complex="normal"/>
    </style:style>
    <style:style style:name="P80" style:family="paragraph" style:parent-style-name="Table_20_Contents">
      <style:text-properties style:use-window-font-color="true" loext:opacity="0%" fo:font-style="normal" officeooo:rsid="017b9e9f" officeooo:paragraph-rsid="017b9e9f" style:font-style-asian="normal" style:font-style-complex="normal"/>
    </style:style>
    <style:style style:name="P81" style:family="paragraph" style:parent-style-name="Table_20_Contents">
      <style:paragraph-properties>
        <style:tab-stops>
          <style:tab-stop style:position="1.9898in"/>
        </style:tab-stops>
      </style:paragraph-properties>
      <style:text-properties style:use-window-font-color="true" loext:opacity="0%" fo:font-style="normal" officeooo:rsid="050335ad" officeooo:paragraph-rsid="0169aa85" style:font-style-asian="normal" style:font-style-complex="normal"/>
    </style:style>
    <style:style style:name="P82" style:family="paragraph" style:parent-style-name="Table_20_Contents">
      <style:paragraph-properties>
        <style:tab-stops>
          <style:tab-stop style:position="1.9898in"/>
        </style:tab-stops>
      </style:paragraph-properties>
      <style:text-properties style:use-window-font-color="true" loext:opacity="0%" fo:font-style="normal" officeooo:rsid="05096c0f" officeooo:paragraph-rsid="0169aa85" style:font-style-asian="normal" style:font-style-complex="normal"/>
    </style:style>
    <style:style style:name="P83" style:family="paragraph" style:parent-style-name="Table_20_Contents">
      <style:paragraph-properties>
        <style:tab-stops>
          <style:tab-stop style:position="1.9898in"/>
        </style:tab-stops>
      </style:paragraph-properties>
      <style:text-properties style:use-window-font-color="true" loext:opacity="0%" fo:font-style="normal" officeooo:paragraph-rsid="0169aa85" style:font-style-asian="normal" style:font-style-complex="normal"/>
    </style:style>
    <style:style style:name="P84" style:family="paragraph" style:parent-style-name="Table_20_Contents">
      <style:paragraph-properties>
        <style:tab-stops>
          <style:tab-stop style:position="1.9898in"/>
        </style:tab-stops>
      </style:paragraph-properties>
      <style:text-properties style:use-window-font-color="true" loext:opacity="0%" fo:font-style="normal" officeooo:rsid="050424ec" officeooo:paragraph-rsid="0169aa85" style:font-style-asian="normal" style:font-style-complex="normal"/>
    </style:style>
    <style:style style:name="P85" style:family="paragraph" style:parent-style-name="Table_20_Contents">
      <style:paragraph-properties>
        <style:tab-stops>
          <style:tab-stop style:position="1.9898in"/>
        </style:tab-stops>
      </style:paragraph-properties>
      <style:text-properties style:use-window-font-color="true" loext:opacity="0%" fo:font-style="normal" officeooo:rsid="050cd2e6" officeooo:paragraph-rsid="0169aa85" style:font-style-asian="normal" style:font-style-complex="normal"/>
    </style:style>
    <style:style style:name="P86" style:family="paragraph" style:parent-style-name="Table_20_Contents">
      <style:paragraph-properties>
        <style:tab-stops>
          <style:tab-stop style:position="1.9898in"/>
        </style:tab-stops>
      </style:paragraph-properties>
      <style:text-properties style:use-window-font-color="true" loext:opacity="0%" fo:font-style="normal" officeooo:rsid="0507470b" officeooo:paragraph-rsid="0169aa85" style:font-style-asian="normal" style:font-style-complex="normal"/>
    </style:style>
    <style:style style:name="P87" style:family="paragraph" style:parent-style-name="Table_20_Contents">
      <style:paragraph-properties>
        <style:tab-stops>
          <style:tab-stop style:position="1.9898in"/>
        </style:tab-stops>
      </style:paragraph-properties>
      <style:text-properties style:use-window-font-color="true" loext:opacity="0%" fo:font-style="normal" officeooo:rsid="050f66af" officeooo:paragraph-rsid="0169aa85" style:font-style-asian="normal" style:font-style-complex="normal"/>
    </style:style>
    <style:style style:name="P88" style:family="paragraph" style:parent-style-name="Table_20_Contents">
      <style:paragraph-properties>
        <style:tab-stops>
          <style:tab-stop style:position="1.9898in"/>
        </style:tab-stops>
      </style:paragraph-properties>
      <style:text-properties style:use-window-font-color="true" loext:opacity="0%" fo:font-style="normal" officeooo:rsid="051195ce" officeooo:paragraph-rsid="0169aa85" style:font-style-asian="normal" style:font-style-complex="normal"/>
    </style:style>
    <style:style style:name="P89" style:family="paragraph" style:parent-style-name="Table_20_Contents">
      <style:paragraph-properties>
        <style:tab-stops>
          <style:tab-stop style:position="1.9898in"/>
        </style:tab-stops>
      </style:paragraph-properties>
      <style:text-properties style:use-window-font-color="true" loext:opacity="0%" fo:font-style="normal" officeooo:rsid="050cefc5" officeooo:paragraph-rsid="0169aa85" style:font-style-asian="normal" style:font-style-complex="normal"/>
    </style:style>
    <style:style style:name="P90" style:family="paragraph" style:parent-style-name="Table_20_Contents">
      <style:paragraph-properties>
        <style:tab-stops>
          <style:tab-stop style:position="1.9898in"/>
        </style:tab-stops>
      </style:paragraph-properties>
      <style:text-properties style:use-window-font-color="true" loext:opacity="0%" fo:font-style="normal" officeooo:rsid="05175971" officeooo:paragraph-rsid="0169aa85" style:font-style-asian="normal" style:font-style-complex="normal"/>
    </style:style>
    <style:style style:name="P91" style:family="paragraph" style:parent-style-name="Text_20_body">
      <style:text-properties style:use-window-font-color="true" loext:opacity="0%" fo:font-style="normal" officeooo:rsid="05175971" officeooo:paragraph-rsid="0180433f" style:font-style-asian="normal" style:font-style-complex="normal"/>
    </style:style>
    <style:style style:name="P92" style:family="paragraph" style:parent-style-name="Text_20_body">
      <style:paragraph-properties fo:break-before="page"/>
      <style:text-properties style:use-window-font-color="true" loext:opacity="0%" fo:font-style="normal" officeooo:rsid="05175971" officeooo:paragraph-rsid="0180433f" style:font-style-asian="normal" style:font-style-complex="normal"/>
    </style:style>
    <style:style style:name="P93" style:family="paragraph" style:parent-style-name="Table_20_Contents">
      <style:paragraph-properties>
        <style:tab-stops>
          <style:tab-stop style:position="1.9898in"/>
        </style:tab-stops>
      </style:paragraph-properties>
      <style:text-properties style:use-window-font-color="true" loext:opacity="0%" fo:font-style="normal" officeooo:rsid="050d9ba2" officeooo:paragraph-rsid="0169aa85" style:font-style-asian="normal" style:font-style-complex="normal"/>
    </style:style>
    <style:style style:name="P94" style:family="paragraph" style:parent-style-name="Table_20_Contents">
      <style:paragraph-properties>
        <style:tab-stops>
          <style:tab-stop style:position="1.9898in"/>
        </style:tab-stops>
      </style:paragraph-properties>
      <style:text-properties style:use-window-font-color="true" loext:opacity="0%" fo:font-style="normal" officeooo:rsid="051a824b" officeooo:paragraph-rsid="0169aa85" style:font-style-asian="normal" style:font-style-complex="normal"/>
    </style:style>
    <style:style style:name="P95" style:family="paragraph" style:parent-style-name="Table_20_Contents">
      <style:paragraph-properties>
        <style:tab-stops>
          <style:tab-stop style:position="1.9898in"/>
        </style:tab-stops>
      </style:paragraph-properties>
      <style:text-properties style:use-window-font-color="true" loext:opacity="0%" fo:font-style="normal" officeooo:rsid="0513b4bf" officeooo:paragraph-rsid="0169aa85" style:font-style-asian="normal" style:font-style-complex="normal"/>
    </style:style>
    <style:style style:name="P96" style:family="paragraph" style:parent-style-name="Table_20_Contents">
      <style:paragraph-properties>
        <style:tab-stops>
          <style:tab-stop style:position="1.9898in"/>
        </style:tab-stops>
      </style:paragraph-properties>
      <style:text-properties style:use-window-font-color="true" loext:opacity="0%" fo:font-style="normal" officeooo:rsid="051401c3" officeooo:paragraph-rsid="0169aa85" style:font-style-asian="normal" style:font-style-complex="normal"/>
    </style:style>
    <style:style style:name="P97" style:family="paragraph" style:parent-style-name="Table_20_Contents">
      <style:paragraph-properties>
        <style:tab-stops>
          <style:tab-stop style:position="1.9898in"/>
        </style:tab-stops>
      </style:paragraph-properties>
      <style:text-properties style:use-window-font-color="true" loext:opacity="0%" fo:font-style="normal" officeooo:rsid="0514b1e9" officeooo:paragraph-rsid="0169aa85" style:font-style-asian="normal" style:font-style-complex="normal"/>
    </style:style>
    <style:style style:name="P98" style:family="paragraph" style:parent-style-name="Table_20_Contents">
      <style:paragraph-properties>
        <style:tab-stops>
          <style:tab-stop style:position="1.9898in"/>
        </style:tab-stops>
      </style:paragraph-properties>
      <style:text-properties style:use-window-font-color="true" loext:opacity="0%" fo:font-style="normal" officeooo:rsid="0516343d" officeooo:paragraph-rsid="0169aa85" style:font-style-asian="normal" style:font-style-complex="normal"/>
    </style:style>
    <style:style style:name="P99" style:family="paragraph" style:parent-style-name="Table_20_Contents">
      <style:paragraph-properties>
        <style:tab-stops>
          <style:tab-stop style:position="1.9898in"/>
        </style:tab-stops>
      </style:paragraph-properties>
      <style:text-properties style:use-window-font-color="true" loext:opacity="0%" fo:font-style="normal" officeooo:rsid="0515b41d" officeooo:paragraph-rsid="0169aa85" style:font-style-asian="normal" style:font-style-complex="normal"/>
    </style:style>
    <style:style style:name="P100" style:family="paragraph" style:parent-style-name="Table_20_Contents">
      <style:text-properties style:use-window-font-color="true" loext:opacity="0%" fo:font-style="normal" officeooo:rsid="042201e5" officeooo:paragraph-rsid="0172abda" style:font-style-asian="normal" style:font-style-complex="normal"/>
    </style:style>
    <style:style style:name="P101" style:family="paragraph" style:parent-style-name="Table_20_Contents">
      <style:text-properties style:use-window-font-color="true" loext:opacity="0%" fo:font-style="normal" officeooo:rsid="046a0b17" officeooo:paragraph-rsid="01cc6089" style:font-style-asian="normal" style:font-style-complex="normal"/>
    </style:style>
    <style:style style:name="P102" style:family="paragraph" style:parent-style-name="Table_20_Contents">
      <style:text-properties style:use-window-font-color="true" loext:opacity="0%" fo:font-style="normal" officeooo:rsid="046a0b17" officeooo:paragraph-rsid="0172abda" style:font-style-asian="normal" style:font-style-complex="normal"/>
    </style:style>
    <style:style style:name="P103" style:family="paragraph" style:parent-style-name="Table_20_Contents">
      <style:text-properties style:use-window-font-color="true" loext:opacity="0%" fo:font-style="normal" officeooo:rsid="046a0b17" officeooo:paragraph-rsid="01d79577" style:font-style-asian="normal" style:font-style-complex="normal"/>
    </style:style>
    <style:style style:name="P104" style:family="paragraph" style:parent-style-name="Table_20_Contents">
      <style:text-properties style:use-window-font-color="true" loext:opacity="0%" fo:font-style="normal" officeooo:rsid="01856be0" officeooo:paragraph-rsid="0172abda" style:font-style-asian="normal" style:font-style-complex="normal"/>
    </style:style>
    <style:style style:name="P105" style:family="paragraph" style:parent-style-name="Table_20_Contents">
      <style:text-properties style:use-window-font-color="true" loext:opacity="0%" fo:font-style="normal" officeooo:rsid="01b17922" officeooo:paragraph-rsid="0172abda" style:font-style-asian="normal" style:font-style-complex="normal"/>
    </style:style>
    <style:style style:name="P106" style:family="paragraph" style:parent-style-name="Table_20_Contents">
      <style:text-properties style:use-window-font-color="true" loext:opacity="0%" fo:font-style="normal" officeooo:rsid="01d3bbed" officeooo:paragraph-rsid="01d618e4" style:font-style-asian="normal" style:font-style-complex="normal"/>
    </style:style>
    <style:style style:name="P107" style:family="paragraph" style:parent-style-name="Table_20_Contents">
      <style:text-properties style:use-window-font-color="true" loext:opacity="0%" fo:font-style="normal" officeooo:rsid="01c299bf" officeooo:paragraph-rsid="0172abda" style:font-style-asian="normal" style:font-style-complex="normal"/>
    </style:style>
    <style:style style:name="P108" style:family="paragraph" style:parent-style-name="Table_20_Contents">
      <style:text-properties style:use-window-font-color="true" loext:opacity="0%" fo:font-style="normal" officeooo:rsid="01c41649" officeooo:paragraph-rsid="0172abda" style:font-style-asian="normal" style:font-style-complex="normal"/>
    </style:style>
    <style:style style:name="P109" style:family="paragraph" style:parent-style-name="Table_20_Contents">
      <style:text-properties style:use-window-font-color="true" loext:opacity="0%" fo:font-style="normal" officeooo:rsid="019a3f41" officeooo:paragraph-rsid="0172abda" style:font-style-asian="normal" style:font-style-complex="normal"/>
    </style:style>
    <style:style style:name="P110" style:family="paragraph" style:parent-style-name="Table_20_Contents">
      <style:text-properties style:use-window-font-color="true" loext:opacity="0%" fo:font-style="normal" officeooo:rsid="04820654" officeooo:paragraph-rsid="0172abda" style:font-style-asian="normal" style:font-style-complex="normal"/>
    </style:style>
    <style:style style:name="P111" style:family="paragraph" style:parent-style-name="Table_20_Contents">
      <style:text-properties style:use-window-font-color="true" loext:opacity="0%" fo:font-style="normal" officeooo:rsid="017f217a" officeooo:paragraph-rsid="0172abda" style:font-style-asian="normal" style:font-style-complex="normal"/>
    </style:style>
    <style:style style:name="P112" style:family="paragraph" style:parent-style-name="Table_20_Contents">
      <style:text-properties style:use-window-font-color="true" loext:opacity="0%" fo:font-style="normal" officeooo:rsid="04608375" officeooo:paragraph-rsid="0172abda" style:font-style-asian="normal" style:font-style-complex="normal"/>
    </style:style>
    <style:style style:name="P113" style:family="paragraph" style:parent-style-name="Table_20_Contents">
      <style:text-properties style:use-window-font-color="true" loext:opacity="0%" fo:font-style="normal" officeooo:rsid="01807214" officeooo:paragraph-rsid="0172abda" style:font-style-asian="normal" style:font-style-complex="normal"/>
    </style:style>
    <style:style style:name="P114" style:family="paragraph" style:parent-style-name="Table_20_Contents">
      <style:text-properties style:use-window-font-color="true" loext:opacity="0%" fo:font-style="normal" officeooo:rsid="018166cd" officeooo:paragraph-rsid="0172abda" style:font-style-asian="normal" style:font-style-complex="normal"/>
    </style:style>
    <style:style style:name="P115" style:family="paragraph" style:parent-style-name="Table_20_Contents">
      <style:text-properties style:use-window-font-color="true" loext:opacity="0%" fo:font-style="normal" officeooo:rsid="018c81fc" officeooo:paragraph-rsid="0172abda" style:font-style-asian="normal" style:font-style-complex="normal"/>
    </style:style>
    <style:style style:name="P116" style:family="paragraph" style:parent-style-name="Table_20_Contents">
      <style:text-properties style:use-window-font-color="true" loext:opacity="0%" fo:font-style="normal" officeooo:rsid="04676906" officeooo:paragraph-rsid="0172abda" style:font-style-asian="normal" style:font-style-complex="normal"/>
    </style:style>
    <style:style style:name="P117" style:family="paragraph" style:parent-style-name="Table_20_Contents">
      <style:text-properties style:use-window-font-color="true" loext:opacity="0%" fo:font-style="normal" officeooo:rsid="01974366" officeooo:paragraph-rsid="0172abda" style:font-style-asian="normal" style:font-style-complex="normal"/>
    </style:style>
    <style:style style:name="P118" style:family="paragraph" style:parent-style-name="Table_20_Contents">
      <style:text-properties style:use-window-font-color="true" loext:opacity="0%" fo:font-style="normal" officeooo:rsid="019912e4" officeooo:paragraph-rsid="0172abda" style:font-style-asian="normal" style:font-style-complex="normal"/>
    </style:style>
    <style:style style:name="P119" style:family="paragraph" style:parent-style-name="Table_20_Contents">
      <style:text-properties style:use-window-font-color="true" loext:opacity="0%" fo:font-style="normal" officeooo:rsid="01dc57aa" officeooo:paragraph-rsid="0172abda" style:font-style-asian="normal" style:font-style-complex="normal"/>
    </style:style>
    <style:style style:name="P120" style:family="paragraph" style:parent-style-name="Table_20_Contents">
      <style:text-properties style:use-window-font-color="true" loext:opacity="0%" fo:font-style="normal" officeooo:rsid="04730de6" officeooo:paragraph-rsid="0172abda" style:font-style-asian="normal" style:font-style-complex="normal"/>
    </style:style>
    <style:style style:name="P121" style:family="paragraph" style:parent-style-name="Table_20_Contents">
      <style:text-properties style:use-window-font-color="true" loext:opacity="0%" fo:font-style="normal" officeooo:rsid="0474a94c" officeooo:paragraph-rsid="0172abda" style:font-style-asian="normal" style:font-style-complex="normal"/>
    </style:style>
    <style:style style:name="P122" style:family="paragraph" style:parent-style-name="Table_20_Contents">
      <style:text-properties style:use-window-font-color="true" loext:opacity="0%" fo:font-style="normal" officeooo:rsid="01bd52d1" officeooo:paragraph-rsid="0172abda" style:font-style-asian="normal" style:font-style-complex="normal"/>
    </style:style>
    <style:style style:name="P123" style:family="paragraph" style:parent-style-name="Table_20_Contents">
      <style:text-properties style:use-window-font-color="true" loext:opacity="0%" fo:font-style="normal" officeooo:rsid="01de35c5" officeooo:paragraph-rsid="0172abda" style:font-style-asian="normal" style:font-style-complex="normal"/>
    </style:style>
    <style:style style:name="P124" style:family="paragraph" style:parent-style-name="Table_20_Contents">
      <style:text-properties style:use-window-font-color="true" loext:opacity="0%" fo:font-style="normal" officeooo:rsid="0185e272" officeooo:paragraph-rsid="0172abda" style:font-style-asian="normal" style:font-style-complex="normal"/>
    </style:style>
    <style:style style:name="P125" style:family="paragraph" style:parent-style-name="Table_20_Contents">
      <style:text-properties style:use-window-font-color="true" loext:opacity="0%" fo:font-style="normal" officeooo:rsid="01871ca7" officeooo:paragraph-rsid="0172abda" style:font-style-asian="normal" style:font-style-complex="normal"/>
    </style:style>
    <style:style style:name="P126" style:family="paragraph" style:parent-style-name="Table_20_Contents">
      <style:text-properties style:use-window-font-color="true" loext:opacity="0%" fo:font-style="normal" officeooo:rsid="049ab5b2" officeooo:paragraph-rsid="0172abda" style:font-style-asian="normal" style:font-style-complex="normal"/>
    </style:style>
    <style:style style:name="P127" style:family="paragraph" style:parent-style-name="Table_20_Contents">
      <style:text-properties style:use-window-font-color="true" loext:opacity="0%" fo:font-style="normal" officeooo:rsid="01890824" officeooo:paragraph-rsid="0172abda" style:font-style-asian="normal" style:font-style-complex="normal"/>
    </style:style>
    <style:style style:name="P128" style:family="paragraph" style:parent-style-name="Table_20_Contents">
      <style:text-properties style:use-window-font-color="true" loext:opacity="0%" fo:font-style="normal" officeooo:rsid="01b7d20e" officeooo:paragraph-rsid="0172abda" style:font-style-asian="normal" style:font-style-complex="normal"/>
    </style:style>
    <style:style style:name="P129" style:family="paragraph" style:parent-style-name="Table_20_Contents">
      <style:text-properties style:use-window-font-color="true" loext:opacity="0%" fo:font-style="normal" officeooo:rsid="04603186" officeooo:paragraph-rsid="0172abda" style:font-style-asian="normal" style:font-style-complex="normal"/>
    </style:style>
    <style:style style:name="P130" style:family="paragraph" style:parent-style-name="Table_20_Contents">
      <style:text-properties style:use-window-font-color="true" loext:opacity="0%" fo:font-style="normal" officeooo:rsid="047d32cc" officeooo:paragraph-rsid="0172abda" style:font-style-asian="normal" style:font-style-complex="normal"/>
    </style:style>
    <style:style style:name="P131" style:family="paragraph" style:parent-style-name="Table_20_Contents">
      <style:text-properties style:use-window-font-color="true" loext:opacity="0%" fo:font-style="normal" officeooo:rsid="047f23ff" officeooo:paragraph-rsid="0172abda" style:font-style-asian="normal" style:font-style-complex="normal"/>
    </style:style>
    <style:style style:name="P132" style:family="paragraph" style:parent-style-name="Table_20_Contents">
      <style:text-properties style:use-window-font-color="true" loext:opacity="0%" fo:font-style="normal" officeooo:rsid="0391b8d6" officeooo:paragraph-rsid="0176c3cf" style:font-style-asian="normal" style:font-style-complex="normal"/>
    </style:style>
    <style:style style:name="P133" style:family="paragraph" style:parent-style-name="Table_20_Contents">
      <style:text-properties style:use-window-font-color="true" loext:opacity="0%" fo:font-style="normal" officeooo:rsid="0360b98f" officeooo:paragraph-rsid="0176c3cf" style:font-style-asian="normal" style:font-style-complex="normal"/>
    </style:style>
    <style:style style:name="P134" style:family="paragraph" style:parent-style-name="Table_20_Contents">
      <style:text-properties style:use-window-font-color="true" loext:opacity="0%" fo:font-style="normal" officeooo:rsid="0379bc42" officeooo:paragraph-rsid="0176c3cf" style:font-style-asian="normal" style:font-style-complex="normal"/>
    </style:style>
    <style:style style:name="P135" style:family="paragraph" style:parent-style-name="Table_20_Contents">
      <style:text-properties style:use-window-font-color="true" loext:opacity="0%" fo:font-style="normal" officeooo:rsid="03873844" officeooo:paragraph-rsid="0176c3cf" style:font-style-asian="normal" style:font-style-complex="normal"/>
    </style:style>
    <style:style style:name="P136" style:family="paragraph" style:parent-style-name="Table_20_Contents">
      <style:text-properties style:use-window-font-color="true" loext:opacity="0%" fo:font-style="normal" officeooo:rsid="037072ac" officeooo:paragraph-rsid="0176c3cf" style:font-style-asian="normal" style:font-style-complex="normal"/>
    </style:style>
    <style:style style:name="P137" style:family="paragraph" style:parent-style-name="Table_20_Contents">
      <style:text-properties style:use-window-font-color="true" loext:opacity="0%" fo:font-style="normal" officeooo:rsid="03873e7d" officeooo:paragraph-rsid="0176c3cf" style:font-style-asian="normal" style:font-style-complex="normal"/>
    </style:style>
    <style:style style:name="P138" style:family="paragraph" style:parent-style-name="Table_20_Contents">
      <style:text-properties style:use-window-font-color="true" loext:opacity="0%" fo:font-style="normal" officeooo:rsid="038a1a4a" officeooo:paragraph-rsid="0176c3cf" style:font-style-asian="normal" style:font-style-complex="normal"/>
    </style:style>
    <style:style style:name="P139" style:family="paragraph" style:parent-style-name="Table_20_Contents">
      <style:text-properties style:use-window-font-color="true" loext:opacity="0%" fo:font-style="normal" officeooo:rsid="038b9711" officeooo:paragraph-rsid="0176c3cf" style:font-style-asian="normal" style:font-style-complex="normal"/>
    </style:style>
    <style:style style:name="P140" style:family="paragraph" style:parent-style-name="Table_20_Contents">
      <style:text-properties style:use-window-font-color="true" loext:opacity="0%" fo:font-style="normal" officeooo:rsid="038c3c9b" officeooo:paragraph-rsid="0176c3cf" style:font-style-asian="normal" style:font-style-complex="normal"/>
    </style:style>
    <style:style style:name="P141" style:family="paragraph" style:parent-style-name="Table_20_Contents">
      <style:text-properties style:use-window-font-color="true" loext:opacity="0%" fo:font-style="normal" officeooo:rsid="038e3b99" officeooo:paragraph-rsid="0176c3cf" style:font-style-asian="normal" style:font-style-complex="normal"/>
    </style:style>
    <style:style style:name="P142" style:family="paragraph" style:parent-style-name="Table_20_Contents">
      <style:text-properties style:use-window-font-color="true" loext:opacity="0%" fo:font-style="normal" officeooo:rsid="03889991" officeooo:paragraph-rsid="0176c3cf" style:font-style-asian="normal" style:font-style-complex="normal"/>
    </style:style>
    <style:style style:name="P143" style:family="paragraph" style:parent-style-name="Table_20_Contents">
      <style:text-properties style:use-window-font-color="true" loext:opacity="0%" fo:font-style="normal" officeooo:rsid="0390240d" officeooo:paragraph-rsid="0176c3cf" style:font-style-asian="normal" style:font-style-complex="normal"/>
    </style:style>
    <style:style style:name="P144" style:family="paragraph" style:parent-style-name="Table_20_Contents">
      <style:text-properties style:use-window-font-color="true" loext:opacity="0%" fo:font-style="normal" officeooo:rsid="03895762" officeooo:paragraph-rsid="0176c3cf" style:font-style-asian="normal" style:font-style-complex="normal"/>
    </style:style>
    <style:style style:name="P145" style:family="paragraph" style:parent-style-name="Table_20_Contents">
      <style:paragraph-properties>
        <style:tab-stops>
          <style:tab-stop style:position="1.9898in"/>
        </style:tab-stops>
      </style:paragraph-properties>
      <style:text-properties style:use-window-font-color="true" loext:opacity="0%" fo:font-style="normal" officeooo:rsid="051ea310" officeooo:paragraph-rsid="01894341" style:font-style-asian="normal" style:font-style-complex="normal"/>
    </style:style>
    <style:style style:name="P146" style:family="paragraph" style:parent-style-name="Table_20_Contents">
      <style:paragraph-properties>
        <style:tab-stops>
          <style:tab-stop style:position="1.9898in"/>
        </style:tab-stops>
      </style:paragraph-properties>
      <style:text-properties style:use-window-font-color="true" loext:opacity="0%" fo:font-style="normal" officeooo:rsid="051ffd26" officeooo:paragraph-rsid="01894341" style:font-style-asian="normal" style:font-style-complex="normal"/>
    </style:style>
    <style:style style:name="P147" style:family="paragraph" style:parent-style-name="Table_20_Contents">
      <style:text-properties style:use-window-font-color="true" loext:opacity="0%" fo:font-style="normal" officeooo:rsid="00fadb8f" officeooo:paragraph-rsid="00fadb8f" style:font-style-asian="normal" style:font-style-complex="normal"/>
    </style:style>
    <style:style style:name="P148" style:family="paragraph" style:parent-style-name="Table_20_Contents">
      <style:text-properties style:use-window-font-color="true" loext:opacity="0%" fo:font-style="normal" officeooo:rsid="010083c8" officeooo:paragraph-rsid="010083c8" style:font-style-asian="normal" style:font-style-complex="normal"/>
    </style:style>
    <style:style style:name="P149" style:family="paragraph" style:parent-style-name="Table_20_Contents">
      <style:text-properties style:use-window-font-color="true" loext:opacity="0%" fo:font-style="normal" officeooo:rsid="010c1fc3" officeooo:paragraph-rsid="010c1fc3" style:font-style-asian="normal" style:font-style-complex="normal"/>
    </style:style>
    <style:style style:name="P150" style:family="paragraph" style:parent-style-name="Table_20_Contents">
      <style:text-properties style:use-window-font-color="true" loext:opacity="0%" fo:font-style="normal" officeooo:rsid="010c3512" officeooo:paragraph-rsid="010c3512" style:font-style-asian="normal" style:font-style-complex="normal"/>
    </style:style>
    <style:style style:name="P151" style:family="paragraph" style:parent-style-name="Table_20_Contents">
      <style:text-properties style:use-window-font-color="true" loext:opacity="0%" fo:font-style="normal" officeooo:rsid="010f6163" officeooo:paragraph-rsid="010f6163" style:font-style-asian="normal" style:font-style-complex="normal"/>
    </style:style>
    <style:style style:name="P152" style:family="paragraph" style:parent-style-name="Table_20_Contents">
      <style:text-properties style:use-window-font-color="true" loext:opacity="0%" fo:font-style="normal" officeooo:rsid="04a26840" officeooo:paragraph-rsid="01c13851" style:font-style-asian="normal" style:font-style-complex="normal"/>
    </style:style>
    <style:style style:name="P153" style:family="paragraph" style:parent-style-name="Standard">
      <style:text-properties style:use-window-font-color="true" loext:opacity="0%" fo:font-style="normal" officeooo:rsid="01c02f05" officeooo:paragraph-rsid="00309078" style:font-style-asian="normal" style:font-style-complex="normal"/>
    </style:style>
    <style:style style:name="P154" style:family="paragraph" style:parent-style-name="Table_20_Contents">
      <style:text-properties style:use-window-font-color="true" loext:opacity="0%" fo:font-style="normal" officeooo:rsid="05811b47" officeooo:paragraph-rsid="01cc6089" style:font-style-asian="normal" style:font-style-complex="normal"/>
    </style:style>
    <style:style style:name="P155" style:family="paragraph" style:parent-style-name="Table_20_Contents">
      <style:text-properties style:use-window-font-color="true" loext:opacity="0%" fo:font-style="normal" officeooo:rsid="05888a9e" officeooo:paragraph-rsid="01cc6089" style:font-style-asian="normal" style:font-style-complex="normal"/>
    </style:style>
    <style:style style:name="P156" style:family="paragraph" style:parent-style-name="Standard">
      <style:text-properties style:use-window-font-color="true" loext:opacity="0%" fo:font-style="normal" officeooo:rsid="00b0e1b1" officeooo:paragraph-rsid="00b0e1b1" style:font-style-asian="normal" style:font-style-complex="normal"/>
    </style:style>
    <style:style style:name="P157" style:family="paragraph" style:parent-style-name="Standard">
      <style:text-properties style:use-window-font-color="true" loext:opacity="0%" fo:font-style="normal" officeooo:rsid="01d33836" officeooo:paragraph-rsid="01d33836" style:font-style-asian="normal" style:font-style-complex="normal"/>
    </style:style>
    <style:style style:name="P158" style:family="paragraph" style:parent-style-name="Standard">
      <style:text-properties style:use-window-font-color="true" loext:opacity="0%" fo:font-style="normal" officeooo:rsid="0146da53" officeooo:paragraph-rsid="01460cbe" style:font-style-asian="normal" style:font-style-complex="normal"/>
    </style:style>
    <style:style style:name="P159" style:family="paragraph" style:parent-style-name="Table_20_Contents">
      <style:text-properties style:use-window-font-color="true" loext:opacity="0%" fo:font-style="normal" officeooo:rsid="0172abda" officeooo:paragraph-rsid="01d618e4" style:font-style-asian="normal" style:font-style-complex="normal"/>
    </style:style>
    <style:style style:name="P160" style:family="paragraph" style:parent-style-name="Table_20_Contents">
      <style:text-properties style:use-window-font-color="true" loext:opacity="0%" fo:font-style="normal" officeooo:rsid="058be5e5" officeooo:paragraph-rsid="01d618e4" style:font-style-asian="normal" style:font-style-complex="normal"/>
    </style:style>
    <style:style style:name="P161" style:family="paragraph" style:parent-style-name="Table_20_Contents">
      <style:text-properties style:use-window-font-color="true" loext:opacity="0%" fo:font-style="normal" officeooo:rsid="01d14ab6" officeooo:paragraph-rsid="01d618e4" style:font-style-asian="normal" style:font-style-complex="normal"/>
    </style:style>
    <style:style style:name="P162" style:family="paragraph" style:parent-style-name="Standard">
      <style:text-properties style:use-window-font-color="true" loext:opacity="0%" fo:font-style="normal" officeooo:rsid="05c18ba4" officeooo:paragraph-rsid="01e286e9" style:font-style-asian="normal" style:font-style-complex="normal"/>
    </style:style>
    <style:style style:name="P163" style:family="paragraph" style:parent-style-name="Standard">
      <style:text-properties style:use-window-font-color="true" loext:opacity="0%" fo:font-style="normal" fo:font-weight="normal" officeooo:rsid="0180d3ba" officeooo:paragraph-rsid="00490e88" style:font-style-asian="normal" style:font-weight-asian="normal" style:font-style-complex="normal" style:font-weight-complex="normal"/>
    </style:style>
    <style:style style:name="P164" style:family="paragraph" style:parent-style-name="Standard">
      <style:text-properties style:use-window-font-color="true" loext:opacity="0%" fo:font-style="normal" fo:font-weight="normal" officeooo:rsid="042a719f" officeooo:paragraph-rsid="0169b782" style:font-style-asian="normal" style:font-weight-asian="normal" style:font-style-complex="normal" style:font-weight-complex="normal"/>
    </style:style>
    <style:style style:name="P165" style:family="paragraph" style:parent-style-name="Standard">
      <style:text-properties style:use-window-font-color="true" loext:opacity="0%" fo:font-style="normal" fo:font-weight="normal" officeooo:rsid="042a9f6f" officeooo:paragraph-rsid="0169b782" style:font-style-asian="normal" style:font-weight-asian="normal" style:font-style-complex="normal" style:font-weight-complex="normal"/>
    </style:style>
    <style:style style:name="P166" style:family="paragraph" style:parent-style-name="Standard">
      <style:text-properties style:use-window-font-color="true" loext:opacity="0%" fo:font-style="normal" fo:font-weight="normal" officeooo:rsid="0274ed0b" officeooo:paragraph-rsid="01ae0305" style:font-style-asian="normal" style:font-weight-asian="normal" style:font-style-complex="normal" style:font-weight-complex="normal"/>
    </style:style>
    <style:style style:name="P167" style:family="paragraph" style:parent-style-name="Table_20_Contents">
      <style:text-properties style:use-window-font-color="true" loext:opacity="0%" fo:font-style="normal" fo:font-weight="normal" officeooo:rsid="010c1fc3" officeooo:paragraph-rsid="010c1fc3" style:font-style-asian="normal" style:font-weight-asian="normal" style:font-style-complex="normal" style:font-weight-complex="normal"/>
    </style:style>
    <style:style style:name="P168" style:family="paragraph" style:parent-style-name="Standard">
      <style:text-properties style:use-window-font-color="true" loext:opacity="0%" fo:font-style="normal" style:text-underline-style="solid" style:text-underline-width="auto" style:text-underline-color="font-color" officeooo:rsid="005e048a" officeooo:paragraph-rsid="00f8490c" style:font-style-asian="normal" style:font-style-complex="normal"/>
    </style:style>
    <style:style style:name="P169" style:family="paragraph" style:parent-style-name="Standard">
      <style:text-properties style:use-window-font-color="true" loext:opacity="0%" fo:font-style="normal" style:text-underline-style="solid" style:text-underline-width="auto" style:text-underline-color="font-color" officeooo:rsid="0047815d" officeooo:paragraph-rsid="0047815d" style:font-style-asian="normal" style:font-style-complex="normal"/>
    </style:style>
    <style:style style:name="P170" style:family="paragraph" style:parent-style-name="Standard">
      <style:text-properties style:use-window-font-color="true" loext:opacity="0%" fo:font-style="normal" style:text-underline-style="none" officeooo:rsid="0137b6ea" officeooo:paragraph-rsid="0137b6ea" style:font-style-asian="normal" style:font-style-complex="normal"/>
    </style:style>
    <style:style style:name="P171" style:family="paragraph" style:parent-style-name="Table_20_Contents">
      <style:text-properties style:use-window-font-color="true" loext:opacity="0%" fo:font-style="normal" fo:font-weight="bold" style:font-style-asian="normal" style:font-weight-asian="bold" style:font-style-complex="normal" style:font-weight-complex="bold"/>
    </style:style>
    <style:style style:name="P172" style:family="paragraph" style:parent-style-name="Standard">
      <style:text-properties style:use-window-font-color="true" loext:opacity="0%" officeooo:rsid="001a9408" officeooo:paragraph-rsid="001a9408"/>
    </style:style>
    <style:style style:name="P173" style:family="paragraph" style:parent-style-name="Standard">
      <style:text-properties style:use-window-font-color="true" loext:opacity="0%" officeooo:rsid="00029ac0" officeooo:paragraph-rsid="00029ac0"/>
    </style:style>
    <style:style style:name="P174" style:family="paragraph" style:parent-style-name="Standard">
      <style:text-properties style:use-window-font-color="true" loext:opacity="0%" officeooo:rsid="002db899" officeooo:paragraph-rsid="002db899"/>
    </style:style>
    <style:style style:name="P175" style:family="paragraph" style:parent-style-name="Standard">
      <style:text-properties style:use-window-font-color="true" loext:opacity="0%" officeooo:rsid="002efea2" officeooo:paragraph-rsid="002efea2"/>
    </style:style>
    <style:style style:name="P176" style:family="paragraph" style:parent-style-name="Standard">
      <style:text-properties style:use-window-font-color="true" loext:opacity="0%" officeooo:rsid="00309078" officeooo:paragraph-rsid="00309078"/>
    </style:style>
    <style:style style:name="P177" style:family="paragraph" style:parent-style-name="Standard">
      <style:text-properties style:use-window-font-color="true" loext:opacity="0%" officeooo:rsid="0034d9ab" officeooo:paragraph-rsid="0034d9ab"/>
    </style:style>
    <style:style style:name="P178" style:family="paragraph" style:parent-style-name="Standard">
      <style:text-properties style:use-window-font-color="true" loext:opacity="0%" fo:font-style="italic" officeooo:rsid="0059b681" officeooo:paragraph-rsid="00d31f02" style:font-style-asian="italic" style:font-style-complex="italic"/>
    </style:style>
    <style:style style:name="P179" style:family="paragraph" style:parent-style-name="Standard">
      <style:text-properties style:use-window-font-color="true" loext:opacity="0%" fo:font-size="6pt" fo:font-style="normal" officeooo:rsid="0059b681" officeooo:paragraph-rsid="00c2eb21" style:font-size-asian="5.25pt" style:font-style-asian="normal" style:font-size-complex="6pt" style:font-style-complex="normal"/>
    </style:style>
    <style:style style:name="P180" style:family="paragraph" style:parent-style-name="Standard">
      <style:text-properties style:use-window-font-color="true" loext:opacity="0%" fo:font-size="6pt" fo:font-style="normal" officeooo:rsid="0059b681" officeooo:paragraph-rsid="0059b681" style:font-size-asian="5.25pt" style:font-style-asian="normal" style:font-size-complex="6pt" style:font-style-complex="normal"/>
    </style:style>
    <style:style style:name="P181" style:family="paragraph" style:parent-style-name="Standard">
      <style:text-properties style:use-window-font-color="true" loext:opacity="0%" fo:font-size="6pt" fo:font-style="normal" officeooo:rsid="00b231db" officeooo:paragraph-rsid="00b231db" style:font-size-asian="5.25pt" style:font-style-asian="normal" style:font-size-complex="6pt" style:font-style-complex="normal"/>
    </style:style>
    <style:style style:name="P182" style:family="paragraph" style:parent-style-name="Standard">
      <style:text-properties style:use-window-font-color="true" loext:opacity="0%" fo:font-size="6pt" fo:font-style="normal" officeooo:rsid="008f3183" officeooo:paragraph-rsid="008f3183" style:font-size-asian="5.25pt" style:font-style-asian="normal" style:font-size-complex="6pt" style:font-style-complex="normal"/>
    </style:style>
    <style:style style:name="P183" style:family="paragraph" style:parent-style-name="Standard">
      <style:text-properties style:use-window-font-color="true" loext:opacity="0%" fo:font-size="6pt" fo:font-style="normal" officeooo:rsid="005619b9" officeooo:paragraph-rsid="005619b9" style:font-size-asian="5.25pt" style:font-style-asian="normal" style:font-size-complex="6pt" style:font-style-complex="normal"/>
    </style:style>
    <style:style style:name="P184" style:family="paragraph" style:parent-style-name="Standard">
      <style:text-properties style:use-window-font-color="true" loext:opacity="0%" fo:font-size="6pt" fo:font-style="normal" officeooo:rsid="00f7023a" officeooo:paragraph-rsid="00ef2d82" style:font-size-asian="5.25pt" style:font-style-asian="normal" style:font-size-complex="6pt" style:font-style-complex="normal"/>
    </style:style>
    <style:style style:name="P185" style:family="paragraph" style:parent-style-name="Standard">
      <style:text-properties style:use-window-font-color="true" loext:opacity="0%" fo:font-size="6pt" fo:font-style="normal" officeooo:rsid="00fe930d" officeooo:paragraph-rsid="00fe930d" style:font-size-asian="5.25pt" style:font-style-asian="normal" style:font-size-complex="6pt" style:font-style-complex="normal"/>
    </style:style>
    <style:style style:name="P186" style:family="paragraph" style:parent-style-name="Standard">
      <style:text-properties style:use-window-font-color="true" loext:opacity="0%" fo:font-size="6pt" fo:font-style="normal" officeooo:rsid="0138caab" officeooo:paragraph-rsid="0139e8ad" style:font-size-asian="5.25pt" style:font-style-asian="normal" style:font-size-complex="6pt" style:font-style-complex="normal"/>
    </style:style>
    <style:style style:name="P187" style:family="paragraph" style:parent-style-name="Standard">
      <style:text-properties style:use-window-font-color="true" loext:opacity="0%" fo:font-size="6pt" fo:font-style="normal" officeooo:rsid="0005915d" officeooo:paragraph-rsid="0005915d" style:font-size-asian="5.25pt" style:font-style-asian="normal" style:font-size-complex="6pt" style:font-style-complex="normal"/>
    </style:style>
    <style:style style:name="P188" style:family="paragraph" style:parent-style-name="Standard">
      <style:text-properties style:use-window-font-color="true" loext:opacity="0%" fo:font-size="6pt" fo:font-style="normal" officeooo:rsid="0065d3c8" officeooo:paragraph-rsid="0065d3c8" style:font-size-asian="5.25pt" style:font-style-asian="normal" style:font-size-complex="6pt" style:font-style-complex="normal"/>
    </style:style>
    <style:style style:name="P189" style:family="paragraph" style:parent-style-name="Standard">
      <style:text-properties style:use-window-font-color="true" loext:opacity="0%" fo:font-size="6pt" fo:font-style="normal" officeooo:rsid="00695dc2" officeooo:paragraph-rsid="00695dc2" style:font-size-asian="5.25pt" style:font-style-asian="normal" style:font-size-complex="6pt" style:font-style-complex="normal"/>
    </style:style>
    <style:style style:name="P190" style:family="paragraph" style:parent-style-name="Standard">
      <style:text-properties style:use-window-font-color="true" loext:opacity="0%" fo:font-size="6pt" fo:font-style="normal" officeooo:rsid="0073260f" officeooo:paragraph-rsid="0073260f" style:font-size-asian="5.25pt" style:font-style-asian="normal" style:font-size-complex="6pt" style:font-style-complex="normal"/>
    </style:style>
    <style:style style:name="P191" style:family="paragraph" style:parent-style-name="Standard">
      <style:text-properties style:use-window-font-color="true" loext:opacity="0%" fo:font-size="6pt" fo:font-style="normal" officeooo:rsid="007b0b8c" officeooo:paragraph-rsid="007b0b8c" style:font-size-asian="5.25pt" style:font-style-asian="normal" style:font-size-complex="6pt" style:font-style-complex="normal"/>
    </style:style>
    <style:style style:name="P192" style:family="paragraph" style:parent-style-name="Standard">
      <style:text-properties style:use-window-font-color="true" loext:opacity="0%" fo:font-size="6pt" fo:font-style="normal" officeooo:rsid="007e3d2b" officeooo:paragraph-rsid="00829bbf" style:font-size-asian="5.25pt" style:font-style-asian="normal" style:font-size-complex="6pt" style:font-style-complex="normal"/>
    </style:style>
    <style:style style:name="P193" style:family="paragraph" style:parent-style-name="Standard">
      <style:text-properties style:use-window-font-color="true" loext:opacity="0%" fo:font-size="6pt" fo:font-style="normal" officeooo:rsid="0047815d" officeooo:paragraph-rsid="004bf34b" style:font-size-asian="5.25pt" style:font-style-asian="normal" style:font-size-complex="6pt" style:font-style-complex="normal"/>
    </style:style>
    <style:style style:name="P194" style:family="paragraph" style:parent-style-name="Standard">
      <style:text-properties style:use-window-font-color="true" loext:opacity="0%" fo:font-size="6pt" fo:font-style="normal" officeooo:rsid="0028bcd5" officeooo:paragraph-rsid="004bf34b" style:font-size-asian="5.25pt" style:font-style-asian="normal" style:font-size-complex="6pt" style:font-style-complex="normal"/>
    </style:style>
    <style:style style:name="P195" style:family="paragraph" style:parent-style-name="Standard">
      <style:text-properties style:use-window-font-color="true" loext:opacity="0%" fo:font-size="6pt" fo:font-style="normal" officeooo:rsid="00519c83" officeooo:paragraph-rsid="00519c83" style:font-size-asian="5.25pt" style:font-style-asian="normal" style:font-size-complex="6pt" style:font-style-complex="normal"/>
    </style:style>
    <style:style style:name="P196" style:family="paragraph" style:parent-style-name="Table_20_Contents">
      <style:text-properties style:use-window-font-color="true" loext:opacity="0%" fo:font-size="6pt" fo:font-style="normal" officeooo:rsid="01856be0" officeooo:paragraph-rsid="0172abda" style:font-size-asian="5.25pt" style:font-style-asian="normal" style:font-size-complex="6pt" style:font-style-complex="normal"/>
    </style:style>
    <style:style style:name="P197" style:family="paragraph" style:parent-style-name="Table_20_Contents">
      <style:text-properties style:use-window-font-color="true" loext:opacity="0%" fo:font-size="6pt" fo:font-style="normal" officeooo:rsid="01b17922" officeooo:paragraph-rsid="0172abda" style:font-size-asian="5.25pt" style:font-style-asian="normal" style:font-size-complex="6pt" style:font-style-complex="normal"/>
    </style:style>
    <style:style style:name="P198" style:family="paragraph" style:parent-style-name="Table_20_Contents">
      <style:text-properties style:use-window-font-color="true" loext:opacity="0%" fo:font-size="6pt" fo:font-style="normal" officeooo:rsid="019a3f41" officeooo:paragraph-rsid="0172abda" style:font-size-asian="5.25pt" style:font-style-asian="normal" style:font-size-complex="6pt" style:font-style-complex="normal"/>
    </style:style>
    <style:style style:name="P199" style:family="paragraph" style:parent-style-name="Standard">
      <style:text-properties style:use-window-font-color="true" loext:opacity="0%" fo:font-size="6pt" fo:font-style="normal" style:text-underline-style="none" officeooo:rsid="0133963e" officeooo:paragraph-rsid="01330c59" style:font-size-asian="5.25pt" style:font-style-asian="normal" style:font-size-complex="6pt" style:font-style-complex="normal"/>
    </style:style>
    <style:style style:name="P200" style:family="paragraph" style:parent-style-name="Standard">
      <style:text-properties style:use-window-font-color="true" loext:opacity="0%" fo:font-size="6pt" fo:font-style="normal" style:text-underline-style="none" officeooo:rsid="0137b6ea" officeooo:paragraph-rsid="01350923" style:font-size-asian="5.25pt" style:font-style-asian="normal" style:font-size-complex="6pt" style:font-style-complex="normal"/>
    </style:style>
    <style:style style:name="P201" style:family="paragraph" style:parent-style-name="Standard">
      <style:text-properties style:use-window-font-color="true" loext:opacity="0%" fo:font-size="6pt" fo:font-style="normal" style:text-underline-style="none" officeooo:rsid="0137b6ea" officeooo:paragraph-rsid="0137b6ea" style:font-size-asian="5.25pt" style:font-style-asian="normal" style:font-size-complex="6pt" style:font-style-complex="normal"/>
    </style:style>
    <style:style style:name="P202" style:family="paragraph" style:parent-style-name="Standard">
      <style:text-properties style:use-window-font-color="true" loext:opacity="0%" fo:font-size="6pt" fo:font-style="normal" fo:font-weight="normal" officeooo:rsid="008645f3" officeooo:paragraph-rsid="008645f3" style:font-size-asian="5.25pt" style:font-style-asian="normal" style:font-weight-asian="normal" style:font-size-complex="6pt" style:font-style-complex="normal" style:font-weight-complex="normal"/>
    </style:style>
    <style:style style:name="P203" style:family="paragraph" style:parent-style-name="Text_20_body">
      <style:paragraph-properties>
        <style:tab-stops>
          <style:tab-stop style:position="1.9898in"/>
        </style:tab-stops>
      </style:paragraph-properties>
      <style:text-properties style:use-window-font-color="true" loext:opacity="0%" fo:font-size="6pt" fo:font-style="normal" fo:font-weight="normal" officeooo:rsid="0502656b" officeooo:paragraph-rsid="0169aa85" style:font-size-asian="6pt" style:font-style-asian="normal" style:font-weight-asian="normal" style:font-size-complex="6pt" style:font-style-complex="normal" style:font-weight-complex="normal"/>
    </style:style>
    <style:style style:name="P204" style:family="paragraph" style:parent-style-name="Text_20_body">
      <style:paragraph-properties fo:break-before="auto" fo:break-after="auto">
        <style:tab-stops>
          <style:tab-stop style:position="1.9898in"/>
        </style:tab-stops>
      </style:paragraph-properties>
      <style:text-properties style:use-window-font-color="true" loext:opacity="0%" fo:font-size="6pt" fo:font-style="normal" fo:font-weight="normal" officeooo:rsid="0502656b" officeooo:paragraph-rsid="0169aa85" style:font-size-asian="6pt" style:font-style-asian="normal" style:font-weight-asian="normal" style:font-size-complex="6pt" style:font-style-complex="normal" style:font-weight-complex="normal"/>
    </style:style>
    <style:style style:name="P205" style:family="paragraph" style:parent-style-name="Standard">
      <style:text-properties style:use-window-font-color="true" loext:opacity="0%" fo:font-size="6pt" fo:font-style="normal" officeooo:rsid="0017fadd" officeooo:paragraph-rsid="001592de" style:font-size-asian="6pt" style:font-style-asian="normal" style:font-size-complex="6pt" style:font-style-complex="normal"/>
    </style:style>
    <style:style style:name="P206" style:family="paragraph" style:parent-style-name="Table_20_Contents">
      <style:text-properties style:use-window-font-color="true" loext:opacity="0%" fo:font-size="6pt" fo:font-style="normal" officeooo:rsid="019a3f41" officeooo:paragraph-rsid="0172abda" style:font-size-asian="6pt" style:font-style-asian="normal" style:font-size-complex="6pt" style:font-style-complex="normal"/>
    </style:style>
    <style:style style:name="P207" style:family="paragraph" style:parent-style-name="Text_20_body">
      <style:paragraph-properties>
        <style:tab-stops>
          <style:tab-stop style:position="1.9898in"/>
        </style:tab-stops>
      </style:paragraph-properties>
      <style:text-properties style:use-window-font-color="true" loext:opacity="0%" fo:font-size="6pt" fo:font-style="normal" officeooo:rsid="0502656b" officeooo:paragraph-rsid="0169aa85" style:font-size-asian="6pt" style:font-style-asian="normal" style:font-size-complex="6pt" style:font-style-complex="normal"/>
    </style:style>
    <style:style style:name="P208" style:family="paragraph" style:parent-style-name="Standard">
      <style:text-properties style:use-window-font-color="true" loext:opacity="0%" fo:font-size="6pt" fo:font-style="normal" officeooo:rsid="0180433f" officeooo:paragraph-rsid="0180433f" style:font-size-asian="6pt" style:font-style-asian="normal" style:font-size-complex="6pt" style:font-style-complex="normal"/>
    </style:style>
    <style:style style:name="P209" style:family="paragraph" style:parent-style-name="Standard">
      <style:text-properties style:use-window-font-color="true" loext:opacity="0%" fo:font-size="6pt" fo:font-style="normal" officeooo:rsid="017b609e" officeooo:paragraph-rsid="017b609e" style:font-size-asian="6pt" style:font-style-asian="normal" style:font-size-complex="6pt" style:font-style-complex="normal"/>
    </style:style>
    <style:style style:name="P210" style:family="paragraph" style:parent-style-name="Standard">
      <style:text-properties style:use-window-font-color="true" loext:opacity="0%" fo:font-size="6pt" fo:font-style="normal" officeooo:rsid="008645f3" officeooo:paragraph-rsid="01dea6fb" style:font-size-asian="6pt" style:font-style-asian="normal" style:font-size-complex="6pt" style:font-style-complex="normal"/>
    </style:style>
    <style:style style:name="P211" style:family="paragraph" style:parent-style-name="Standard">
      <style:text-properties style:use-window-font-color="true" loext:opacity="0%" fo:font-size="6pt" fo:font-style="normal" officeooo:rsid="005619b9" officeooo:paragraph-rsid="005619b9" style:font-size-asian="6pt" style:font-style-asian="normal" style:font-size-complex="6pt" style:font-style-complex="normal"/>
    </style:style>
    <style:style style:name="P212" style:family="paragraph" style:parent-style-name="Standard">
      <style:text-properties style:use-window-font-color="true" loext:opacity="0%" fo:font-size="6pt" fo:font-style="normal" officeooo:rsid="019c7203" officeooo:paragraph-rsid="01e286e9" style:font-size-asian="6pt" style:font-style-asian="normal" style:font-size-complex="6pt" style:font-style-complex="normal"/>
    </style:style>
    <style:style style:name="P213" style:family="paragraph" style:parent-style-name="Standard">
      <style:text-properties style:use-window-font-color="true" loext:opacity="0%" fo:font-size="6pt" fo:font-style="italic" officeooo:rsid="005b9254" officeooo:paragraph-rsid="00d31f02" style:font-size-asian="5.25pt" style:font-style-asian="italic" style:font-size-complex="6pt" style:font-style-complex="italic"/>
    </style:style>
    <style:style style:name="P214" style:family="paragraph" style:parent-style-name="Standard">
      <style:text-properties style:use-window-font-color="true" loext:opacity="0%" officeooo:rsid="001bbc27" officeooo:paragraph-rsid="00e99300"/>
    </style:style>
    <style:style style:name="P215" style:family="paragraph" style:parent-style-name="Standard">
      <style:text-properties style:use-window-font-color="true" loext:opacity="0%" officeooo:rsid="005e048a" officeooo:paragraph-rsid="00f8490c"/>
    </style:style>
    <style:style style:name="P216" style:family="paragraph" style:parent-style-name="Standard">
      <style:text-properties style:use-window-font-color="true" loext:opacity="0%" officeooo:rsid="005e048a" officeooo:paragraph-rsid="010a6dcd"/>
    </style:style>
    <style:style style:name="P217" style:family="paragraph" style:parent-style-name="Standard">
      <style:text-properties style:use-window-font-color="true" loext:opacity="0%" officeooo:rsid="00ef2d82" officeooo:paragraph-rsid="00ef2d82"/>
    </style:style>
    <style:style style:name="P218" style:family="paragraph" style:parent-style-name="Standard">
      <style:text-properties style:use-window-font-color="true" loext:opacity="0%" officeooo:rsid="01330c59" officeooo:paragraph-rsid="01330c59"/>
    </style:style>
    <style:style style:name="P219" style:family="paragraph" style:parent-style-name="Standard">
      <style:text-properties style:use-window-font-color="true" loext:opacity="0%" officeooo:rsid="01350923" officeooo:paragraph-rsid="01350923"/>
    </style:style>
    <style:style style:name="P220" style:family="paragraph" style:parent-style-name="Standard">
      <style:text-properties style:use-window-font-color="true" loext:opacity="0%" officeooo:rsid="01353dc3" officeooo:paragraph-rsid="01353dc3"/>
    </style:style>
    <style:style style:name="P221" style:family="paragraph" style:parent-style-name="Standard">
      <style:text-properties style:use-window-font-color="true" loext:opacity="0%" officeooo:rsid="00f7023a" officeooo:paragraph-rsid="00f7023a"/>
    </style:style>
    <style:style style:name="P222" style:family="paragraph" style:parent-style-name="Table_20_Contents">
      <style:text-properties style:use-window-font-color="true" loext:opacity="0%" fo:font-size="2pt" fo:font-style="normal" officeooo:rsid="01b7d20e" officeooo:paragraph-rsid="0172abda" style:font-size-asian="2pt" style:font-style-asian="normal" style:font-size-complex="2pt" style:font-style-complex="normal"/>
    </style:style>
    <style:style style:name="P223" style:family="paragraph" style:parent-style-name="Table_20_Contents">
      <style:text-properties style:use-window-font-color="true" loext:opacity="0%" fo:font-size="2pt" fo:font-style="normal" officeooo:rsid="019a3f41" officeooo:paragraph-rsid="0172abda" style:font-size-asian="2pt" style:font-style-asian="normal" style:font-size-complex="2pt" style:font-style-complex="normal"/>
    </style:style>
    <style:style style:name="P224" style:family="paragraph" style:parent-style-name="Table_20_Contents">
      <style:text-properties style:use-window-font-color="true" loext:opacity="0%" fo:font-size="2pt" fo:font-style="normal" officeooo:rsid="04625f38" officeooo:paragraph-rsid="0172abda" style:font-size-asian="2pt" style:font-style-asian="normal" style:font-size-complex="2pt" style:font-style-complex="normal"/>
    </style:style>
    <style:style style:name="P225" style:family="paragraph" style:parent-style-name="Standard">
      <style:text-properties style:use-window-font-color="true" loext:opacity="0%" fo:font-size="12pt" fo:font-style="normal" fo:font-weight="normal" officeooo:rsid="017ada5f" officeooo:paragraph-rsid="0172abda" style:font-size-asian="10.5pt" style:font-style-asian="normal" style:font-weight-asian="normal" style:font-size-complex="12pt" style:font-style-complex="normal" style:font-weight-complex="normal"/>
    </style:style>
    <style:style style:name="P226" style:family="paragraph" style:parent-style-name="Table_20_Contents">
      <style:text-properties style:use-window-font-color="true" loext:opacity="0%" fo:font-size="12pt" fo:font-style="normal" officeooo:rsid="0385556d" officeooo:paragraph-rsid="0176c3cf" style:font-size-asian="12pt" style:font-style-asian="normal" style:font-size-complex="12pt" style:font-style-complex="normal"/>
    </style:style>
    <style:style style:name="P227" style:family="paragraph" style:parent-style-name="Table_20_Contents">
      <style:text-properties style:use-window-font-color="true" loext:opacity="0%" fo:font-size="12pt" fo:font-style="normal" officeooo:rsid="049922d0" officeooo:paragraph-rsid="0172abda" style:font-size-asian="12pt" style:font-style-asian="normal" style:font-size-complex="12pt" style:font-style-complex="normal"/>
    </style:style>
    <style:style style:name="P228" style:family="paragraph" style:parent-style-name="Standard">
      <style:text-properties style:use-window-font-color="true" loext:opacity="0%" officeooo:rsid="01028e98" officeooo:paragraph-rsid="01028e98"/>
    </style:style>
    <style:style style:name="P229" style:family="paragraph" style:parent-style-name="Standard">
      <style:text-properties style:use-window-font-color="true" loext:opacity="0%" officeooo:rsid="010742b5" officeooo:paragraph-rsid="010742b5"/>
    </style:style>
    <style:style style:name="P230" style:family="paragraph" style:parent-style-name="Standard">
      <style:text-properties style:use-window-font-color="true" loext:opacity="0%" officeooo:rsid="01055f91" officeooo:paragraph-rsid="01055f91"/>
    </style:style>
    <style:style style:name="P231" style:family="paragraph" style:parent-style-name="Standard">
      <style:text-properties style:use-window-font-color="true" loext:opacity="0%" fo:font-size="3pt" fo:font-style="normal" officeooo:rsid="010974e7" officeooo:paragraph-rsid="010742b5" style:font-size-asian="3pt" style:font-style-asian="normal" style:font-size-complex="3pt" style:font-style-complex="normal"/>
    </style:style>
    <style:style style:name="P232" style:family="paragraph" style:parent-style-name="Table_20_Contents">
      <style:text-properties style:use-window-font-color="true" loext:opacity="0%" fo:font-size="3pt" fo:font-style="normal" officeooo:rsid="01856be0" officeooo:paragraph-rsid="0172abda" style:font-size-asian="3pt" style:font-style-asian="normal" style:font-size-complex="3pt" style:font-style-complex="normal"/>
    </style:style>
    <style:style style:name="P233" style:family="paragraph" style:parent-style-name="Table_20_Contents">
      <style:text-properties style:use-window-font-color="true" loext:opacity="0%" fo:font-size="3pt" fo:font-style="normal" officeooo:rsid="018c81fc" officeooo:paragraph-rsid="0172abda" style:font-size-asian="3pt" style:font-style-asian="normal" style:font-size-complex="3pt" style:font-style-complex="normal"/>
    </style:style>
    <style:style style:name="P234" style:family="paragraph" style:parent-style-name="Table_20_Contents">
      <style:text-properties style:use-window-font-color="true" loext:opacity="0%" officeooo:rsid="00d31f02" officeooo:paragraph-rsid="00d31f02"/>
    </style:style>
    <style:style style:name="P235" style:family="paragraph" style:parent-style-name="Table_20_Contents">
      <style:text-properties style:use-window-font-color="true" loext:opacity="0%" officeooo:rsid="00d50db0" officeooo:paragraph-rsid="00d50db0"/>
    </style:style>
    <style:style style:name="P236" style:family="paragraph" style:parent-style-name="Table_20_Contents">
      <style:text-properties style:use-window-font-color="true" loext:opacity="0%" style:text-line-through-style="none" style:text-line-through-type="none" fo:font-style="normal" style:font-style-asian="normal" style:font-style-complex="normal"/>
    </style:style>
    <style:style style:name="P237" style:family="paragraph" style:parent-style-name="Footnote">
      <style:text-properties style:use-window-font-color="true" loext:opacity="0%" officeooo:rsid="04a6dec2" officeooo:paragraph-rsid="04a6dec2"/>
    </style:style>
    <style:style style:name="P238" style:family="paragraph" style:parent-style-name="Standard">
      <style:paragraph-properties>
        <style:tab-stops>
          <style:tab-stop style:position="0.7709in"/>
        </style:tab-stops>
      </style:paragraph-properties>
      <style:text-properties style:use-window-font-color="true" loext:opacity="0%" fo:font-size="5pt" fo:font-style="normal" officeooo:rsid="00fb777f" officeooo:paragraph-rsid="00f8490c" style:font-size-asian="5pt" style:font-style-asian="normal" style:font-size-complex="5pt" style:font-style-complex="normal"/>
    </style:style>
    <style:style style:name="P239" style:family="paragraph" style:parent-style-name="Standard">
      <style:text-properties style:use-window-font-color="true" loext:opacity="0%" fo:font-size="5pt" fo:font-style="normal" officeooo:rsid="01055f91" officeooo:paragraph-rsid="01028e98" style:font-size-asian="5pt" style:font-style-asian="normal" style:font-size-complex="5pt" style:font-style-complex="normal"/>
    </style:style>
    <style:style style:name="P240" style:family="paragraph" style:parent-style-name="Table_20_Contents">
      <style:text-properties style:use-window-font-color="true" loext:opacity="0%" fo:font-size="11pt" fo:font-style="normal" officeooo:rsid="04625f38" officeooo:paragraph-rsid="0172abda" style:font-size-asian="11pt" style:font-style-asian="normal" style:font-size-complex="11pt" style:font-style-complex="normal"/>
    </style:style>
    <style:style style:name="P241" style:family="paragraph" style:parent-style-name="Table_20_Contents">
      <style:text-properties style:use-window-font-color="true" loext:opacity="0%" fo:font-size="11pt" fo:font-style="normal" officeooo:rsid="04625f38" officeooo:paragraph-rsid="01d642bf" style:font-size-asian="11pt" style:font-style-asian="normal" style:font-size-complex="11pt" style:font-style-complex="normal"/>
    </style:style>
    <style:style style:name="P242" style:family="paragraph" style:parent-style-name="Standard">
      <style:text-properties officeooo:paragraph-rsid="014469cf"/>
    </style:style>
    <style:style style:name="P243" style:family="paragraph" style:parent-style-name="Standard">
      <style:text-properties officeooo:paragraph-rsid="01894341"/>
    </style:style>
    <style:style style:name="P244" style:family="paragraph" style:parent-style-name="Text_20_body">
      <style:paragraph-properties>
        <style:tab-stops>
          <style:tab-stop style:position="1.9898in"/>
        </style:tab-stops>
      </style:paragraph-properties>
      <style:text-properties fo:font-style="normal" officeooo:rsid="04f7aeb3" officeooo:paragraph-rsid="0169aa85" style:font-style-asian="normal" style:font-style-complex="normal"/>
    </style:style>
    <style:style style:name="P245" style:family="paragraph" style:parent-style-name="Text_20_body">
      <style:paragraph-properties>
        <style:tab-stops>
          <style:tab-stop style:position="1.9898in"/>
        </style:tab-stops>
      </style:paragraph-properties>
      <style:text-properties fo:font-style="normal" officeooo:rsid="05175971" officeooo:paragraph-rsid="0169aa85" style:font-style-asian="normal" style:font-style-complex="normal"/>
    </style:style>
    <style:style style:name="P246" style:family="paragraph" style:parent-style-name="Text_20_body">
      <style:paragraph-properties>
        <style:tab-stops>
          <style:tab-stop style:position="1.9898in"/>
        </style:tab-stops>
      </style:paragraph-properties>
      <style:text-properties fo:font-style="normal" officeooo:rsid="04fe504f" officeooo:paragraph-rsid="0169aa85" style:font-style-asian="normal" style:font-style-complex="normal"/>
    </style:style>
    <style:style style:name="P247" style:family="paragraph" style:parent-style-name="Text_20_body">
      <style:text-properties fo:font-style="normal" fo:font-weight="normal" officeooo:paragraph-rsid="01bb58be" style:font-style-asian="normal" style:font-weight-asian="normal" style:font-style-complex="normal" style:font-weight-complex="normal"/>
    </style:style>
    <style:style style:name="P248" style:family="paragraph" style:parent-style-name="Text_20_body">
      <style:text-properties fo:font-style="normal" fo:font-weight="normal" officeooo:rsid="01bc03ef" officeooo:paragraph-rsid="01bc03ef" style:font-style-asian="normal" style:font-weight-asian="normal" style:font-style-complex="normal" style:font-weight-complex="normal"/>
    </style:style>
    <style:style style:name="P249" style:family="paragraph" style:parent-style-name="Standard">
      <style:text-properties officeooo:paragraph-rsid="008da62f"/>
    </style:style>
    <style:style style:name="P250" style:family="paragraph" style:parent-style-name="Standard">
      <style:text-properties officeooo:paragraph-rsid="01460cbe"/>
    </style:style>
    <style:style style:name="P251" style:family="paragraph" style:parent-style-name="Standard">
      <style:text-properties officeooo:paragraph-rsid="01cf03c2"/>
    </style:style>
    <style:style style:name="P252" style:family="paragraph" style:parent-style-name="Standard">
      <style:text-properties style:use-window-font-color="true" loext:opacity="0%" fo:font-style="normal" officeooo:rsid="00783ae5" officeooo:paragraph-rsid="00783ae5" style:font-style-asian="normal" style:font-style-complex="normal"/>
    </style:style>
    <style:style style:name="P253" style:family="paragraph" style:parent-style-name="Heading_20_1">
      <style:text-properties style:use-window-font-color="true" loext:opacity="0%"/>
    </style:style>
    <style:style style:name="P254" style:family="paragraph" style:parent-style-name="Heading_20_1">
      <style:paragraph-properties fo:break-before="page"/>
      <style:text-properties style:use-window-font-color="true" loext:opacity="0%"/>
    </style:style>
    <style:style style:name="P255" style:family="paragraph" style:parent-style-name="Heading_20_2">
      <style:paragraph-properties fo:break-before="page"/>
      <style:text-properties fo:font-size="12pt" style:font-size-asian="12pt" style:font-size-complex="12pt"/>
    </style:style>
    <style:style style:name="P256" style:family="paragraph" style:parent-style-name="Heading_20_2">
      <style:text-properties style:use-window-font-color="true" loext:opacity="0%" officeooo:rsid="04efb27c" officeooo:paragraph-rsid="0169aa85"/>
    </style:style>
    <style:style style:name="P257" style:family="paragraph" style:parent-style-name="Heading_20_2">
      <style:paragraph-properties fo:break-before="page"/>
      <style:text-properties style:use-window-font-color="true" loext:opacity="0%" officeooo:rsid="04efb27c" officeooo:paragraph-rsid="0169aa85"/>
    </style:style>
    <style:style style:name="P258" style:family="paragraph" style:parent-style-name="Heading_20_3">
      <style:text-properties style:use-window-font-color="true" loext:opacity="0%"/>
    </style:style>
    <style:style style:name="P259" style:family="paragraph" style:parent-style-name="Heading_20_3">
      <style:paragraph-properties fo:break-before="page"/>
    </style:style>
    <style:style style:name="P260" style:family="paragraph" style:parent-style-name="Heading_20_4">
      <style:text-properties style:use-window-font-color="true" loext:opacity="0%"/>
    </style:style>
    <style:style style:name="P261" style:family="paragraph" style:parent-style-name="Heading_20_4">
      <style:paragraph-properties fo:break-before="page"/>
    </style:style>
    <style:style style:name="P262" style:family="paragraph" style:parent-style-name="Heading_20_4">
      <style:text-properties officeooo:paragraph-rsid="0169b782"/>
    </style:style>
    <style:style style:name="P263" style:family="paragraph" style:parent-style-name="Heading_20_4">
      <style:text-properties officeooo:rsid="01bb58be" officeooo:paragraph-rsid="01bb58be"/>
    </style:style>
    <style:style style:name="P264" style:family="paragraph" style:parent-style-name="Heading_20_4" style:list-style-name=""/>
    <style:style style:name="P265" style:family="paragraph" style:parent-style-name="Table_20_Contents">
      <style:text-properties style:use-window-font-color="true" loext:opacity="0%" fo:font-style="normal" officeooo:rsid="04a26840" officeooo:paragraph-rsid="0172abda" style:font-style-asian="normal" style:font-style-complex="normal"/>
    </style:style>
    <style:style style:name="P266" style:family="paragraph" style:parent-style-name="Table_20_Contents">
      <style:text-properties style:use-window-font-color="true" loext:opacity="0%" fo:font-size="6pt" fo:font-style="normal" officeooo:rsid="04a26840" officeooo:paragraph-rsid="0172abda" style:font-size-asian="6pt" style:font-style-asian="normal" style:font-size-complex="6pt" style:font-style-complex="normal"/>
    </style:style>
    <style:style style:name="T1" style:family="text">
      <style:text-properties fo:font-style="italic" style:font-style-asian="italic" style:font-style-complex="italic"/>
    </style:style>
    <style:style style:name="T2" style:family="text">
      <style:text-properties fo:font-style="italic" officeooo:rsid="004e79e1" style:font-style-asian="italic" style:font-style-complex="italic"/>
    </style:style>
    <style:style style:name="T3" style:family="text">
      <style:text-properties fo:font-style="italic" officeooo:rsid="005b9254" style:font-style-asian="italic" style:font-style-complex="italic"/>
    </style:style>
    <style:style style:name="T4" style:family="text">
      <style:text-properties fo:font-style="italic" officeooo:rsid="00cccb09" style:font-style-asian="italic" style:font-style-complex="italic"/>
    </style:style>
    <style:style style:name="T5" style:family="text">
      <style:text-properties fo:font-style="italic" officeooo:rsid="00cd89ca" style:font-style-asian="italic" style:font-style-complex="italic"/>
    </style:style>
    <style:style style:name="T6" style:family="text">
      <style:text-properties fo:font-style="italic" officeooo:rsid="00cebac2" style:font-style-asian="italic" style:font-style-complex="italic"/>
    </style:style>
    <style:style style:name="T7" style:family="text">
      <style:text-properties fo:font-style="italic" officeooo:rsid="0108eccd" style:font-style-asian="italic" style:font-style-complex="italic"/>
    </style:style>
    <style:style style:name="T8" style:family="text">
      <style:text-properties fo:font-style="italic" officeooo:rsid="010c3512" style:font-style-asian="italic" style:font-style-complex="italic"/>
    </style:style>
    <style:style style:name="T9" style:family="text">
      <style:text-properties fo:font-style="italic" officeooo:rsid="0118085d" style:font-style-asian="italic" style:font-style-complex="italic"/>
    </style:style>
    <style:style style:name="T10" style:family="text">
      <style:text-properties fo:font-style="italic" officeooo:rsid="005fbc1f" style:font-style-asian="italic" style:font-style-complex="italic"/>
    </style:style>
    <style:style style:name="T11" style:family="text">
      <style:text-properties fo:font-style="italic" officeooo:rsid="00b8857e" style:font-style-asian="italic" style:font-style-complex="italic"/>
    </style:style>
    <style:style style:name="T12" style:family="text">
      <style:text-properties fo:font-style="italic" officeooo:rsid="042e5475" style:font-style-asian="italic" style:font-style-complex="italic"/>
    </style:style>
    <style:style style:name="T13" style:family="text">
      <style:text-properties fo:font-style="italic" officeooo:rsid="042ceab1" style:font-style-asian="italic" style:font-style-complex="italic"/>
    </style:style>
    <style:style style:name="T14" style:family="text">
      <style:text-properties fo:font-style="italic" officeooo:rsid="042604ab" style:font-style-asian="italic" style:font-style-complex="italic"/>
    </style:style>
    <style:style style:name="T15" style:family="text">
      <style:text-properties fo:font-style="italic" officeooo:rsid="01179c3f" style:font-style-asian="italic" style:font-style-complex="italic"/>
    </style:style>
    <style:style style:name="T16" style:family="text">
      <style:text-properties fo:font-style="italic" officeooo:rsid="0184ec06" style:font-style-asian="italic" style:font-style-complex="italic"/>
    </style:style>
    <style:style style:name="T17" style:family="text">
      <style:text-properties fo:font-style="italic" officeooo:rsid="01b7492e" style:font-style-asian="italic" style:font-style-complex="italic"/>
    </style:style>
    <style:style style:name="T18" style:family="text">
      <style:text-properties fo:font-style="italic" officeooo:rsid="058ceed8"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050a67" style:font-style-asian="normal" style:font-style-complex="normal"/>
    </style:style>
    <style:style style:name="T21" style:family="text">
      <style:text-properties fo:font-style="normal" officeooo:rsid="0007880c" style:font-style-asian="normal" style:font-style-complex="normal"/>
    </style:style>
    <style:style style:name="T22" style:family="text">
      <style:text-properties fo:font-style="normal" officeooo:rsid="0007ef88" style:font-style-asian="normal" style:font-style-complex="normal"/>
    </style:style>
    <style:style style:name="T23" style:family="text">
      <style:text-properties fo:font-style="normal" officeooo:rsid="00085a9d" style:font-style-asian="normal" style:font-style-complex="normal"/>
    </style:style>
    <style:style style:name="T24" style:family="text">
      <style:text-properties fo:font-style="normal" officeooo:rsid="000a0ff9" style:font-style-asian="normal" style:font-style-complex="normal"/>
    </style:style>
    <style:style style:name="T25" style:family="text">
      <style:text-properties fo:font-style="normal" officeooo:rsid="000aef0d" style:font-style-asian="normal" style:font-style-complex="normal"/>
    </style:style>
    <style:style style:name="T26" style:family="text">
      <style:text-properties fo:font-style="normal" officeooo:rsid="000cb779" style:font-style-asian="normal" style:font-style-complex="normal"/>
    </style:style>
    <style:style style:name="T27" style:family="text">
      <style:text-properties fo:font-style="normal" officeooo:rsid="000e2361" style:font-style-asian="normal" style:font-style-complex="normal"/>
    </style:style>
    <style:style style:name="T28" style:family="text">
      <style:text-properties fo:font-style="normal" officeooo:rsid="00114cb0" style:font-style-asian="normal" style:font-style-complex="normal"/>
    </style:style>
    <style:style style:name="T29" style:family="text">
      <style:text-properties fo:font-style="normal" officeooo:rsid="0012b3fe" style:font-style-asian="normal" style:font-style-complex="normal"/>
    </style:style>
    <style:style style:name="T30" style:family="text">
      <style:text-properties fo:font-style="normal" officeooo:rsid="0016210d" style:font-style-asian="normal" style:font-style-complex="normal"/>
    </style:style>
    <style:style style:name="T31" style:family="text">
      <style:text-properties fo:font-style="normal" officeooo:rsid="0017fadd" style:font-style-asian="normal" style:font-style-complex="normal"/>
    </style:style>
    <style:style style:name="T32" style:family="text">
      <style:text-properties fo:font-style="normal" officeooo:rsid="00192d69" style:font-style-asian="normal" style:font-style-complex="normal"/>
    </style:style>
    <style:style style:name="T33" style:family="text">
      <style:text-properties fo:font-style="normal" officeooo:rsid="001a9408" style:font-style-asian="normal" style:font-style-complex="normal"/>
    </style:style>
    <style:style style:name="T34" style:family="text">
      <style:text-properties fo:font-style="normal" officeooo:rsid="001b0b85" style:font-style-asian="normal" style:font-style-complex="normal"/>
    </style:style>
    <style:style style:name="T35" style:family="text">
      <style:text-properties fo:font-style="normal" officeooo:rsid="001d6e24" style:font-style-asian="normal" style:font-style-complex="normal"/>
    </style:style>
    <style:style style:name="T36" style:family="text">
      <style:text-properties fo:font-style="normal" officeooo:rsid="001e14d9" style:font-style-asian="normal" style:font-style-complex="normal"/>
    </style:style>
    <style:style style:name="T37" style:family="text">
      <style:text-properties fo:font-style="normal" officeooo:rsid="0020034f" style:font-style-asian="normal" style:font-style-complex="normal"/>
    </style:style>
    <style:style style:name="T38" style:family="text">
      <style:text-properties fo:font-style="normal" officeooo:rsid="0023e7f2" style:font-style-asian="normal" style:font-style-complex="normal"/>
    </style:style>
    <style:style style:name="T39" style:family="text">
      <style:text-properties fo:font-style="normal" officeooo:rsid="00245d91" style:font-style-asian="normal" style:font-style-complex="normal"/>
    </style:style>
    <style:style style:name="T40" style:family="text">
      <style:text-properties fo:font-style="normal" officeooo:rsid="0025e9ec" style:font-style-asian="normal" style:font-style-complex="normal"/>
    </style:style>
    <style:style style:name="T41" style:family="text">
      <style:text-properties fo:font-style="normal" officeooo:rsid="002dc9b5" style:font-style-asian="normal" style:font-style-complex="normal"/>
    </style:style>
    <style:style style:name="T42" style:family="text">
      <style:text-properties fo:font-style="normal" officeooo:rsid="0032827c" style:font-style-asian="normal" style:font-style-complex="normal"/>
    </style:style>
    <style:style style:name="T43" style:family="text">
      <style:text-properties fo:font-style="normal" officeooo:rsid="0032d11c" style:font-style-asian="normal" style:font-style-complex="normal"/>
    </style:style>
    <style:style style:name="T44" style:family="text">
      <style:text-properties fo:font-style="normal" officeooo:rsid="005fbc1f" style:font-style-asian="normal" style:font-style-complex="normal"/>
    </style:style>
    <style:style style:name="T45" style:family="text">
      <style:text-properties fo:font-style="normal" officeooo:rsid="00de7755" style:font-style-asian="normal" style:font-style-complex="normal"/>
    </style:style>
    <style:style style:name="T46" style:family="text">
      <style:text-properties fo:font-style="normal" officeooo:rsid="00e03b61" style:font-style-asian="normal" style:font-style-complex="normal"/>
    </style:style>
    <style:style style:name="T47" style:family="text">
      <style:text-properties fo:font-style="normal" officeooo:rsid="00e4e9ae" style:font-style-asian="normal" style:font-style-complex="normal"/>
    </style:style>
    <style:style style:name="T48" style:family="text">
      <style:text-properties fo:font-style="normal" officeooo:rsid="00e8b8f4" style:font-style-asian="normal" style:font-style-complex="normal"/>
    </style:style>
    <style:style style:name="T49" style:family="text">
      <style:text-properties fo:font-style="normal" officeooo:rsid="00e99300" style:font-style-asian="normal" style:font-style-complex="normal"/>
    </style:style>
    <style:style style:name="T50" style:family="text">
      <style:text-properties fo:font-style="normal" officeooo:rsid="00ea7b44" style:font-style-asian="normal" style:font-style-complex="normal"/>
    </style:style>
    <style:style style:name="T51" style:family="text">
      <style:text-properties fo:font-style="normal" officeooo:rsid="00eb6049" style:font-style-asian="normal" style:font-style-complex="normal"/>
    </style:style>
    <style:style style:name="T52" style:family="text">
      <style:text-properties fo:font-style="normal" officeooo:rsid="00f0348e" style:font-style-asian="normal" style:font-style-complex="normal"/>
    </style:style>
    <style:style style:name="T53" style:family="text">
      <style:text-properties fo:font-style="normal" officeooo:rsid="00f06df0" style:font-style-asian="normal" style:font-style-complex="normal"/>
    </style:style>
    <style:style style:name="T54" style:family="text">
      <style:text-properties fo:font-style="normal" officeooo:rsid="00f15745" style:font-style-asian="normal" style:font-style-complex="normal"/>
    </style:style>
    <style:style style:name="T55" style:family="text">
      <style:text-properties fo:font-style="normal" officeooo:rsid="00f7023a" style:font-style-asian="normal" style:font-style-complex="normal"/>
    </style:style>
    <style:style style:name="T56" style:family="text">
      <style:text-properties fo:font-style="normal" officeooo:rsid="00f8490c" style:font-style-asian="normal" style:font-style-complex="normal"/>
    </style:style>
    <style:style style:name="T57" style:family="text">
      <style:text-properties fo:font-style="normal" officeooo:rsid="00f91a65" style:font-style-asian="normal" style:font-style-complex="normal"/>
    </style:style>
    <style:style style:name="T58" style:family="text">
      <style:text-properties fo:font-style="normal" officeooo:rsid="00fadb8f" style:font-style-asian="normal" style:font-style-complex="normal"/>
    </style:style>
    <style:style style:name="T59" style:family="text">
      <style:text-properties fo:font-style="normal" officeooo:rsid="00fb777f" style:font-style-asian="normal" style:font-style-complex="normal"/>
    </style:style>
    <style:style style:name="T60" style:family="text">
      <style:text-properties fo:font-style="normal" officeooo:rsid="01044563" style:font-style-asian="normal" style:font-style-complex="normal"/>
    </style:style>
    <style:style style:name="T61" style:family="text">
      <style:text-properties fo:font-style="normal" officeooo:rsid="01055f91" style:font-style-asian="normal" style:font-style-complex="normal"/>
    </style:style>
    <style:style style:name="T62" style:family="text">
      <style:text-properties fo:font-style="normal" officeooo:rsid="0108eccd" style:font-style-asian="normal" style:font-style-complex="normal"/>
    </style:style>
    <style:style style:name="T63" style:family="text">
      <style:text-properties fo:font-style="normal" officeooo:rsid="01092493" style:font-style-asian="normal" style:font-style-complex="normal"/>
    </style:style>
    <style:style style:name="T64" style:family="text">
      <style:text-properties fo:font-style="normal" officeooo:rsid="01093303" style:font-style-asian="normal" style:font-style-complex="normal"/>
    </style:style>
    <style:style style:name="T65" style:family="text">
      <style:text-properties fo:font-style="normal" officeooo:rsid="010974e7" style:font-style-asian="normal" style:font-style-complex="normal"/>
    </style:style>
    <style:style style:name="T66" style:family="text">
      <style:text-properties fo:font-style="normal" officeooo:rsid="010c3512" style:font-style-asian="normal" style:font-style-complex="normal"/>
    </style:style>
    <style:style style:name="T67" style:family="text">
      <style:text-properties fo:font-style="normal" officeooo:rsid="01128a37" style:font-style-asian="normal" style:font-style-complex="normal"/>
    </style:style>
    <style:style style:name="T68" style:family="text">
      <style:text-properties fo:font-style="normal" officeooo:rsid="01131094" style:font-style-asian="normal" style:font-style-complex="normal"/>
    </style:style>
    <style:style style:name="T69" style:family="text">
      <style:text-properties fo:font-style="normal" officeooo:rsid="01159ecb" style:font-style-asian="normal" style:font-style-complex="normal"/>
    </style:style>
    <style:style style:name="T70" style:family="text">
      <style:text-properties fo:font-style="normal" officeooo:rsid="01179c3f" style:font-style-asian="normal" style:font-style-complex="normal"/>
    </style:style>
    <style:style style:name="T71" style:family="text">
      <style:text-properties fo:font-style="normal" officeooo:rsid="0118085d" style:font-style-asian="normal" style:font-style-complex="normal"/>
    </style:style>
    <style:style style:name="T72" style:family="text">
      <style:text-properties fo:font-style="normal" officeooo:rsid="01b7b56b" style:font-style-asian="normal" style:font-style-complex="normal"/>
    </style:style>
    <style:style style:name="T73" style:family="text">
      <style:text-properties fo:font-style="normal" officeooo:rsid="01c02f05" style:font-style-asian="normal" style:font-style-complex="normal"/>
    </style:style>
    <style:style style:name="T74" style:family="text">
      <style:text-properties fo:font-style="normal" officeooo:rsid="01c32801" style:font-style-asian="normal" style:font-style-complex="normal"/>
    </style:style>
    <style:style style:name="T75" style:family="text">
      <style:text-properties fo:font-style="normal" officeooo:rsid="01e37fc1" style:font-style-asian="normal" style:font-style-complex="normal"/>
    </style:style>
    <style:style style:name="T76" style:family="text">
      <style:text-properties fo:font-style="normal" fo:font-weight="bold" officeooo:rsid="00fadb8f" style:font-style-asian="normal" style:font-weight-asian="bold" style:font-style-complex="normal" style:font-weight-complex="bold"/>
    </style:style>
    <style:style style:name="T77" style:family="text">
      <style:text-properties fo:font-style="normal" fo:font-weight="normal" officeooo:rsid="00fadb8f" style:font-style-asian="normal" style:font-weight-asian="normal" style:font-style-complex="normal" style:font-weight-complex="normal"/>
    </style:style>
    <style:style style:name="T78" style:family="text">
      <style:text-properties fo:font-style="normal" fo:font-weight="normal" officeooo:rsid="00ff287e" style:font-style-asian="normal" style:font-weight-asian="normal" style:font-style-complex="normal" style:font-weight-complex="normal"/>
    </style:style>
    <style:style style:name="T79" style:family="text">
      <style:text-properties fo:font-style="normal" style:text-underline-style="none" style:font-style-asian="normal" style:font-style-complex="normal"/>
    </style:style>
    <style:style style:name="T80" style:family="text">
      <style:text-properties fo:font-style="normal" style:text-underline-style="none" officeooo:rsid="0133963e" style:font-style-asian="normal" style:font-style-complex="normal"/>
    </style:style>
    <style:style style:name="T81" style:family="text">
      <style:text-properties fo:font-style="normal" style:text-underline-style="none" officeooo:rsid="01350923" style:font-style-asian="normal" style:font-style-complex="normal"/>
    </style:style>
    <style:style style:name="T82" style:family="text">
      <style:text-properties fo:font-style="normal" style:text-underline-style="none" officeooo:rsid="01353dc3" style:font-style-asian="normal" style:font-style-complex="normal"/>
    </style:style>
    <style:style style:name="T83" style:family="text">
      <style:text-properties fo:font-style="normal" style:text-underline-style="none" officeooo:rsid="01368053" style:font-style-asian="normal" style:font-style-complex="normal"/>
    </style:style>
    <style:style style:name="T84" style:family="text">
      <style:text-properties fo:font-style="normal" style:text-underline-style="none" officeooo:rsid="01378d17" style:font-style-asian="normal" style:font-style-complex="normal"/>
    </style:style>
    <style:style style:name="T85" style:family="text">
      <style:text-properties fo:font-style="normal" style:text-underline-style="none" officeooo:rsid="0137b6ea" style:font-style-asian="normal" style:font-style-complex="normal"/>
    </style:style>
    <style:style style:name="T86" style:family="text">
      <style:text-properties fo:font-style="normal" style:text-underline-style="none" officeooo:rsid="01a822b3" style:font-style-asian="normal" style:font-style-complex="normal"/>
    </style:style>
    <style:style style:name="T87" style:family="text">
      <style:text-properties fo:font-style="normal" fo:background-color="transparent" loext:char-shading-value="0" style:font-style-asian="normal" style:font-style-complex="normal"/>
    </style:style>
    <style:style style:name="T88" style:family="text">
      <style:text-properties fo:font-style="normal" officeooo:rsid="00192d69" fo:background-color="transparent" loext:char-shading-value="0" style:font-style-asian="normal" style:font-style-complex="normal"/>
    </style:style>
    <style:style style:name="T89" style:family="text">
      <style:text-properties officeooo:rsid="00282df8"/>
    </style:style>
    <style:style style:name="T90" style:family="text">
      <style:text-properties officeooo:rsid="00284fff"/>
    </style:style>
    <style:style style:name="T91" style:family="text">
      <style:text-properties officeooo:rsid="002a8e3f"/>
    </style:style>
    <style:style style:name="T92" style:family="text">
      <style:text-properties officeooo:rsid="002c488d"/>
    </style:style>
    <style:style style:name="T93" style:family="text">
      <style:text-properties officeooo:rsid="0039890f"/>
    </style:style>
    <style:style style:name="T94" style:family="text">
      <style:text-properties officeooo:rsid="003b5b4f"/>
    </style:style>
    <style:style style:name="T95" style:family="text">
      <style:text-properties officeooo:rsid="003bde50"/>
    </style:style>
    <style:style style:name="T96" style:family="text">
      <style:text-properties officeooo:rsid="003c7bbd"/>
    </style:style>
    <style:style style:name="T97" style:family="text">
      <style:text-properties officeooo:rsid="003e0736"/>
    </style:style>
    <style:style style:name="T98" style:family="text">
      <style:text-properties officeooo:rsid="003e7f6d"/>
    </style:style>
    <style:style style:name="T99" style:family="text">
      <style:text-properties officeooo:rsid="004058c1"/>
    </style:style>
    <style:style style:name="T100" style:family="text">
      <style:text-properties officeooo:rsid="0041e49a"/>
    </style:style>
    <style:style style:name="T101" style:family="text">
      <style:text-properties officeooo:rsid="0043b638"/>
    </style:style>
    <style:style style:name="T102" style:family="text">
      <style:text-properties officeooo:rsid="0046a0ff"/>
    </style:style>
    <style:style style:name="T103" style:family="text">
      <style:text-properties officeooo:rsid="0047815d"/>
    </style:style>
    <style:style style:name="T104" style:family="text">
      <style:text-properties officeooo:rsid="00487ad3"/>
    </style:style>
    <style:style style:name="T105" style:family="text">
      <style:text-properties officeooo:rsid="040ad060"/>
    </style:style>
    <style:style style:name="T106" style:family="text">
      <style:text-properties officeooo:rsid="028f28f3"/>
    </style:style>
    <style:style style:name="T107" style:family="text">
      <style:text-properties officeooo:rsid="028fccf5"/>
    </style:style>
    <style:style style:name="T108" style:family="text">
      <style:text-properties officeooo:rsid="01c68de7"/>
    </style:style>
    <style:style style:name="T109" style:family="text">
      <style:text-properties officeooo:rsid="0180ea5c"/>
    </style:style>
    <style:style style:name="T110" style:family="text">
      <style:text-properties officeooo:rsid="03e5580a"/>
    </style:style>
    <style:style style:name="T111" style:family="text">
      <style:text-properties fo:font-weight="bold" style:font-weight-asian="bold" style:font-weight-complex="bold"/>
    </style:style>
    <style:style style:name="T112" style:family="text">
      <style:text-properties fo:font-weight="bold" officeooo:rsid="01b33b79" style:font-weight-asian="bold" style:font-weight-complex="bold"/>
    </style:style>
    <style:style style:name="T113" style:family="text">
      <style:text-properties fo:font-weight="bold" officeooo:rsid="01c3d38e" style:font-weight-asian="bold" style:font-weight-complex="bold"/>
    </style:style>
    <style:style style:name="T114" style:family="text">
      <style:text-properties fo:font-weight="bold" officeooo:rsid="013b789b" style:font-weight-asian="bold" style:font-weight-complex="bold"/>
    </style:style>
    <style:style style:name="T115" style:family="text">
      <style:text-properties fo:font-weight="bold" officeooo:rsid="047834d3" style:font-weight-asian="bold" style:font-weight-complex="bold"/>
    </style:style>
    <style:style style:name="T116" style:family="text">
      <style:text-properties fo:font-weight="bold" officeooo:rsid="04848f3f" style:font-weight-asian="bold" style:font-weight-complex="bold"/>
    </style:style>
    <style:style style:name="T117" style:family="text">
      <style:text-properties officeooo:rsid="018f4a75"/>
    </style:style>
    <style:style style:name="T118" style:family="text">
      <style:text-properties officeooo:rsid="018ed4fa"/>
    </style:style>
    <style:style style:name="T119" style:family="text">
      <style:text-properties officeooo:rsid="02923e98"/>
    </style:style>
    <style:style style:name="T120" style:family="text">
      <style:text-properties officeooo:rsid="03f1f6e3"/>
    </style:style>
    <style:style style:name="T121" style:family="text">
      <style:text-properties officeooo:rsid="019361cc"/>
    </style:style>
    <style:style style:name="T122" style:family="text">
      <style:text-properties officeooo:rsid="03f1079f"/>
    </style:style>
    <style:style style:name="T123" style:family="text">
      <style:text-properties officeooo:rsid="01890824"/>
    </style:style>
    <style:style style:name="T124" style:family="text">
      <style:text-properties officeooo:rsid="01bd52d1"/>
    </style:style>
    <style:style style:name="T125" style:family="text">
      <style:text-properties officeooo:rsid="018acd2a"/>
    </style:style>
    <style:style style:name="T126" style:family="text">
      <style:text-properties officeooo:rsid="019f6f30"/>
    </style:style>
    <style:style style:name="T127" style:family="text">
      <style:text-properties officeooo:rsid="01b7d20e"/>
    </style:style>
    <style:style style:name="T128" style:family="text">
      <style:text-properties officeooo:rsid="01a16188"/>
    </style:style>
    <style:style style:name="T129" style:family="text">
      <style:text-properties officeooo:rsid="01af1d09"/>
    </style:style>
    <style:style style:name="T130" style:family="text">
      <style:text-properties officeooo:rsid="01b991ff"/>
    </style:style>
    <style:style style:name="T131" style:family="text">
      <style:text-properties officeooo:rsid="01b475e0"/>
    </style:style>
    <style:style style:name="T132" style:family="text">
      <style:text-properties officeooo:rsid="01b05eb6"/>
    </style:style>
    <style:style style:name="T133" style:family="text">
      <style:text-properties officeooo:rsid="01a1b549"/>
    </style:style>
    <style:style style:name="T134" style:family="text">
      <style:text-properties officeooo:rsid="03e9ca02"/>
    </style:style>
    <style:style style:name="T135" style:family="text">
      <style:text-properties officeooo:rsid="01bd0aca"/>
    </style:style>
    <style:style style:name="T136" style:family="text">
      <style:text-properties officeooo:rsid="01bd5359"/>
    </style:style>
    <style:style style:name="T137" style:family="text">
      <style:text-properties officeooo:rsid="01be9bd8"/>
    </style:style>
    <style:style style:name="T138" style:family="text">
      <style:text-properties officeooo:rsid="01beea37"/>
    </style:style>
    <style:style style:name="T139" style:family="text">
      <style:text-properties officeooo:rsid="01c07f95"/>
    </style:style>
    <style:style style:name="T140" style:family="text">
      <style:text-properties officeooo:rsid="01c11419"/>
    </style:style>
    <style:style style:name="T141" style:family="text">
      <style:text-properties officeooo:rsid="01d276b0"/>
    </style:style>
    <style:style style:name="T142" style:family="text">
      <style:text-properties officeooo:rsid="02382bc4"/>
    </style:style>
    <style:style style:name="T143" style:family="text">
      <style:text-properties officeooo:rsid="01c299bf"/>
    </style:style>
    <style:style style:name="T144" style:family="text">
      <style:text-properties officeooo:rsid="03fa9ce0"/>
    </style:style>
    <style:style style:name="T145" style:family="text">
      <style:text-properties officeooo:rsid="03fbabe6"/>
    </style:style>
    <style:style style:name="T146" style:family="text">
      <style:text-properties officeooo:rsid="01c3d38e"/>
    </style:style>
    <style:style style:name="T147" style:family="text">
      <style:text-properties officeooo:rsid="01c41649"/>
    </style:style>
    <style:style style:name="T148" style:family="text">
      <style:text-properties officeooo:rsid="01c86154"/>
    </style:style>
    <style:style style:name="T149" style:family="text">
      <style:text-properties officeooo:rsid="01c94cad"/>
    </style:style>
    <style:style style:name="T150" style:family="text">
      <style:text-properties officeooo:rsid="017671d1"/>
    </style:style>
    <style:style style:name="T151" style:family="text">
      <style:text-properties officeooo:rsid="017db468"/>
    </style:style>
    <style:style style:name="T152" style:family="text">
      <style:text-properties officeooo:rsid="017564c8"/>
    </style:style>
    <style:style style:name="T153" style:family="text">
      <style:text-properties officeooo:rsid="01d69972"/>
    </style:style>
    <style:style style:name="T154" style:family="text">
      <style:text-properties officeooo:rsid="004af8e6"/>
    </style:style>
    <style:style style:name="T155" style:family="text">
      <style:text-properties officeooo:rsid="004bf34b"/>
    </style:style>
    <style:style style:name="T156" style:family="text">
      <style:text-properties officeooo:rsid="004cf206"/>
    </style:style>
    <style:style style:name="T157" style:family="text">
      <style:text-properties officeooo:rsid="004d9270"/>
    </style:style>
    <style:style style:name="T158" style:family="text">
      <style:text-properties officeooo:rsid="004e79e1"/>
    </style:style>
    <style:style style:name="T159" style:family="text">
      <style:text-properties officeooo:rsid="004fcef1"/>
    </style:style>
    <style:style style:name="T160" style:family="text">
      <style:text-properties officeooo:rsid="005619b9"/>
    </style:style>
    <style:style style:name="T161" style:family="text">
      <style:text-properties officeooo:rsid="00565fef"/>
    </style:style>
    <style:style style:name="T162" style:family="text">
      <style:text-properties officeooo:rsid="005b9254"/>
    </style:style>
    <style:style style:name="T163" style:family="text">
      <style:text-properties officeooo:rsid="005d33ef"/>
    </style:style>
    <style:style style:name="T164" style:family="text">
      <style:text-properties officeooo:rsid="0062f2d9"/>
    </style:style>
    <style:style style:name="T165" style:family="text">
      <style:text-properties officeooo:rsid="00661ede"/>
    </style:style>
    <style:style style:name="T166" style:family="text">
      <style:text-properties officeooo:rsid="00680ad3"/>
    </style:style>
    <style:style style:name="T167" style:family="text">
      <style:text-properties officeooo:rsid="00695dc2"/>
    </style:style>
    <style:style style:name="T168" style:family="text">
      <style:text-properties officeooo:rsid="006aa521"/>
    </style:style>
    <style:style style:name="T169" style:family="text">
      <style:text-properties officeooo:rsid="006cfffd"/>
    </style:style>
    <style:style style:name="T170" style:family="text">
      <style:text-properties officeooo:rsid="006eb4e8"/>
    </style:style>
    <style:style style:name="T171" style:family="text">
      <style:text-properties officeooo:rsid="006ed47a"/>
    </style:style>
    <style:style style:name="T172" style:family="text">
      <style:text-properties officeooo:rsid="006fb724"/>
    </style:style>
    <style:style style:name="T173" style:family="text">
      <style:text-properties officeooo:rsid="00713339"/>
    </style:style>
    <style:style style:name="T174" style:family="text">
      <style:text-properties officeooo:rsid="007c167f"/>
    </style:style>
    <style:style style:name="T175" style:family="text">
      <style:text-properties officeooo:rsid="007d70b4"/>
    </style:style>
    <style:style style:name="T176" style:family="text">
      <style:text-properties officeooo:rsid="007e3d2b"/>
    </style:style>
    <style:style style:name="T177" style:family="text">
      <style:text-properties officeooo:rsid="007f66d2"/>
    </style:style>
    <style:style style:name="T178" style:family="text">
      <style:text-properties officeooo:rsid="007f98ae"/>
    </style:style>
    <style:style style:name="T179" style:family="text">
      <style:text-properties officeooo:rsid="0082d9b1"/>
    </style:style>
    <style:style style:name="T180" style:family="text">
      <style:text-properties officeooo:rsid="00845830"/>
    </style:style>
    <style:style style:name="T181" style:family="text">
      <style:text-properties officeooo:rsid="0084f7d7"/>
    </style:style>
    <style:style style:name="T182" style:family="text">
      <style:text-properties officeooo:rsid="00883528"/>
    </style:style>
    <style:style style:name="T183" style:family="text">
      <style:text-properties officeooo:rsid="008b5e10"/>
    </style:style>
    <style:style style:name="T184" style:family="text">
      <style:text-properties fo:font-weight="normal" style:font-weight-asian="normal" style:font-weight-complex="normal"/>
    </style:style>
    <style:style style:name="T185" style:family="text">
      <style:text-properties fo:font-weight="normal" officeooo:rsid="04b0298d" style:font-weight-asian="normal" style:font-weight-complex="normal"/>
    </style:style>
    <style:style style:name="T186" style:family="text">
      <style:text-properties fo:font-weight="normal" officeooo:rsid="04b59870" style:font-weight-asian="normal" style:font-weight-complex="normal"/>
    </style:style>
    <style:style style:name="T187" style:family="text">
      <style:text-properties fo:font-weight="normal" officeooo:rsid="04b0a674" style:font-weight-asian="normal" style:font-weight-complex="normal"/>
    </style:style>
    <style:style style:name="T188" style:family="text">
      <style:text-properties fo:font-weight="normal" officeooo:rsid="015adf57" style:font-weight-asian="normal" style:font-weight-complex="normal"/>
    </style:style>
    <style:style style:name="T189" style:family="text">
      <style:text-properties officeooo:rsid="00a95d4e"/>
    </style:style>
    <style:style style:name="T190" style:family="text">
      <style:text-properties officeooo:rsid="00aa1933"/>
    </style:style>
    <style:style style:name="T191" style:family="text">
      <style:text-properties officeooo:rsid="00add23c"/>
    </style:style>
    <style:style style:name="T192" style:family="text">
      <style:text-properties officeooo:rsid="00af4cca"/>
    </style:style>
    <style:style style:name="T193" style:family="text">
      <style:text-properties officeooo:rsid="00b32d8e"/>
    </style:style>
    <style:style style:name="T194" style:family="text">
      <style:text-properties officeooo:rsid="00b3f4cd"/>
    </style:style>
    <style:style style:name="T195" style:family="text">
      <style:text-properties officeooo:rsid="00b5582c"/>
    </style:style>
    <style:style style:name="T196" style:family="text">
      <style:text-properties officeooo:rsid="00bd9bd9"/>
    </style:style>
    <style:style style:name="T197" style:family="text">
      <style:text-properties officeooo:rsid="00bee107"/>
    </style:style>
    <style:style style:name="T198" style:family="text">
      <style:text-properties officeooo:rsid="00c0c64b"/>
    </style:style>
    <style:style style:name="T199" style:family="text">
      <style:text-properties officeooo:rsid="00c42071"/>
    </style:style>
    <style:style style:name="T200" style:family="text">
      <style:text-properties officeooo:rsid="00c4403c"/>
    </style:style>
    <style:style style:name="T201" style:family="text">
      <style:text-properties officeooo:rsid="00c99e0a"/>
    </style:style>
    <style:style style:name="T202" style:family="text">
      <style:text-properties officeooo:rsid="00cc1fc9"/>
    </style:style>
    <style:style style:name="T203" style:family="text">
      <style:text-properties officeooo:rsid="00cc7f91"/>
    </style:style>
    <style:style style:name="T204" style:family="text">
      <style:text-properties officeooo:rsid="00cccb09"/>
    </style:style>
    <style:style style:name="T205" style:family="text">
      <style:text-properties officeooo:rsid="00cd89ca"/>
    </style:style>
    <style:style style:name="T206" style:family="text">
      <style:text-properties officeooo:rsid="00cebac2"/>
    </style:style>
    <style:style style:name="T207" style:family="text">
      <style:text-properties officeooo:rsid="00d00dce"/>
    </style:style>
    <style:style style:name="T208" style:family="text">
      <style:text-properties officeooo:rsid="00d03239"/>
    </style:style>
    <style:style style:name="T209" style:family="text">
      <style:text-properties officeooo:rsid="00d1b9db"/>
    </style:style>
    <style:style style:name="T210" style:family="text">
      <style:text-properties officeooo:rsid="00d31f02"/>
    </style:style>
    <style:style style:name="T211" style:family="text">
      <style:text-properties officeooo:rsid="00d50db0"/>
    </style:style>
    <style:style style:name="T212" style:family="text">
      <style:text-properties officeooo:rsid="00d6d8b8"/>
    </style:style>
    <style:style style:name="T213" style:family="text">
      <style:text-properties officeooo:rsid="00d75e29"/>
    </style:style>
    <style:style style:name="T214" style:family="text">
      <style:text-properties officeooo:rsid="00d90b45"/>
    </style:style>
    <style:style style:name="T215" style:family="text">
      <style:text-properties officeooo:rsid="00db262e"/>
    </style:style>
    <style:style style:name="T216" style:family="text">
      <style:text-properties officeooo:rsid="00dc6d82"/>
    </style:style>
    <style:style style:name="T217" style:family="text">
      <style:text-properties officeooo:rsid="00dcce4a"/>
    </style:style>
    <style:style style:name="T218" style:family="text">
      <style:text-properties officeooo:rsid="00ea7b44"/>
    </style:style>
    <style:style style:name="T219" style:family="text">
      <style:text-properties officeooo:rsid="00e20d11"/>
    </style:style>
    <style:style style:name="T220" style:family="text">
      <style:text-properties officeooo:rsid="00e3e8fe"/>
    </style:style>
    <style:style style:name="T221" style:family="text">
      <style:text-properties officeooo:rsid="00fbefc4"/>
    </style:style>
    <style:style style:name="T222" style:family="text">
      <style:text-properties officeooo:rsid="00fda4d2"/>
    </style:style>
    <style:style style:name="T223" style:family="text">
      <style:text-properties officeooo:rsid="00fe930d"/>
    </style:style>
    <style:style style:name="T224" style:family="text">
      <style:text-properties officeooo:rsid="010083c8"/>
    </style:style>
    <style:style style:name="T225" style:family="text">
      <style:text-properties officeooo:rsid="010a386a"/>
    </style:style>
    <style:style style:name="T226" style:family="text">
      <style:text-properties officeooo:rsid="010c1fc3"/>
    </style:style>
    <style:style style:name="T227" style:family="text">
      <style:text-properties officeooo:rsid="010f6163"/>
    </style:style>
    <style:style style:name="T228" style:family="text">
      <style:text-properties style:text-underline-style="solid" style:text-underline-width="auto" style:text-underline-color="font-color" fo:font-weight="bold" officeooo:rsid="004e79e1" style:font-weight-asian="bold" style:font-weight-complex="bold"/>
    </style:style>
    <style:style style:name="T229" style:family="text">
      <style:text-properties officeooo:rsid="01391831"/>
    </style:style>
    <style:style style:name="T230" style:family="text">
      <style:text-properties officeooo:rsid="013c7ab5"/>
    </style:style>
    <style:style style:name="T231" style:family="text">
      <style:text-properties officeooo:rsid="042604ab"/>
    </style:style>
    <style:style style:name="T232" style:family="text">
      <style:text-properties officeooo:rsid="04275ddf"/>
    </style:style>
    <style:style style:name="T233" style:family="text">
      <style:text-properties officeooo:rsid="04223928"/>
    </style:style>
    <style:style style:name="T234" style:family="text">
      <style:text-properties officeooo:rsid="04237ea6"/>
    </style:style>
    <style:style style:name="T235" style:family="text">
      <style:text-properties officeooo:rsid="042c7818"/>
    </style:style>
    <style:style style:name="T236" style:family="text">
      <style:text-properties officeooo:rsid="042e5475"/>
    </style:style>
    <style:style style:name="T237" style:family="text">
      <style:text-properties officeooo:rsid="042e7d87"/>
    </style:style>
    <style:style style:name="T238" style:family="text">
      <style:text-properties officeooo:rsid="042a9f6f"/>
    </style:style>
    <style:style style:name="T239" style:family="text">
      <style:text-properties officeooo:rsid="042ceab1"/>
    </style:style>
    <style:style style:name="T240" style:family="text">
      <style:text-properties officeooo:rsid="014a121b"/>
    </style:style>
    <style:style style:name="T241" style:family="text">
      <style:text-properties officeooo:rsid="046437f7"/>
    </style:style>
    <style:style style:name="T242" style:family="text">
      <style:text-properties officeooo:rsid="0467ec3b"/>
    </style:style>
    <style:style style:name="T243" style:family="text">
      <style:text-properties officeooo:rsid="046a37ff"/>
    </style:style>
    <style:style style:name="T244" style:family="text">
      <style:text-properties officeooo:rsid="049458e5"/>
    </style:style>
    <style:style style:name="T245" style:family="text">
      <style:text-properties officeooo:rsid="047cd52e"/>
    </style:style>
    <style:style style:name="T246" style:family="text">
      <style:text-properties officeooo:rsid="04754b02"/>
    </style:style>
    <style:style style:name="T247" style:family="text">
      <style:text-properties officeooo:rsid="047834d3"/>
    </style:style>
    <style:style style:name="T248" style:family="text">
      <style:text-properties fo:font-size="6pt" officeooo:rsid="01af1d09" style:font-size-asian="5.25pt" style:font-size-complex="6pt"/>
    </style:style>
    <style:style style:name="T249" style:family="text">
      <style:text-properties fo:font-size="6pt" officeooo:rsid="049f02e8" style:font-size-asian="6pt" style:font-size-complex="6pt"/>
    </style:style>
    <style:style style:name="T250" style:family="text">
      <style:text-properties officeooo:rsid="04794380"/>
    </style:style>
    <style:style style:name="T251" style:family="text">
      <style:text-properties officeooo:rsid="0486327c"/>
    </style:style>
    <style:style style:name="T252" style:family="text">
      <style:text-properties officeooo:rsid="04a127ca"/>
    </style:style>
    <style:style style:name="T253" style:family="text">
      <style:text-properties officeooo:rsid="0497db50"/>
    </style:style>
    <style:style style:name="T254" style:family="text">
      <style:text-properties officeooo:rsid="04983a57"/>
    </style:style>
    <style:style style:name="T255" style:family="text">
      <style:text-properties style:font-name="Liberation Serif" officeooo:rsid="04a3598d"/>
    </style:style>
    <style:style style:name="T256" style:family="text">
      <style:text-properties style:font-name="Liberation Serif" officeooo:rsid="04a3c848"/>
    </style:style>
    <style:style style:name="T257" style:family="text">
      <style:text-properties style:font-name="Liberation Serif" fo:font-size="6pt" officeooo:rsid="04a3c848" style:font-size-asian="6pt" style:font-size-complex="6pt"/>
    </style:style>
    <style:style style:name="T258" style:family="text">
      <style:text-properties style:font-name="Liberation Serif" fo:font-size="6pt" officeooo:rsid="057b19a1" style:font-size-asian="6pt" style:font-size-complex="6pt"/>
    </style:style>
    <style:style style:name="T259" style:family="text">
      <style:text-properties style:font-name="Liberation Serif" officeooo:rsid="057b19a1"/>
    </style:style>
    <style:style style:name="T260" style:family="text">
      <style:text-properties style:font-name="Liberation Serif1" officeooo:rsid="04a3598d"/>
    </style:style>
    <style:style style:name="T261" style:family="text">
      <style:text-properties officeooo:rsid="047fccfb"/>
    </style:style>
    <style:style style:name="T262" style:family="text">
      <style:text-properties officeooo:rsid="048261a1"/>
    </style:style>
    <style:style style:name="T263" style:family="text">
      <style:text-properties officeooo:rsid="0484498b"/>
    </style:style>
    <style:style style:name="T264" style:family="text">
      <style:text-properties officeooo:rsid="04848f3f"/>
    </style:style>
    <style:style style:name="T265" style:family="text">
      <style:text-properties officeooo:rsid="0487ec60"/>
    </style:style>
    <style:style style:name="T266" style:family="text">
      <style:text-properties officeooo:rsid="0486c311"/>
    </style:style>
    <style:style style:name="T267" style:family="text">
      <style:text-properties officeooo:rsid="04745221"/>
    </style:style>
    <style:style style:name="T268" style:family="text">
      <style:text-properties officeooo:rsid="0478f6be"/>
    </style:style>
    <style:style style:name="T269" style:family="text">
      <style:text-properties officeooo:rsid="04634997"/>
    </style:style>
    <style:style style:name="T270" style:family="text">
      <style:text-properties officeooo:rsid="049922d0"/>
    </style:style>
    <style:style style:name="T271" style:family="text">
      <style:text-properties officeooo:rsid="049b71fc"/>
    </style:style>
    <style:style style:name="T272" style:family="text">
      <style:text-properties officeooo:rsid="049e129f"/>
    </style:style>
    <style:style style:name="T273" style:family="text">
      <style:text-properties officeooo:rsid="049f02e8"/>
    </style:style>
    <style:style style:name="T274" style:family="text">
      <style:text-properties officeooo:rsid="04a0de52"/>
    </style:style>
    <style:style style:name="T275" style:family="text">
      <style:text-properties officeooo:rsid="04a3598d"/>
    </style:style>
    <style:style style:name="T276" style:family="text">
      <style:text-properties officeooo:rsid="0473e3a5"/>
    </style:style>
    <style:style style:name="T277" style:family="text">
      <style:text-properties officeooo:rsid="0154fadd"/>
    </style:style>
    <style:style style:name="T278" style:family="text">
      <style:text-properties style:use-window-font-color="true" loext:opacity="0%"/>
    </style:style>
    <style:style style:name="T279" style:family="text">
      <style:text-properties style:use-window-font-color="true" loext:opacity="0%" fo:font-style="normal" style:text-underline-style="solid" style:text-underline-width="auto" style:text-underline-color="font-color" officeooo:rsid="00ef2d82" style:font-style-asian="normal" style:font-style-complex="normal"/>
    </style:style>
    <style:style style:name="T280" style:family="text">
      <style:text-properties style:use-window-font-color="true" loext:opacity="0%" fo:font-style="normal" style:text-underline-style="solid" style:text-underline-width="auto" style:text-underline-color="font-color" officeooo:rsid="014b8f4f" style:font-style-asian="normal" style:font-style-complex="normal"/>
    </style:style>
    <style:style style:name="T281" style:family="text">
      <style:text-properties style:use-window-font-color="true" loext:opacity="0%" fo:font-style="normal" style:text-underline-style="solid" style:text-underline-width="auto" style:text-underline-color="font-color" officeooo:rsid="01567998" style:font-style-asian="normal" style:font-style-complex="normal"/>
    </style:style>
    <style:style style:name="T282" style:family="text">
      <style:text-properties style:use-window-font-color="true" loext:opacity="0%" fo:font-style="normal" officeooo:rsid="008da62f" style:font-style-asian="normal" style:font-style-complex="normal"/>
    </style:style>
    <style:style style:name="T283" style:family="text">
      <style:text-properties style:use-window-font-color="true" loext:opacity="0%" fo:font-style="normal" officeooo:rsid="01460cbe" style:font-style-asian="normal" style:font-style-complex="normal"/>
    </style:style>
    <style:style style:name="T284" style:family="text">
      <style:text-properties style:use-window-font-color="true" loext:opacity="0%" fo:font-style="normal" officeooo:rsid="0146da53" style:font-style-asian="normal" style:font-style-complex="normal"/>
    </style:style>
    <style:style style:name="T285" style:family="text">
      <style:text-properties style:use-window-font-color="true" loext:opacity="0%" fo:font-style="normal" officeooo:rsid="01d096d9" style:font-style-asian="normal" style:font-style-complex="normal"/>
    </style:style>
    <style:style style:name="T286" style:family="text">
      <style:text-properties style:use-window-font-color="true" loext:opacity="0%" fo:font-style="normal" officeooo:rsid="01cf03c2" style:font-style-asian="normal" style:font-style-complex="normal"/>
    </style:style>
    <style:style style:name="T287" style:family="text">
      <style:text-properties style:use-window-font-color="true" loext:opacity="0%" fo:font-style="normal" officeooo:rsid="01e3c115" style:font-style-asian="normal" style:font-style-complex="normal"/>
    </style:style>
    <style:style style:name="T288" style:family="text">
      <style:text-properties style:use-window-font-color="true" loext:opacity="0%" fo:font-style="normal" officeooo:rsid="01e42192" style:font-style-asian="normal" style:font-style-complex="normal"/>
    </style:style>
    <style:style style:name="T289" style:family="text">
      <style:text-properties style:use-window-font-color="true" loext:opacity="0%" fo:font-style="normal" officeooo:rsid="01e4d444" style:font-style-asian="normal" style:font-style-complex="normal"/>
    </style:style>
    <style:style style:name="T290" style:family="text">
      <style:text-properties style:use-window-font-color="true" loext:opacity="0%" fo:font-style="normal" officeooo:rsid="01e693d8" style:font-style-asian="normal" style:font-style-complex="normal"/>
    </style:style>
    <style:style style:name="T291" style:family="text">
      <style:text-properties style:use-window-font-color="true" loext:opacity="0%" fo:font-style="normal" officeooo:rsid="01e80ac7" style:font-style-asian="normal" style:font-style-complex="normal"/>
    </style:style>
    <style:style style:name="T292" style:family="text">
      <style:text-properties style:use-window-font-color="true" loext:opacity="0%" officeooo:rsid="04efb27c"/>
    </style:style>
    <style:style style:name="T293" style:family="text">
      <style:text-properties style:use-window-font-color="true" loext:opacity="0%" officeooo:rsid="04fc7ccb"/>
    </style:style>
    <style:style style:name="T294" style:family="text">
      <style:text-properties style:use-window-font-color="true" loext:opacity="0%" officeooo:rsid="04fcfdd3"/>
    </style:style>
    <style:style style:name="T295" style:family="text">
      <style:text-properties style:use-window-font-color="true" loext:opacity="0%" officeooo:rsid="04fe504f"/>
    </style:style>
    <style:style style:name="T296" style:family="text">
      <style:text-properties style:use-window-font-color="true" loext:opacity="0%" officeooo:rsid="051b7ef2"/>
    </style:style>
    <style:style style:name="T297" style:family="text">
      <style:text-properties style:use-window-font-color="true" loext:opacity="0%" officeooo:rsid="04fff58d"/>
    </style:style>
    <style:style style:name="T298" style:family="text">
      <style:text-properties style:use-window-font-color="true" loext:opacity="0%" officeooo:rsid="05004e31"/>
    </style:style>
    <style:style style:name="T299" style:family="text">
      <style:text-properties style:use-window-font-color="true" loext:opacity="0%" officeooo:rsid="0502656b"/>
    </style:style>
    <style:style style:name="T300" style:family="text">
      <style:text-properties style:use-window-font-color="true" loext:opacity="0%" officeooo:rsid="050095c9"/>
    </style:style>
    <style:style style:name="T301" style:family="text">
      <style:text-properties style:use-window-font-color="true" loext:opacity="0%" fo:font-style="italic" officeooo:rsid="01460cbe" style:font-style-asian="italic" style:font-style-complex="italic"/>
    </style:style>
    <style:style style:name="T302" style:family="text">
      <style:text-properties officeooo:rsid="0504e125"/>
    </style:style>
    <style:style style:name="T303" style:family="text">
      <style:text-properties officeooo:rsid="0505564f"/>
    </style:style>
    <style:style style:name="T304" style:family="text">
      <style:text-properties officeooo:rsid="050424ec"/>
    </style:style>
    <style:style style:name="T305" style:family="text">
      <style:text-properties officeooo:rsid="050af252"/>
    </style:style>
    <style:style style:name="T306" style:family="text">
      <style:text-properties officeooo:rsid="050fb9e4"/>
    </style:style>
    <style:style style:name="T307" style:family="text">
      <style:text-properties officeooo:rsid="05096c0f"/>
    </style:style>
    <style:style style:name="T308" style:family="text">
      <style:text-properties officeooo:rsid="051323d8"/>
    </style:style>
    <style:style style:name="T309" style:family="text">
      <style:text-properties officeooo:rsid="05136d86"/>
    </style:style>
    <style:style style:name="T310" style:family="text">
      <style:text-properties officeooo:rsid="0514e6c3"/>
    </style:style>
    <style:style style:name="T311" style:family="text">
      <style:text-properties officeooo:rsid="0516343d"/>
    </style:style>
    <style:style style:name="T312" style:family="text">
      <style:text-properties officeooo:rsid="051ca32f"/>
    </style:style>
    <style:style style:name="T313" style:family="text">
      <style:text-properties officeooo:rsid="0169aa85"/>
    </style:style>
    <style:style style:name="T314" style:family="text">
      <style:text-properties officeooo:rsid="0169b782"/>
    </style:style>
    <style:style style:name="T315" style:family="text">
      <style:text-properties officeooo:rsid="016ca12f"/>
    </style:style>
    <style:style style:name="T316" style:family="text">
      <style:text-properties officeooo:rsid="016ee7b6"/>
    </style:style>
    <style:style style:name="T317" style:family="text">
      <style:text-properties officeooo:rsid="016ef2fd"/>
    </style:style>
    <style:style style:name="T318" style:family="text">
      <style:text-properties officeooo:rsid="01711928"/>
    </style:style>
    <style:style style:name="T319" style:family="text">
      <style:text-properties officeooo:rsid="0527ae44"/>
    </style:style>
    <style:style style:name="T320" style:family="text">
      <style:text-properties officeooo:rsid="052b7d38"/>
    </style:style>
    <style:style style:name="T321" style:family="text">
      <style:text-properties officeooo:rsid="0172abda"/>
    </style:style>
    <style:style style:name="T322" style:family="text">
      <style:text-properties officeooo:rsid="0175dc88"/>
    </style:style>
    <style:style style:name="T323" style:family="text">
      <style:text-properties officeooo:rsid="0385556d"/>
    </style:style>
    <style:style style:name="T324" style:family="text">
      <style:text-properties officeooo:rsid="037a5985"/>
    </style:style>
    <style:style style:name="T325" style:family="text">
      <style:text-properties officeooo:rsid="03873844"/>
    </style:style>
    <style:style style:name="T326" style:family="text">
      <style:text-properties officeooo:rsid="053530a4"/>
    </style:style>
    <style:style style:name="T327" style:family="text">
      <style:text-properties officeooo:rsid="03873e7d"/>
    </style:style>
    <style:style style:name="T328" style:family="text">
      <style:text-properties officeooo:rsid="03895762"/>
    </style:style>
    <style:style style:name="T329" style:family="text">
      <style:text-properties officeooo:rsid="038c3c9b"/>
    </style:style>
    <style:style style:name="T330" style:family="text">
      <style:text-properties officeooo:rsid="038a1a4a"/>
    </style:style>
    <style:style style:name="T331" style:family="text">
      <style:text-properties officeooo:rsid="0536f4ff"/>
    </style:style>
    <style:style style:name="T332" style:family="text">
      <style:text-properties officeooo:rsid="0416cb32"/>
    </style:style>
    <style:style style:name="T333" style:family="text">
      <style:text-properties officeooo:rsid="053703b5"/>
    </style:style>
    <style:style style:name="T334" style:family="text">
      <style:text-properties officeooo:rsid="038e3b99"/>
    </style:style>
    <style:style style:name="T335" style:family="text">
      <style:text-properties officeooo:rsid="038f8431"/>
    </style:style>
    <style:style style:name="T336" style:family="text">
      <style:text-properties officeooo:rsid="0176ff44"/>
    </style:style>
    <style:style style:name="T337" style:family="text">
      <style:text-properties officeooo:rsid="0177e93d"/>
    </style:style>
    <style:style style:name="T338" style:family="text">
      <style:text-properties officeooo:rsid="017808d4"/>
    </style:style>
    <style:style style:name="T339" style:family="text">
      <style:text-properties officeooo:rsid="017839a4"/>
    </style:style>
    <style:style style:name="T340" style:family="text">
      <style:text-properties officeooo:rsid="0179781b"/>
    </style:style>
    <style:style style:name="T341" style:family="text">
      <style:text-properties officeooo:rsid="017c85a3"/>
    </style:style>
    <style:style style:name="T342" style:family="text">
      <style:text-properties officeooo:rsid="017d08ea"/>
    </style:style>
    <style:style style:name="T343" style:family="text">
      <style:text-properties officeooo:rsid="04fc7ccb"/>
    </style:style>
    <style:style style:name="T344" style:family="text">
      <style:text-properties officeooo:rsid="04fcfdd3"/>
    </style:style>
    <style:style style:name="T345" style:family="text">
      <style:text-properties officeooo:rsid="04fe504f"/>
    </style:style>
    <style:style style:name="T346" style:family="text">
      <style:text-properties officeooo:rsid="051b7ef2"/>
    </style:style>
    <style:style style:name="T347" style:family="text">
      <style:text-properties officeooo:rsid="01816a33"/>
    </style:style>
    <style:style style:name="T348" style:family="text">
      <style:text-properties officeooo:rsid="01835d95"/>
    </style:style>
    <style:style style:name="T349" style:family="text">
      <style:text-properties officeooo:rsid="01847ada"/>
    </style:style>
    <style:style style:name="T350" style:family="text">
      <style:text-properties officeooo:rsid="0184ec06"/>
    </style:style>
    <style:style style:name="T351" style:family="text">
      <style:text-properties officeooo:rsid="0186d8fe"/>
    </style:style>
    <style:style style:name="T352" style:family="text">
      <style:text-properties officeooo:rsid="01886907"/>
    </style:style>
    <style:style style:name="T353" style:family="text">
      <style:text-properties officeooo:rsid="0189339c"/>
    </style:style>
    <style:style style:name="T354" style:family="text">
      <style:text-properties officeooo:rsid="018b3f77"/>
    </style:style>
    <style:style style:name="T355" style:family="text">
      <style:text-properties officeooo:rsid="018f11f5"/>
    </style:style>
    <style:style style:name="T356" style:family="text">
      <style:text-properties officeooo:rsid="019054e0"/>
    </style:style>
    <style:style style:name="T357" style:family="text">
      <style:text-properties officeooo:rsid="019239bf"/>
    </style:style>
    <style:style style:name="T358" style:family="text">
      <style:text-properties officeooo:rsid="0194d07a"/>
    </style:style>
    <style:style style:name="T359" style:family="text">
      <style:text-properties officeooo:rsid="01965b53"/>
    </style:style>
    <style:style style:name="T360" style:family="text">
      <style:text-properties officeooo:rsid="0196fe90"/>
    </style:style>
    <style:style style:name="T361" style:family="text">
      <style:text-properties officeooo:rsid="0198b353"/>
    </style:style>
    <style:style style:name="T362" style:family="text">
      <style:text-properties officeooo:rsid="019ab734"/>
    </style:style>
    <style:style style:name="T363" style:family="text">
      <style:text-properties officeooo:rsid="019c7203"/>
    </style:style>
    <style:style style:name="T364" style:family="text">
      <style:text-properties officeooo:rsid="019d3b45"/>
    </style:style>
    <style:style style:name="T365" style:family="text">
      <style:text-properties officeooo:rsid="019d9452"/>
    </style:style>
    <style:style style:name="T366" style:family="text">
      <style:text-properties officeooo:rsid="01a0f7eb"/>
    </style:style>
    <style:style style:name="T367" style:family="text">
      <style:text-properties officeooo:rsid="01a12e7b"/>
    </style:style>
    <style:style style:name="T368" style:family="text">
      <style:text-properties officeooo:rsid="01a4c5ed"/>
    </style:style>
    <style:style style:name="T369" style:family="text">
      <style:text-properties officeooo:rsid="01aa1127"/>
    </style:style>
    <style:style style:name="T370" style:family="text">
      <style:text-properties officeooo:rsid="0277849e"/>
    </style:style>
    <style:style style:name="T371" style:family="text">
      <style:text-properties officeooo:rsid="04715cbb"/>
    </style:style>
    <style:style style:name="T372" style:family="text">
      <style:text-properties officeooo:rsid="0471bde1"/>
    </style:style>
    <style:style style:name="T373" style:family="text">
      <style:text-properties officeooo:rsid="01ae0305"/>
    </style:style>
    <style:style style:name="T374" style:family="text">
      <style:text-properties officeooo:rsid="01afec63"/>
    </style:style>
    <style:style style:name="T375" style:family="text">
      <style:text-properties officeooo:rsid="01b2cc75"/>
    </style:style>
    <style:style style:name="T376" style:family="text">
      <style:text-properties officeooo:rsid="01b2d4d0"/>
    </style:style>
    <style:style style:name="T377" style:family="text">
      <style:text-properties officeooo:rsid="01b44be1"/>
    </style:style>
    <style:style style:name="T378" style:family="text">
      <style:text-properties officeooo:rsid="01b4e7d7"/>
    </style:style>
    <style:style style:name="T379" style:family="text">
      <style:text-properties officeooo:rsid="01b7492e"/>
    </style:style>
    <style:style style:name="T380" style:family="text">
      <style:text-properties officeooo:rsid="01bb0afa"/>
    </style:style>
    <style:style style:name="T381" style:family="text">
      <style:text-properties style:font-name="serif"/>
    </style:style>
    <style:style style:name="T382" style:family="text">
      <style:text-properties style:font-name="serif" fo:font-style="italic" style:font-style-asian="italic" style:font-style-complex="italic"/>
    </style:style>
    <style:style style:name="T383" style:family="text">
      <style:text-properties officeooo:rsid="04efb27c"/>
    </style:style>
    <style:style style:name="T384" style:family="text">
      <style:text-properties officeooo:rsid="05181f73"/>
    </style:style>
    <style:style style:name="T385" style:family="text">
      <style:text-properties officeooo:rsid="04f5a580"/>
    </style:style>
    <style:style style:name="T386" style:family="text">
      <style:text-properties officeooo:rsid="04f0cf41"/>
    </style:style>
    <style:style style:name="T387" style:family="text">
      <style:text-properties officeooo:rsid="04f69624"/>
    </style:style>
    <style:style style:name="T388" style:family="text">
      <style:text-properties officeooo:rsid="04f233f7"/>
    </style:style>
    <style:style style:name="T389" style:family="text">
      <style:text-properties officeooo:rsid="04f419c1"/>
    </style:style>
    <style:style style:name="T390" style:family="text">
      <style:text-properties officeooo:rsid="01c4c187"/>
    </style:style>
    <style:style style:name="T391" style:family="text">
      <style:text-properties officeooo:rsid="01c6c088"/>
    </style:style>
    <style:style style:name="T392" style:family="text">
      <style:text-properties officeooo:rsid="01c9ff51"/>
    </style:style>
    <style:style style:name="T393" style:family="text">
      <style:text-properties officeooo:rsid="01cb2540"/>
    </style:style>
    <style:style style:name="T394" style:family="text">
      <style:text-properties officeooo:rsid="01cc6089"/>
    </style:style>
    <style:style style:name="T395" style:family="text">
      <style:text-properties officeooo:rsid="05811b47"/>
    </style:style>
    <style:style style:name="T396" style:family="text">
      <style:text-properties officeooo:rsid="05811dbd"/>
    </style:style>
    <style:style style:name="T397" style:family="text">
      <style:text-properties officeooo:rsid="05888a9e"/>
    </style:style>
    <style:style style:name="T398" style:family="text">
      <style:text-properties officeooo:rsid="0582078a"/>
    </style:style>
    <style:style style:name="T399" style:family="text">
      <style:text-properties officeooo:rsid="05823788"/>
    </style:style>
    <style:style style:name="T400" style:family="text">
      <style:text-properties officeooo:rsid="0582df36"/>
    </style:style>
    <style:style style:name="T401" style:family="text">
      <style:text-properties officeooo:rsid="0584d420"/>
    </style:style>
    <style:style style:name="T402" style:family="text">
      <style:text-properties officeooo:rsid="0586a439"/>
    </style:style>
    <style:style style:name="T403" style:family="text">
      <style:text-properties officeooo:rsid="01d19f34"/>
    </style:style>
    <style:style style:name="T404" style:family="text">
      <style:text-properties officeooo:rsid="01d52f3a"/>
    </style:style>
    <style:style style:name="T405" style:family="text">
      <style:text-properties officeooo:rsid="058b7898"/>
    </style:style>
    <style:style style:name="T406" style:family="text">
      <style:text-properties officeooo:rsid="05b6bccb"/>
    </style:style>
    <style:style style:name="T407" style:family="text">
      <style:text-properties officeooo:rsid="058c4732"/>
    </style:style>
    <style:style style:name="T408" style:family="text">
      <style:text-properties officeooo:rsid="058ceed8"/>
    </style:style>
    <style:style style:name="T409" style:family="text">
      <style:text-properties officeooo:rsid="01d8219c"/>
    </style:style>
    <style:style style:name="T410" style:family="text">
      <style:text-properties officeooo:rsid="01d9f403"/>
    </style:style>
    <style:style style:name="T411" style:family="text">
      <style:text-properties officeooo:rsid="01dbef59"/>
    </style:style>
    <style:style style:name="T412" style:family="text">
      <style:text-properties officeooo:rsid="008acce0"/>
    </style:style>
    <style:style style:name="T413" style:family="text">
      <style:text-properties officeooo:rsid="05bf8e6a"/>
    </style:style>
    <style:style style:name="T414" style:family="text">
      <style:text-properties officeooo:rsid="05c08d93"/>
    </style:style>
    <style:style style:name="T415" style:family="text">
      <style:text-properties officeooo:rsid="05c1fac4"/>
    </style:style>
    <style:style style:name="T416" style:family="text">
      <style:text-properties officeooo:rsid="05c341e6"/>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pace Combat Rules</text:p>
      <text:p text:style-name="P1">By the Junction Crew</text:p>
      <text:p text:style-name="P1"/>
      <text:p text:style-name="P173">So, when two space fleets fight, how <text:span text:style-name="T1">do</text:span><text:span text:style-name="T19"> you resolve it? Simple, by playing it out turn by turn.</text:span></text:p>
      <text:p text:style-name="P12"/>
      <text:p text:style-name="P9">The basics</text:p>
      <text:p text:style-name="P27"/>
      <text:p text:style-name="P174"><text:span text:style-name="T19">All space combat takes place on an infinite hexgrid. If playing on a physical gameboard, get creative </text:span><text:span text:style-name="T41">in order to approximate infinity</text:span><text:span text:style-name="T19">.</text:span></text:p>
      <text:p text:style-name="P27"/>
      <text:p text:style-name="P175"><text:span text:style-name="T19">Movement in this game is determined by </text:span><text:span text:style-name="T1">momentum</text:span><text:span text:style-name="T19">, not by position. All ships and guided weapons take two spaces on the hexgrid: one for their current location, and one for where they’re </text:span><text:span text:style-name="T1">going</text:span><text:span text:style-name="T19"> to be next turn if they stay on their current vector.</text:span></text:p>
      <text:p text:style-name="P29"/>
      <text:p text:style-name="P176"><text:span text:style-name="T19">Needed dice: </text:span><text:span text:style-name="T73">1d3 and 1d20, for resolving critical hits</text:span><text:span text:style-name="T19">. </text:span><text:span text:style-name="T42">A d100 is also needed for rolling miss chance in certain circumstances, for </text:span><text:span text:style-name="T43">checking if a shot hits a compromised section of armor, </text:span><text:span text:style-name="T73">and for determining whether or not a critical hit occurs.</text:span></text:p>
      <text:p text:style-name="P153"/>
      <text:p text:style-name="P177"><text:span text:style-name="T43">R</text:span><text:span text:style-name="T19">ecommended equipment for physical play: ship sheets, mechanical pencils, marked pawns corresponding to both future and present positions for all ships and guided weapon groups present.</text:span></text:p>
      <text:p text:style-name="P12"/>
      <text:h text:style-name="P253" text:outline-level="1"><text:span text:style-name="T88">Stage</text:span><text:span text:style-name="T87"> 0: Determine Objectives</text:span></text:h>
      <text:p text:style-name="P3"><text:span text:style-name="T19">Very rarely is the sole or even main objective of a fleet battle “destroy the enemy fleet”. Indeed, with Jump Engines a fleet </text:span><text:span text:style-name="T21">that doesn’t want to fight can simply jump out and evade almost all realistic pursuit. </text:span><text:span text:style-name="T22">So, what’s the reason these ships are standing and fighting regardless? What’s the objective here?</text:span></text:p>
      <text:p text:style-name="P14"/>
      <text:p text:style-name="P4"><text:span text:style-name="T19">One of the most </text:span><text:span text:style-name="T23">straightforward</text:span><text:span text:style-name="T19"> objectives is simply that one side wants to take this chunk of space and the other side wants it to</text:span><text:span text:style-name="T74">o</text:span><text:span text:style-name="T19">. This produces an outcome fairly similar </text:span><text:span text:style-name="T23">to a straight up “kill the other </text:span><text:span text:style-name="T24">fleet” battle, </text:span><text:span text:style-name="T25">as whoever has a credible fighting force in the area at the end of the battle can reasonably claim victory</text:span><text:span text:style-name="T24">.</text:span></text:p>
      <text:p text:style-name="P15"/>
      <text:p text:style-name="P5"><text:span text:style-name="T24">A</text:span><text:span text:style-name="T19">nother common option is a “VIP” mission. One side has something they’re trying to defend </text:span><text:span text:style-name="T26">and can’t readily move</text:span><text:span text:style-name="T19">; a shipyard, a valuable warship with a busted Jump engine, something like that. The other side wants to destroy it. Victory is determined by if </text:span><text:span text:style-name="T26">the objective is still intact at the end of the battle, and if </text:span><text:span text:style-name="T27">the defender managed to inflict enough casualties on the attacker to make the effort not worth it.</text:span></text:p>
      <text:p text:style-name="P16"/>
      <text:p text:style-name="P6"><text:span text:style-name="T27">T</text:span><text:span text:style-name="T19">he last pre-suggested option is blockade running; one side has something they’re trying to deliver safely to a specific location, and the other really doesn’t want to let them do that. </text:span><text:span text:style-name="T28">To prevent a tac jump from being an instant win, make victory not instantaneous by either having to defend the delivery ship for a while, or requiring multiple deliveries </text:span><text:span text:style-name="T29">to win.</text:span></text:p>
      <text:p text:style-name="P17"/>
      <text:p text:style-name="P7"><text:span text:style-name="T29">T</text:span><text:span text:style-name="T19">here’s plenty more possibilities for objectives than that, be creative!</text:span></text:p>
      <text:p text:style-name="P13"/>
      <text:p text:style-name="P10"/>
      <text:h text:style-name="P254" text:outline-level="1"><text:span text:style-name="T32">Stage</text:span><text:span text:style-name="T19"> 1: </text:span><text:span text:style-name="T20">Deploy Ships</text:span></text:h>
      <text:p text:style-name="P8"><text:span text:style-name="T20">P</text:span><text:span text:style-name="T19">lace all agreed upon ships for both sides onto a hexgrid. Ships on opposing sides shouldn’t start within each others’ direct fire weapons range, </text:span><text:span text:style-name="T30">but they also shouldn’t be unreasonably far apart either. </text:span><text:span text:style-name="T31">Agree on where any relevant objectives are befor</text:span><text:span text:style-name="T33">e starting</text:span><text:span text:style-name="T31">.</text:span></text:p>
      <text:p text:style-name="P205"><text:s/></text:p>
      <text:p text:style-name="P214"><text:span text:style-name="T31">A</text:span><text:span text:style-name="T19">t this point, apply relevant morale modifiers to each </text:span><text:span text:style-name="T35">side, based on the circumstances of the battle. </text:span><text:span text:style-name="T48">These circumstantial modifiers affect the </text:span><text:span text:style-name="T49">Target Morale Value, </text:span><text:span text:style-name="T50">rather than simply adjusting </text:span><text:span text:style-name="T51">the current Morale score.</text:span><text:span text:style-name="T48"><text:line-break/><text:line-break/></text:span><text:span text:style-name="T35">Does your side’s crew perceive their cause as just? +3 Morale.</text:span></text:p>
      <text:p text:style-name="P11"><text:span text:style-name="T19">Does your side’s crew perceive their cause as </text:span><text:span text:style-name="T1">unjust?</text:span><text:span text:style-name="T19"> -3 Morale.<text:line-break/><text:line-break/></text:span><text:span text:style-name="T75">Crew pay can also affect morale:<text:line-break/>-Bad Pay inflicts -2 Morale<text:line-break/>-Standard Pay provides +0 Morale<text:line-break/>-Double Pay provides +1 Morale</text:span></text:p>
      <text:p text:style-name="P19"/>
      <text:p text:style-name="P19">Is your side fighting to defend something? +<text:span text:style-name="T218">4</text:span> Morale<text:line-break/>If fighting to defend something, are they fighting a superior force? +<text:span text:style-name="T218">4</text:span> Morale</text:p>
      <text:p text:style-name="P19"/>
      <text:p text:style-name="P11"><text:span text:style-name="T19">If attacking </text:span><text:span text:style-name="T37">in this battle</text:span><text:span text:style-name="T19">, is your side fighting a superior force? -</text:span><text:span text:style-name="T50">4</text:span><text:span text:style-name="T19"> </text:span><text:span text:style-name="T36">Morale</text:span></text:p>
      <text:p text:style-name="P19"/>
      <text:p text:style-name="P20">Is your side fighting in friendly territory? +2 Morale</text:p>
      <text:p text:style-name="P18"/>
      <text:p text:style-name="P46">Is the ship starting battle with significant damage or resource depletion? -2 Morale</text:p>
      <text:p text:style-name="P46"/>
      <text:p text:style-name="P47">Is the ship a mix of Brainwashed and non-Brainwashed crew? -4 Morale<text:line-break/>If not, is there another ship in the same fleet with Brainwashed crew? -2 Morale</text:p>
      <text:p text:style-name="P21"/>
      <text:p text:style-name="P34">Lastly, if any ships are using Photvoltaic Panels for energy generation, agree on the light level. <text:span text:style-name="T390">This determines the volume per energy of said Photovoltaic Panels.</text:span></text:p>
      <text:h text:style-name="P253" text:outline-level="1"><text:span text:style-name="T32">Stage</text:span><text:span text:style-name="T19"> 2: The Turn Order</text:span></text:h>
      <text:p text:style-name="P172"><text:span text:style-name="T19">Each </text:span><text:span text:style-name="T34">turn occurs in three phases: </text:span><text:span text:style-name="T38">the Firing Phase, the </text:span><text:span text:style-name="T39">Maneuver Phase, and the Crew Phase. During each phase, </text:span><text:span text:style-name="T40">orders are resolved simultaneously where not otherwise noted.</text:span></text:p>
      <text:h text:style-name="P258" text:outline-level="3">Firing Phase</text:h>
      <text:p text:style-name="P22">First in the turn <text:span text:style-name="T89">order is the firing phase, when direct-fire weapons are fired, </text:span><text:span text:style-name="T90">guided weapons are launched or detonated, point defense takes place, and (most) hits are calculated.</text:span></text:p>
      <text:h text:style-name="P260" text:outline-level="4"><text:span text:style-name="T160">Important Rule: </text:span>Power Generation</text:h>
      <text:p text:style-name="P23">At the start of this phase, set the ship’s energy level <text:span text:style-name="T91">to its current power generation capability as determined by </text:span><text:span text:style-name="T92">its power plants. </text:span><text:span text:style-name="T101">Remember to subtract the </text:span><text:span text:style-name="T391">Rocket Fuel needed for energy generation if you’re using Fuel Cells.</text:span></text:p>
      <text:p text:style-name="P23"/>
      <text:p text:style-name="P252">Generated energy does not persist between turns. Any energy not used is wasted.</text:p>
      <text:h text:style-name="P261" text:outline-level="4"><text:span text:style-name="T160">Important Rule: </text:span>ECM and Jamming</text:h>
      <text:p text:style-name="P24">Before resolving <text:span text:style-name="T1">any</text:span> attack, compare the attacker’s Sensors rating with the target’s ECM rating. If the ECM rating is higher, <text:span text:style-name="T104">the attacker is Jammed and has much greater odds of missing. </text:span><text:span text:style-name="T164">ECM and Sensors both consume energy to use, so you must choose what level they’re both turned to at the start of each firing phase; this includes turning them off completely.</text:span></text:p>
      <text:p text:style-name="P193"/>
      <text:p text:style-name="P24"><text:span text:style-name="T155">Jammed d</text:span><text:span text:style-name="T104">irect fire attacks treat their Precision Targeting and Guaranteed Hit range brackets as </text:span><text:span text:style-name="T154">their Probable Hit </text:span><text:span text:style-name="T155">range bracket, gaining a 50% miss chance; they cannot use their Probable Hit range bracket </text:span><text:span text:style-name="T157">under these circumstances</text:span><text:span text:style-name="T155">. If </text:span><text:span text:style-name="T156">ECM is at least ten higher than sensors, direct fire weapons also cannot use their Guaranteed Hit range bracket.</text:span></text:p>
      <text:p text:style-name="P194"/>
      <text:p text:style-name="P26"><text:span text:style-name="T373">Light </text:span>Guided <text:span text:style-name="T373">W</text:span>eapons have a Sensors rating of <text:span text:style-name="T373">four</text:span> by default, <text:span text:style-name="T373">while Heavy Guided Weapons have a Sensors rating of 20</text:span>. <text:span text:style-name="T158">If Jammed, they </text:span><text:span text:style-name="T2">usually</text:span><text:span text:style-name="T158"> gain a significant miss chance, depending on their guidance package. However, if exposed to any amount of ECM from the target, a Home On Jam missile is </text:span><text:span text:style-name="T228">guaranteed</text:span><text:span text:style-name="T158"> to </text:span><text:span text:style-name="T374">cause the “ECM Damaged” critical hit</text:span><text:span text:style-name="T158">, </text:span><text:span text:style-name="T159">ignoring all decoys</text:span><text:span text:style-name="T158">.</text:span></text:p>
      <text:p text:style-name="P195"/>
      <text:p text:style-name="P166">When <text:span text:style-name="T370">an ally is attacking a target</text:span> <text:span text:style-name="T370">with ECM, a ship with a Sensor Uplink may opt to </text:span><text:span text:style-name="T371">assist said ally with the attack. Subtract the enemy’s ECM from the assisting ship’s Sensors rating to get the Assist Factor, then add that value to the ally’s sensor rating for the purpose of attack resolution only. </text:span><text:span text:style-name="T372">This only lasts until the end of the current Firing Phase.</text:span><text:span text:style-name="T371"> Per unit volume of Sensor Uplink, a ship can assist five allied ships or guided weapons per turn in this manner.</text:span></text:p>
      <text:h text:style-name="P260" text:outline-level="4">Stuff to Do: Guided Weapon Attacks</text:h>
      <text:p text:style-name="P30">Guided weapons which have been <text:span text:style-name="T99">previously</text:span> launched <text:span text:style-name="T99">on another turn</text:span> may now activate their payloads, if appropriate. <text:span text:style-name="T99">Kinetic missiles and n</text:span><text:span text:style-name="T315">uclear</text:span><text:span text:style-name="T99"> bombs must be in the same hex as </text:span><text:span text:style-name="T100">an enemy ship. Meanwhile NEFP, Excalibur, Light Gas Guns, or Chemical Lasers must be in range of an appropriate target. EM Deflectors and Decoys are passive. </text:span><text:span text:style-name="T102">Documentation on what </text:span><text:span text:style-name="T103">the various guided weapon</text:span><text:span text:style-name="T102"> payloads </text:span><text:span text:style-name="T103">and guidance weapons</text:span><text:span text:style-name="T102"> do will be listed at the end of the combat rules.</text:span></text:p>
      <text:p text:style-name="P30"/>
      <text:p text:style-name="P156">Guided weapon launches and attacks both provoke point defense if within range of eligible enemy weapons.</text:p>
      <text:p text:style-name="P156"/>
      <text:p text:style-name="P157">A Guided Weapon that <text:span text:style-name="T404">passed through a ship’s current location during the last maneuver phase can attack that ship.</text:span></text:p>
      <text:h text:style-name="Heading_20_4" text:outline-level="4">Stuff to Do: Point Defense</text:h>
      <text:p text:style-name="P31">Ships and gun-armed guided weapons <text:span text:style-name="T165">can attempt to shoot down </text:span><text:span text:style-name="T375">enemy</text:span><text:span text:style-name="T165"> guided weapons before they manage to hit. </text:span><text:span text:style-name="T166">Excalibur missiles can be launched and used in one action as point defense in this manner; direct fire weapons can also be used for </text:span><text:span text:style-name="T167">point defense, provided they were not fired in any role aside from point defense last turn. </text:span><text:span text:style-name="T192">Allied ships and may also contribute to Point Defense, provided that the guided weapon attack is taking place within Guaranteed Hit range of eligible weapons.</text:span></text:p>
      <text:p text:style-name="P188"/>
      <text:p text:style-name="P32">When used for point defense, <text:span text:style-name="T180">Macron</text:span> Guns can shoot targets equal to their Area Denial stat, while <text:span text:style-name="T168">L</text:span>asers can shoot targets equal to their Redundant Emitters stat (minimum 1). <text:span text:style-name="T189">Both these weapons divide their attack power by the number of targets engaged.</text:span> <text:span text:style-name="T169">The guided weapon must be within the </text:span><text:span text:style-name="T170">Guaranteed Hit range of </text:span><text:span text:style-name="T171">the weapon in question; in addition, Light Guided Weapons can only be hit from a maximum range of 15 hexes, while Heavy Guided Weapons can only be hit from a maximum range of </text:span><text:span text:style-name="T172">20 hexes.</text:span></text:p>
      <text:p text:style-name="P189"/>
      <text:p text:style-name="P33">If the attack power of the point defense is equal to or greater than the Durability of the guided weapon <text:soft-page-break/>in question, <text:span text:style-name="T169">that guided </text:span><text:span text:style-name="T173">weapon is destroyed before it can do any damage. </text:span><text:span text:style-name="T376">Light Guided Weapons have 1 Durability, while Heavy Guided Weapons have </text:span><text:span text:style-name="T392">8</text:span><text:span text:style-name="T376"> Durability. </text:span><text:span text:style-name="T377">Kinetic missiles increase that to 3 and </text:span><text:span text:style-name="T392">24</text:span><text:span text:style-name="T377"> Durability respectively.</text:span></text:p>
      <text:h text:style-name="P262" text:outline-level="4" text:is-list-header="true">Stuff to Do: Launch Guided Weapons</text:h>
      <text:p text:style-name="P28">Next, all ships which are launchin<text:span text:style-name="T93">g </text:span><text:span text:style-name="T94">Guided Weapons this turn do so. </text:span><text:span text:style-name="T95">Guided weapons start in the same hex as the ship which launched them. </text:span><text:span text:style-name="T96">Weapons launched from a VLS </text:span><text:span text:style-name="T97">always inherit the velocity of their launching ship, but ones launched from a</text:span><text:span text:style-name="T98">n</text:span><text:span text:style-name="T97"> </text:span><text:span text:style-name="T98">electro</text:span><text:span text:style-name="T97">magnetic catapult may have </text:span><text:span text:style-name="T98">a change in </text:span><text:span text:style-name="T97">velocity </text:span><text:span text:style-name="T98">up to the catapult’s rating applied. </text:span></text:p>
      <text:p text:style-name="P28"/>
      <text:p text:style-name="P52">A VLS could hypothetically fire all of its guided weapons in a single turn, but electromagnetic catapults have a fixed rate of fire.</text:p>
      <text:p text:style-name="P52"/>
      <text:p text:style-name="P164">If an Electromagnetic Catapult can make the future position marker <text:span text:style-name="T238">for the guided weapon it’s launching and the ship it’s targeting match, and the guided weapon has a higher acceleration than the target, the EM Catapult can perform a Mass Driver attack. </text:span><text:span text:style-name="T239">When performing a Mass Driver attack, record how much of the EM Catapult’s velocity cap </text:span><text:span text:style-name="T13">wasn’t</text:span><text:span text:style-name="T239"> used </text:span><text:span text:style-name="T236">to put the Guided Weapon on its collision trajectory.</text:span></text:p>
      <text:p text:style-name="P164"/>
      <text:p text:style-name="P165">Guided Weapons fired in a Mass Driver attack are <text:span text:style-name="T235">committed to targeting the specific ship they were launched at. They cannot divert their course to hit another ship, </text:span><text:span text:style-name="T236">though they </text:span><text:span text:style-name="T12">may</text:span><text:span text:style-name="T236"> be ordered to miss and simply be removed from play. In exchange they get to apply the un-used velocity from the </text:span><text:span text:style-name="T237">EM Catapult <text:s/>for the purpose of kinetic damage calculations.</text:span></text:p>
      <text:p text:style-name="P190"/>
      <text:h text:style-name="Heading_20_4" text:outline-level="4">Stuff to Do: Direct Fire Attacks</text:h>
      <text:p text:style-name="P183"/>
      <text:p text:style-name="P35">Aside from lobbing missiles at each other, ships have the <text:span text:style-name="T174">ability to just use their guns and shoot each other. There are three direct fire weapon types available: </text:span><text:span text:style-name="T180">Macron</text:span><text:span text:style-name="T174"> Guns, Lasers, and Particle Beams. </text:span><text:span text:style-name="T175">All of them share </text:span><text:span text:style-name="T176">a couple basic characteristics.</text:span></text:p>
      <text:p text:style-name="P191"/>
      <text:p text:style-name="P36">First is range brackets. All direct fire weapons share three range brackets: Precision Targeting, Guaranteed Hit, and Probable Hit. </text:p>
      <text:p text:style-name="P192"/>
      <text:p text:style-name="P36">Within Precision Targeting <text:span text:style-name="T177">range, </text:span><text:span text:style-name="T178">the attack </text:span><text:span text:style-name="T337">has tripled odds of a critical hit, and the attacker can choose which chart crits are rolled on. </text:span><text:span text:style-name="T338">Within Guaranteed Hit range, there is </text:span><text:span text:style-name="T179">Within Probable Hit range </text:span><text:span text:style-name="T181">there is a base 50% miss chance; hits impact a random location.</text:span></text:p>
      <text:p text:style-name="P36"/>
      <text:p text:style-name="P37"><text:span text:style-name="T185">All direct-fire weapons on the same ship with identical </text:span><text:span text:style-name="T186">type, attack power, and range</text:span><text:span text:style-name="T185"> ha</text:span><text:span text:style-name="T187">ve</text:span><text:span text:style-name="T185"> the ability to synchronize fire. When synchronizing fire, all shots are directed at a single hit location on the target ship, and sum their attack power together as if they were a single hit. Miss chance is still rolled individually for each shot, if applicable. </text:span><text:span text:style-name="T188">Synch Fire is only available if within Precision Targeting range.</text:span></text:p>
      <text:p text:style-name="P192"/>
      <text:p text:style-name="P38">In addition, each type of direct fire weapon has a special ability.</text:p>
      <text:p text:style-name="P202"/>
      <text:p text:style-name="P38">Macron Guns have access to Area Denial as a <text:span text:style-name="T182">secondary attack mode. When making an area denial attack, mark hexes within twice the weapon’s Probable Hit range equal to the Area Denial stat. Any ship or guided weapon that passes through one of those hexes during the following maneuver phase takes a </text:span><text:span text:style-name="T339">guaranteed </text:span><text:span text:style-name="T182">hit, </text:span><text:span text:style-name="T189">with the attack power divided by the number of hexes marked. All marked hexes from a single gun must be connected, and ships/</text:span><text:span text:style-name="T191">guided weapons</text:span><text:span text:style-name="T189"> in motion are immune to marks on their starting hex</text:span><text:span text:style-name="T182">. This ignores ECM.</text:span></text:p>
      <text:p text:style-name="P39"><text:soft-page-break/>A ship or guided weapon can skip over Area Denial hexes that were placed closer to their current position than half their total speed without taking damage. An object that ends its maneuver on an Area Denial hex takes damage regardless of how it was moving.</text:p>
      <text:p text:style-name="P210"><text:s/></text:p>
      <text:p text:style-name="P39"><text:span text:style-name="T412">Lasers can have Redundant Emitters. If a laser with Redundant Emitters is hit, the laser loses one Redundant Emitter and the hit location is re-rolled. Yes, this can hit the laser again. A particle beam capable of piercing </text:span><text:span text:style-name="T183">the armor over the laser ignores this particular defense. In addition, a laser can attack multiple targets up to its Redundant Emitters stat, dividing its attack power between them.</text:span></text:p>
      <text:p text:style-name="P211"><text:s/></text:p>
      <text:p text:style-name="P249"><text:span text:style-name="T282">Particle Beams have a</text:span><text:span text:style-name="T287">n Armor Penetration rating. </text:span><text:span text:style-name="T288">When attacking a target with armor, </text:span><text:span text:style-name="T289">the armor’s protection rating is treated as lower by a percentage equal to the Armor Penetration rating. The effective protection rating is rounded up to the nearest whole integer. </text:span><text:span text:style-name="T290">If all the target’s crew spaces and command modules have at least Light Radiation Shielding, </text:span><text:span text:style-name="T291">the AP rating is treated as 25% lower. Universal coverage with Heavy Radiation Shielding intensifies the reduction to 40%.</text:span></text:p>
      <text:h text:style-name="P263" text:outline-level="4">Stuff To Do: Interdiction</text:h>
      <text:p text:style-name="P247"><text:span text:style-name="T381">Jump Drives can also be used to disrupt Jump Space, preventing nearby ships from performing Tactical</text:span><text:line-break/><text:span text:style-name="T381">Jumps. Spend Energy up to the maximum your Jump Engine can use, gaining one Interdiction Strength</text:span><text:line-break/><text:span text:style-name="T381">per unit of Energy spent. Interdiction Strength lasts for one turn.</text:span></text:p>
      <text:p text:style-name="P247"><text:span text:style-name="T381">Each point of Interdiction Strength makes all ships treat their Jump Rating as one rank lower.</text:span><text:line-break/><text:span text:style-name="T381">Interdiction Strength decreases by one for every squaring of distance (1, 4, 9, 16, 25...) between the</text:span><text:line-break/><text:span text:style-name="T381">interdicting ship and the jumping ship. A ship needs an effective jump rating of one or higher to</text:span><text:line-break/><text:span text:style-name="T381">perform a tactical jump.</text:span></text:p>
      <text:p text:style-name="P248"><text:span text:style-name="T381">Ships coming </text:span><text:span text:style-name="T382">out</text:span><text:span text:style-name="T381"> of a jump arrive on the nearest hex to their destination where their effective Jump rating would be one or higher.</text:span></text:p>
      <text:p text:style-name="P247"><text:span text:style-name="T381">Interdiction of any strength resets all progress on performing a non-combat jump.</text:span> </text:p>
      <text:h text:style-name="Heading_20_4" text:outline-level="4">Important Rule: <text:span text:style-name="T161">Armor, Damage, and </text:span><text:span text:style-name="T314">Critical Hits</text:span></text:h>
      <text:p text:style-name="P54">Ships have three characteristics that affect <text:span text:style-name="T318">how they respond to an attack: Their Armor Value, their Protection Rating, and their Integrity </text:span><text:span text:style-name="T336">Score.</text:span></text:p>
      <text:p text:style-name="P54"/>
      <text:p text:style-name="P55">When a ship takes a hit, the armor’s Protection Rating is subtracted from that attack’s <text:span text:style-name="T337">Attack Power. This absorbed attack power is subtracted from the ship’s Armor Value, while anything left over is subtracted from the ship’s Integrity Score. A ship that </text:span><text:span text:style-name="T340">reaches zero </text:span><text:span text:style-name="T341">or negative </text:span><text:span text:style-name="T340">Integrity is destroyed, and can no longer participate in battle.</text:span></text:p>
      <text:p text:style-name="P55"/>
      <text:p text:style-name="P56">If the ship’s Armor Value isn’t at its designed maximum, there’s a percent chance – equal to the percentage of Armor Value missing – that the attack hits a compromised section of armor. Said attacks treat the ship as completely unarmored, <text:span text:style-name="T341">with the full value of the Attack Power </text:span><text:span text:style-name="T342">being subtracted from the ship’s Integrity and no further Armor Value being lost.</text:span></text:p>
      <text:p text:style-name="P209"><text:s/></text:p>
      <text:p text:style-name="P57">Any attack that affects a ship’s Integrity Score has a chance of becoming a Critical Hit. For each <text:span text:style-name="T343">percentage point of a ship’s Integrity Rating that the attack had in post-armor Attack Power, </text:span><text:span text:style-name="T344">there is a 10% chance of getting a Critical Hit. </text:span><text:span text:style-name="T345">Round up.</text:span></text:p>
      <text:p text:style-name="P208"><text:s/></text:p>
      <text:p text:style-name="P91"/>
      <text:p text:style-name="P92"><text:span text:style-name="T345">I</text:span>f critical hit chances exceed 100%, that converts to a number of guaranteed crits equal to full multiples of 100% crit chance, and an additional possible crit <text:span text:style-name="T346">using the last two digits of total crit chance as its crit odds.</text:span></text:p>
      <text:p text:style-name="P58">Critical hits are rolled on the three critical hit tables listed in Appendix 2. <text:span text:style-name="T347">Normally, </text:span><text:span text:style-name="T348">which table a critical hit is rolled from </text:span><text:span text:style-name="T349">is randomly selected with a three-sided die. However, under certain circumstances a</text:span><text:span text:style-name="T350">n attacker can </text:span><text:span text:style-name="T16">choose</text:span><text:span text:style-name="T350"> which </text:span><text:span text:style-name="T351">critical hit table a crit is rolled on. Direct fire weapons within </text:span><text:span text:style-name="T352">Precision Targeting range can choose whichever crit table the attacker wants, </text:span><text:span text:style-name="T353">while certain Guided Weapon guidance options selectively hit on a specific crit table.</text:span></text:p>
      <text:h text:style-name="Heading_20_4" text:outline-level="4">Important Rule: Hazardous Propellants</text:h>
      <text:p text:style-name="P182"/>
      <text:p text:style-name="P59">Chemical Rocket Fuel and Dissolved Fissiles are Hazardous Propellants. <text:span text:style-name="T316">If your ship uses either of these propellants </text:span><text:span text:style-name="T317">and you fall victim to the Propellant Leak critical hit, </text:span><text:span text:style-name="T354">there are additional nasty effects.</text:span></text:p>
      <text:p text:style-name="P59"/>
      <text:p text:style-name="P60">For both propellants, an additional critical hit is rolled on a random table. This represents where the ship’s propellant is leaking <text:span text:style-name="T1">to</text:span>.<text:span text:style-name="T1"> </text:span>Instead of the normal effects, both sorts of propellant leak cause other issues.</text:p>
      <text:p text:style-name="P60"/>
      <text:p text:style-name="P61">Both sorts of <text:span text:style-name="T355">Hazardous</text:span> <text:span text:style-name="T355">Propellant Leak will severely worsen </text:span><text:span text:style-name="T356">another Critical Hit that impacts their affected area. </text:span><text:span text:style-name="T357">If another critical hit impacts </text:span><text:span text:style-name="T358">the area, the following occurs:</text:span></text:p>
      <text:p text:style-name="P61"/>
      <text:p text:style-name="P61">-<text:span text:style-name="T358">Any and all Repair Point costs are doubled<text:line-break/>-Magazine hits cause 35% of loaded Guided Weapons to be lost instead of 25%<text:line-break/>-</text:span><text:span text:style-name="T359">Command Hits paralyze the ship’s ability to fire and maneuver for a turn<text:line-break/>-Any and all </text:span><text:span text:style-name="T360">Personnel Table crits </text:span><text:span text:style-name="T361">have their casualties increased by 20%, stacking additive</text:span><text:span text:style-name="T363">ly</text:span><text:span text:style-name="T361">.</text:span></text:p>
      <text:p text:style-name="P61"/>
      <text:p text:style-name="P62">Fixing the Propellant Leak <text:span text:style-name="T362">via Damage Control </text:span><text:span text:style-name="T363">removes these risks.</text:span></text:p>
      <text:p text:style-name="P62"/>
      <text:p text:style-name="P63">Dissolved Fissiles are <text:span text:style-name="T364">even more dangerous, carrying an additional risk. Regardless of whether their leak location receives another crit</text:span><text:span text:style-name="T366">ical hit</text:span><text:span text:style-name="T364">, it now has a Criticality Countdown. </text:span><text:span text:style-name="T365">This </text:span><text:span text:style-name="T413">gives you two turns to clean up all the leaked nuclear material before it goes critical. While the propellant leak is ongoing, </text:span><text:span text:style-name="T414">the amount of Repair Points needed to clean up the mess goes up by one each turn per two Volume of Dissolved Fissiles tank, rounding up. </text:span></text:p>
      <text:p text:style-name="P212"><text:s/></text:p>
      <text:p text:style-name="P162">Cleaning up all of the leaked propellant resets the countdown, even if the propellant leak is ongoing.</text:p>
      <text:p text:style-name="P212"><text:s/></text:p>
      <text:p text:style-name="P64"><text:span text:style-name="T415">A leakt going critical immediately triggers the associated critical hit effect, with the following modifications:</text:span><text:line-break/>-No amount of Repair Points will remove a <text:span text:style-name="T367">negative effect</text:span> inflicted by Criticality.<text:line-break/>-A Magazine <text:span text:style-name="T416">or VLS </text:span>subjected to Criticality loses all its munitions.<text:line-break/>-Command modules going critical <text:span text:style-name="T359">paralyze</text:span>s<text:span text:style-name="T359"> the ship’s ability to fire and maneuver for a turn</text:span></text:p>
      <text:p text:style-name="P64">-Casualties from a crew section going critical are 90%.<text:line-break/>-If Criticality inflicts a <text:span text:style-name="T1">propellant leak</text:span>, the entire ship is immediately destroyed in a nuclear explosion.</text:p>
      <text:h text:style-name="Heading_20_3" text:outline-level="3"><text:soft-page-break/>Maneuver Phase</text:h>
      <text:h text:style-name="Heading_20_3" text:outline-level="3">Important Rule: <text:span text:style-name="T190">Acceleration &amp; </text:span>Delta V</text:h>
      <text:p text:style-name="P180"/>
      <text:p text:style-name="P41">For the <text:span text:style-name="T193">most part, this game is based on </text:span><text:span text:style-name="T194">momentum for movement; </text:span><text:span text:style-name="T195">each ship, guided weapon, and other mobile object has a momentum vector, and moving along it </text:span><text:span text:style-name="T196">each turn costs no resources. Changing this vector costs a resource labeled Delta V, which each ship and guided weapon has a finite amount of. </text:span><text:span text:style-name="T197">Each hex per turn that a ship or guided weapon changes its </text:span><text:span text:style-name="T198">vector by subtracts one point of Delta V from the ship or guided weapon’s reserve.</text:span></text:p>
      <text:p text:style-name="P181"/>
      <text:p text:style-name="P42">Each propellant tank has its contribution to a ship’s Delta V reserve listed; when spending Delta V, chose which propellant tank you’re withdrawing from. If a propellant tank is destroyed you lose all the propellant it contains, obviously.</text:p>
      <text:h text:style-name="Heading_20_4" text:outline-level="4">Stuff To Do: <text:span text:style-name="T162">Ship Maneuver</text:span></text:h>
      <text:p text:style-name="P179"/>
      <text:p text:style-name="P40"><text:span text:style-name="T199">At this point, ships </text:span><text:span text:style-name="T200">may adjust their vector </text:span><text:span text:style-name="T201">by spending Delta V to accelerate, up to their acceleration rating. Move all ships to the current location of their future position indicator, and move the future position indicator to correspond to their new vector. </text:span><text:span text:style-name="T208">Pay attention, ships using an Electric </text:span><text:span text:style-name="T378">or Thermo-Electric</text:span><text:span text:style-name="T208"> Rocket for propulsion need Energy to </text:span><text:span text:style-name="T210">provide acceleration</text:span><text:span text:style-name="T208">!</text:span></text:p>
      <text:p text:style-name="P213"/>
      <text:h text:style-name="Heading_20_4" text:outline-level="4" text:is-list-header="true"><text:span text:style-name="T3">Stuff To Do: </text:span><text:span text:style-name="T4">Tactical Jumps</text:span></text:h>
      <text:p text:style-name="P43">If a ship has a functioning Jump Engine and the energy to <text:span text:style-name="T202">spend on it, </text:span><text:span text:style-name="T203">they may perform a tactical jump. Ships performing a tactical jump may either retreat from battle, or </text:span><text:span text:style-name="T204">select any destination hex within the battle to jump to. Write down </text:span><text:span text:style-name="T209">either an indication of retreat or </text:span><text:span text:style-name="T204">the </text:span><text:span text:style-name="T4">exact</text:span><text:span text:style-name="T204"> destination hex, and place it face down; the idea is to make sure your opponent </text:span><text:span text:style-name="T205">knows you haven’t changed it, while making sure </text:span><text:span text:style-name="T5">you</text:span><text:span text:style-name="T205"> know they haven’t looked at it. </text:span><text:span text:style-name="T206">Jump destinations are the </text:span><text:span text:style-name="T6">only</text:span><text:span text:style-name="T206"> piece of hidden information in the entire game.</text:span></text:p>
      <text:p text:style-name="P43"/>
      <text:section text:style-name="Sect1" text:name="Section2">
        <text:p text:style-name="P40"><text:span text:style-name="T207">The jumping ship is now removed from play for a number of turns determined by the variety of Jump Engine it is fitted with. </text:span><text:span text:style-name="T210">Once the specified number of turns has passed </text:span><text:span text:style-name="T212">and the Jump phase is reached</text:span><text:span text:style-name="T210">, </text:span><text:span text:style-name="T211">the jump’s destination is revealed. If the ship retreated, it does not reappear; otherwise it is placed on the specified destination hex, with its momentum vector unchanged from before the Jump.</text:span></text:p>
        <table:table table:name="Table2" table:style-name="Table2">
          <table:table-column table:style-name="Table2.A"/>
          <table:table-column table:style-name="Table2.B"/>
          <table:table-row>
            <table:table-cell table:style-name="Table2.A1" office:value-type="string">
              <text:p text:style-name="P234">Turns Used</text:p>
            </table:table-cell>
            <table:table-cell table:style-name="Table2.B1" office:value-type="string">
              <text:p text:style-name="P234">Engine Type(s)</text:p>
            </table:table-cell>
          </table:table-row>
          <table:table-row>
            <table:table-cell table:style-name="Table2.A2" office:value-type="string">
              <text:p text:style-name="P234">5</text:p>
            </table:table-cell>
            <table:table-cell table:style-name="Table2.B2" office:value-type="string">
              <text:p text:style-name="P234">I<text:span text:style-name="T393">nterdictor</text:span></text:p>
            </table:table-cell>
          </table:table-row>
          <table:table-row>
            <table:table-cell table:style-name="Table2.A2" office:value-type="string">
              <text:p text:style-name="P234">4</text:p>
            </table:table-cell>
            <table:table-cell table:style-name="Table2.B2" office:value-type="string">
              <text:p text:style-name="P234">Long-Range</text:p>
            </table:table-cell>
          </table:table-row>
          <table:table-row>
            <table:table-cell table:style-name="Table2.A2" office:value-type="string">
              <text:p text:style-name="P235">3</text:p>
            </table:table-cell>
            <table:table-cell table:style-name="Table2.B2" office:value-type="string">
              <text:p text:style-name="P235">Rudimentary, Industrial</text:p>
            </table:table-cell>
          </table:table-row>
          <table:table-row>
            <table:table-cell table:style-name="Table2.A2" office:value-type="string">
              <text:p text:style-name="P235">2</text:p>
            </table:table-cell>
            <table:table-cell table:style-name="Table2.B2" office:value-type="string">
              <text:p text:style-name="P235">Standard</text:p>
            </table:table-cell>
          </table:table-row>
          <table:table-row>
            <table:table-cell table:style-name="Table2.A6" office:value-type="string">
              <text:p text:style-name="P235">1</text:p>
            </table:table-cell>
            <table:table-cell table:style-name="Table2.B6" office:value-type="string">
              <text:p text:style-name="P235">Tactical</text:p>
            </table:table-cell>
          </table:table-row>
        </table:table>
      </text:section>
      <text:p text:style-name="P45"/>
      <text:p text:style-name="P45">So long as a ship has at least a tenth of the needed energy it can <text:span text:style-name="T1">technically</text:span> initiate a Jump, spending energy towards the total amount needed. <text:span text:style-name="T215">When slow-charging a Jump in this manner, </text:span><text:span text:style-name="T216">a ship cannot accelerate without spoiling </text:span><text:span text:style-name="T217">the partially-charged Jump.</text:span><text:span text:style-name="T216"> As such, this is not recommended outside desperate attempts to flee from battle.</text:span></text:p>
      <text:p text:style-name="P178"/>
      <text:h text:style-name="P264" text:outline-level="4"/>
      <text:h text:style-name="P261" text:outline-level="4"><text:span text:style-name="T162">Stuff To Do: </text:span><text:span text:style-name="T163">Guided Weapon Maneuver</text:span></text:h>
      <text:p text:style-name="P44">Players may now adjust the <text:span text:style-name="T213">trajectory of their Guided Weapons. They maneuver in much the same way as ships, except that they lack specific propellant tanks to withdraw their Delta V from. Guided Weapons with solid fuel propulsion may only accelerate during a single turn, </text:span><text:span text:style-name="T214">even if they don’t use all their Delta V. This happening at the end of the Maneuver Phase is to allow attack trajectories against ships to respond to those ships’ maneuvers.</text:span></text:p>
      <text:h text:style-name="Heading_20_4" text:outline-level="4">Important Rule: Threat Zones</text:h>
      <text:p text:style-name="P250"><text:span text:style-name="T283">If the vector of a guided weapon or ship passed through enemy weapons range </text:span><text:span text:style-name="T301">as of the end of the maneuver phase, </text:span><text:span text:style-name="T283">the guided weapon or ship in question is added to that weapon’s eligible target list during the next firing phase, using the </text:span><text:span text:style-name="T284">most accurate range bracket the object traveled through. </text:span></text:p>
      <text:p text:style-name="P158"/>
      <text:p text:style-name="P251"><text:span text:style-name="T284">O</text:span><text:span text:style-name="T286">n a similar note, guided weapons who’s straight-line trajectory pass through a ship’</text:span><text:span text:style-name="T285">s hex</text:span><text:span text:style-name="T286"> can attack that ship during the next firing phase.</text:span></text:p>
      <text:h text:style-name="P259" text:outline-level="3">Crew Phase</text:h>
      <text:h text:style-name="Heading_20_4" text:outline-level="4">Important Rule: Morale Changes</text:h>
      <text:p text:style-name="P217"><text:span text:style-name="T19">All ships have a Target Morale Value, </text:span><text:span text:style-name="T52">determined by crew accommodations, crew pay, crew training, </text:span><text:span text:style-name="T53">and the circumstances of the battle</text:span><text:span text:style-name="T52">. </text:span><text:span text:style-name="T54">Ships start the battle at this Target Morale Value, and their current Morale Score will </text:span><text:span text:style-name="T55">increase or decrease towards this Target Value at a rate of 1 per turn. </text:span><text:span text:style-name="T66">Destruction of Crew Accommodations doesn’t affect Morale until </text:span><text:span text:style-name="T8">after</text:span><text:span text:style-name="T66"> the battle.</text:span></text:p>
      <text:p text:style-name="P184"/>
      <text:p text:style-name="P221"><text:span text:style-name="T19">Aside from that, there are several events which can affect crew morale during battle. </text:span><text:span text:style-name="T57">They are divided into two categories: Things that affect Morale fleet-wide, and things that only affect a specific ship. </text:span><text:span text:style-name="T58">Morale changes that have been </text:span><text:span text:style-name="T76">bolded</text:span><text:span text:style-name="T77"> and marked with an exclamation point (!) modify a ship’s Target Morale Value until the event’s conditions are no longer met; </text:span><text:span text:style-name="T78">this doesn’t take effect immediately, drifting at the normal rate of 1 per turn</text:span><text:span text:style-name="T77">.</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7">Fleet-Wide Event</text:p>
          </table:table-cell>
          <table:table-cell table:style-name="Table3.A1" office:value-type="string">
            <text:p text:style-name="P147">Morale Change</text:p>
          </table:table-cell>
          <table:table-cell table:style-name="Table3.A1" office:value-type="string">
            <text:p text:style-name="P147">Ship-Specific Event</text:p>
          </table:table-cell>
          <table:table-cell table:style-name="Table3.D1" office:value-type="string">
            <text:p text:style-name="P147">Morale Change</text:p>
          </table:table-cell>
        </table:table-row>
        <table:table-row>
          <table:table-cell table:style-name="Table3.A2" office:value-type="string">
            <text:p text:style-name="P147">Friendly Ship Loses Power</text:p>
          </table:table-cell>
          <table:table-cell table:style-name="Table3.A2" office:value-type="string">
            <text:p text:style-name="P65">-<text:span text:style-name="T221">1</text:span></text:p>
          </table:table-cell>
          <table:table-cell table:style-name="Table3.A2" office:value-type="string">
            <text:p text:style-name="P148">Failed Resolve Check</text:p>
          </table:table-cell>
          <table:table-cell table:style-name="Table3.D2" office:value-type="string">
            <text:p text:style-name="P65">-<text:span text:style-name="T224">3</text:span></text:p>
          </table:table-cell>
        </table:table-row>
        <table:table-row>
          <table:table-cell table:style-name="Table3.A2" office:value-type="string">
            <text:p text:style-name="P147">Friendly Ship Immobilized</text:p>
          </table:table-cell>
          <table:table-cell table:style-name="Table3.A2" office:value-type="string">
            <text:p text:style-name="P65">-<text:span text:style-name="T221">1</text:span></text:p>
          </table:table-cell>
          <table:table-cell table:style-name="Table3.A2" office:value-type="string">
            <text:p text:style-name="P149">Main Weapons Offline</text:p>
          </table:table-cell>
          <table:table-cell table:style-name="Table3.D2" office:value-type="string">
            <text:p text:style-name="P171">-<text:span text:style-name="T226">2!</text:span></text:p>
          </table:table-cell>
        </table:table-row>
        <table:table-row>
          <table:table-cell table:style-name="Table3.A2" office:value-type="string">
            <text:p text:style-name="P147">Friendly Ship Retreats Without Orders</text:p>
          </table:table-cell>
          <table:table-cell table:style-name="Table3.A2" office:value-type="string">
            <text:p text:style-name="P65">-<text:span text:style-name="T221">3</text:span></text:p>
          </table:table-cell>
          <table:table-cell table:style-name="Table3.A2" office:value-type="string">
            <text:p text:style-name="P149">Propulsion Offline</text:p>
          </table:table-cell>
          <table:table-cell table:style-name="Table3.D2" office:value-type="string">
            <text:p text:style-name="P171">-<text:span text:style-name="T226">2!</text:span></text:p>
          </table:table-cell>
        </table:table-row>
        <table:table-row>
          <table:table-cell table:style-name="Table3.A2" office:value-type="string">
            <text:p text:style-name="P147">Friendly Ship Surrenders</text:p>
          </table:table-cell>
          <table:table-cell table:style-name="Table3.A2" office:value-type="string">
            <text:p text:style-name="P65">-<text:span text:style-name="T221">1</text:span></text:p>
          </table:table-cell>
          <table:table-cell table:style-name="Table3.A2" office:value-type="string">
            <text:p text:style-name="P149">No Power</text:p>
          </table:table-cell>
          <table:table-cell table:style-name="Table3.D2" office:value-type="string">
            <text:p text:style-name="P171">-<text:span text:style-name="T226">3!</text:span></text:p>
          </table:table-cell>
        </table:table-row>
        <table:table-row>
          <table:table-cell table:style-name="Table3.A2" office:value-type="string">
            <text:p text:style-name="P147">Friendly Ship Destroyed</text:p>
          </table:table-cell>
          <table:table-cell table:style-name="Table3.A2" office:value-type="string">
            <text:p text:style-name="P236">-<text:span text:style-name="T222">2, -</text:span><text:span text:style-name="T223">3</text:span></text:p>
          </table:table-cell>
          <table:table-cell table:style-name="Table3.A2" office:value-type="string">
            <text:p text:style-name="P167">Main Weapons Repaired</text:p>
          </table:table-cell>
          <table:table-cell table:style-name="Table3.D2" office:value-type="string">
            <text:p text:style-name="P149">+3</text:p>
          </table:table-cell>
        </table:table-row>
        <table:table-row>
          <table:table-cell table:style-name="Table3.A2" office:value-type="string">
            <text:p text:style-name="P147">Friendly Ship Restores Power/Mobility</text:p>
          </table:table-cell>
          <table:table-cell table:style-name="Table3.A2" office:value-type="string">
            <text:p text:style-name="P49">+2</text:p>
          </table:table-cell>
          <table:table-cell table:style-name="Table3.A2" office:value-type="string">
            <text:p text:style-name="P150">Power Restored</text:p>
          </table:table-cell>
          <table:table-cell table:style-name="Table3.D2" office:value-type="string">
            <text:p text:style-name="P150">+<text:span text:style-name="T227">3</text:span></text:p>
          </table:table-cell>
        </table:table-row>
        <table:table-row>
          <table:table-cell table:style-name="Table3.A2" office:value-type="string">
            <text:p text:style-name="P147">Enemy Ship Loses Power</text:p>
          </table:table-cell>
          <table:table-cell table:style-name="Table3.A2" office:value-type="string">
            <text:p text:style-name="P49">+1</text:p>
          </table:table-cell>
          <table:table-cell table:style-name="Table3.A2" office:value-type="string">
            <text:p text:style-name="P151">Mobility Restored</text:p>
          </table:table-cell>
          <table:table-cell table:style-name="Table3.D2" office:value-type="string">
            <text:p text:style-name="P151">+3</text:p>
          </table:table-cell>
        </table:table-row>
        <table:table-row>
          <table:table-cell table:style-name="Table3.A2" office:value-type="string">
            <text:p text:style-name="P147">Enemy Ship Immobilized</text:p>
          </table:table-cell>
          <table:table-cell table:style-name="Table3.A2" office:value-type="string">
            <text:p text:style-name="P49">+1</text:p>
          </table:table-cell>
          <table:table-cell table:style-name="Table3.A2" office:value-type="string">
            <text:p text:style-name="P65"/>
          </table:table-cell>
          <table:table-cell table:style-name="Table3.D2" office:value-type="string">
            <text:p text:style-name="P65"/>
          </table:table-cell>
        </table:table-row>
        <table:table-row>
          <table:table-cell table:style-name="Table3.A2" office:value-type="string">
            <text:p text:style-name="P147">Enemy Ship Retreats</text:p>
          </table:table-cell>
          <table:table-cell table:style-name="Table3.A2" office:value-type="string">
            <text:p text:style-name="P49">+1</text:p>
          </table:table-cell>
          <table:table-cell table:style-name="Table3.A2" office:value-type="string">
            <text:p text:style-name="P65"/>
          </table:table-cell>
          <table:table-cell table:style-name="Table3.D2" office:value-type="string">
            <text:p text:style-name="P65"/>
          </table:table-cell>
        </table:table-row>
        <table:table-row>
          <table:table-cell table:style-name="Table3.A2" office:value-type="string">
            <text:p text:style-name="P147">Enemy Ship Surrenders</text:p>
          </table:table-cell>
          <table:table-cell table:style-name="Table3.A2" office:value-type="string">
            <text:p text:style-name="P49">+2</text:p>
          </table:table-cell>
          <table:table-cell table:style-name="Table3.A2" office:value-type="string">
            <text:p text:style-name="P65"/>
          </table:table-cell>
          <table:table-cell table:style-name="Table3.D2" office:value-type="string">
            <text:p text:style-name="P65"/>
          </table:table-cell>
        </table:table-row>
        <table:table-row>
          <table:table-cell table:style-name="Table3.A2" office:value-type="string">
            <text:p text:style-name="P147">Enemy Ship Destroyed</text:p>
          </table:table-cell>
          <table:table-cell table:style-name="Table3.A2" office:value-type="string">
            <text:p text:style-name="P49">+2, +3</text:p>
          </table:table-cell>
          <table:table-cell table:style-name="Table3.A2" office:value-type="string">
            <text:p text:style-name="P65"/>
          </table:table-cell>
          <table:table-cell table:style-name="Table3.D2" office:value-type="string">
            <text:p text:style-name="P65"/>
          </table:table-cell>
        </table:table-row>
      </table:table>
      <text:p text:style-name="P48">For “Ship Destroyed” events, the +/- 3 version applies if the ship in question has more than 700 Volume. <text:span text:style-name="T379">Ships crewed entirely by Automata reduce the morale </text:span><text:span text:style-name="T17">penalty</text:span><text:span text:style-name="T379"> for their destruction by 2, but still give the full morale </text:span><text:span text:style-name="T17">bonus</text:span><text:span text:style-name="T379"> for their destruction.</text:span></text:p>
      <text:p text:style-name="P185"/>
      <text:p text:style-name="P242"><text:span text:style-name="T281">Automaton and </text:span><text:span text:style-name="T279">Brainwashed Crew </text:span><text:span text:style-name="T280">have their Morale permanently locked at </text:span><text:span text:style-name="T281">+2 or +0 respectively</text:span><text:span text:style-name="T280">, regardless of circumstance.</text:span></text:p>
      <text:h text:style-name="Heading_20_4" text:outline-level="4">Stuff To Do: Resolve Check</text:h>
      <text:p text:style-name="P215"><text:span text:style-name="T45">Each turn, ships with negative Morale </text:span><text:span text:style-name="T46">have a chance to lose their will to continue fighting. </text:span><text:span text:style-name="T47">Roll 1d20 modified by the ship’s current Morale score; </text:span><text:span text:style-name="T56">if the rolled value equals or exceeds the DC, the check is a success. Resolve Check DCs vary by the circumstances of the battle. If the ship is on the winning side, </text:span><text:span text:style-name="T58">the DC is 5. If </text:span><text:span text:style-name="T59">the ship is on the losing side, the DC is 15. If it’s unclear, the DC is 10.</text:span></text:p>
      <text:p text:style-name="P238"><text:s/></text:p>
      <text:p text:style-name="P228"><text:span text:style-name="T59">A</text:span><text:span text:style-name="T19">side from the Morale penalty for failing a </text:span><text:span text:style-name="T60">Resolve check, </text:span><text:span text:style-name="T61">failing a Resolve check when at -6 or lower Morale will result in the ship retreating from battle via Jump if capable of doing so.</text:span></text:p>
      <text:p text:style-name="P239"><text:s/></text:p>
      <text:p text:style-name="P230"><text:span text:style-name="T19">If retreat </text:span><text:span text:style-name="T1">isn’t</text:span><text:span text:style-name="T19"> possible and a ship fails a Resolve check at -9 or lower Morale, the ship will surrender. A surrendered ship will not participate in the firing or maneuver phases, aside from drifting along their current momentum vector.</text:span></text:p>
      <text:p text:style-name="P229"><text:soft-page-break/><text:span text:style-name="T19">It is </text:span><text:span text:style-name="T1">possible</text:span><text:span text:style-name="T19"> to make a surrendered ship rejoin the fight, but it’s a very bad idea. If a surrendered ship is attacked, </text:span><text:span text:style-name="T62">the ship rejoins the battle </text:span><text:span text:style-name="T7">against</text:span><text:span text:style-name="T62"> whatever side shot them, with their Morale immediately being set to +6. </text:span><text:span text:style-name="T63">As an additional consequence, shooting a surrendered ship means no other ships will surrender to </text:span><text:span text:style-name="T64">your</text:span><text:span text:style-name="T63"> faction for the remainder of the battle. </text:span><text:span text:style-name="T65">There’s no point to surrendering if the enemy will just shoot you anyway, after all.</text:span></text:p>
      <text:p text:style-name="P231"><text:s/></text:p>
      <text:p text:style-name="P168"><text:span text:style-name="T219">Ships crewed entirely by </text:span><text:span text:style-name="T277">Automaton or </text:span><text:span text:style-name="T219">Brainwashed crew do not need to make Resolve checks; </text:span><text:span text:style-name="T220">they lack the required free will.</text:span></text:p>
      <text:h text:style-name="Heading_20_4" text:outline-level="4">Stuff To Do: Combat Stations</text:h>
      <text:p text:style-name="P216"><text:span text:style-name="T67">There are a number of useful things a warship’s crew can do during combat to enhance its abilities in a fight. Temporarily enhancing a ship’s engines via careful overloading, </text:span><text:span text:style-name="T68">improving the performance of a ship’s Ewar capabilities, rescuing and healing </text:span><text:span text:style-name="T69">wounded crew members, and repairing a ship’s damaged systems. </text:span><text:span text:style-name="T70">These tasks are performed by assigning crew to </text:span><text:span text:style-name="T71">C</text:span><text:span text:style-name="T15">ombat </text:span><text:span text:style-name="T9">S</text:span><text:span text:style-name="T15">tations</text:span><text:span text:style-name="T70">, </text:span><text:span text:style-name="T72">dutie</text:span><text:span text:style-name="T71">s which provide a benefit to the ship depending on the crew assigned to them and the morale of said crew.</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32">Combat Stations</text:p>
          </table:table-cell>
          <table:table-cell table:style-name="Table16.B1" office:value-type="string">
            <text:p text:style-name="P134">Cre<text:span text:style-name="T323">w &amp; Morale</text:span> <text:span text:style-name="T324">needs by Level</text:span></text:p>
          </table:table-cell>
          <table:table-cell table:style-name="Table16.C1" office:value-type="string">
            <text:p text:style-name="P135">Effect:</text:p>
          </table:table-cell>
        </table:table-row>
        <table:table-row>
          <table:table-cell table:style-name="Table16.A2" office:value-type="string">
            <text:p text:style-name="P133">Damage Control</text:p>
          </table:table-cell>
          <table:table-cell table:style-name="Table16.B2" office:value-type="string">
            <text:p text:style-name="P226">Lv. 1: 10 Cr<text:span text:style-name="T325">ew</text:span> </text:p>
            <text:p text:style-name="P226">Lv. 2: 25 Cr<text:span text:style-name="T325">ew,</text:span> 2+ M<text:span text:style-name="T325">o</text:span>r<text:span text:style-name="T325">ale</text:span> </text:p>
            <text:p text:style-name="P226">Lv. 3: 50 Bio/Const Cr<text:span text:style-name="T325">ew,</text:span> 4+ M<text:span text:style-name="T325">orale</text:span></text:p>
            <text:p text:style-name="P226">Lv. 4: <text:span text:style-name="T325">50</text:span> Bio <text:span text:style-name="T325">+ 50 Const</text:span> Cr<text:span text:style-name="T325">ew,</text:span> 6+ M<text:span text:style-name="T325">o</text:span>r<text:span text:style-name="T325">ale</text:span></text:p>
          </table:table-cell>
          <table:table-cell table:style-name="Table16.C2" office:value-type="string">
            <text:p text:style-name="P135">Lv. 1: +1 Repair Point <text:span text:style-name="T368">per 10 crew assigned</text:span><text:line-break/>Lv. 2: +<text:span text:style-name="T326">3 </text:span>Repair Points <text:span text:style-name="T368">per 25 crew assigned</text:span><text:line-break/>Lv. 3: +<text:span text:style-name="T326">7</text:span> Repair Points <text:span text:style-name="T368">per 50 crew assigned</text:span><text:line-break/>Lv. 4: +<text:span text:style-name="T326">15</text:span> Repair Points <text:span text:style-name="T368">per 100 crew assigned</text:span></text:p>
          </table:table-cell>
        </table:table-row>
        <table:table-row>
          <table:table-cell table:style-name="Table16.A2" office:value-type="string">
            <text:p text:style-name="P133">Engineering</text:p>
          </table:table-cell>
          <table:table-cell table:style-name="Table16.B2" office:value-type="string">
            <text:p text:style-name="P135">Lv. 1: 10 Crew</text:p>
            <text:p text:style-name="P135">Lv. 2: 25 Crew, <text:span text:style-name="T327">2+ Morale</text:span></text:p>
            <text:p text:style-name="P135">Lv. 3: <text:span text:style-name="T328">25 Bio/Const + 25 Info Crew, 4+ Morale</text:span></text:p>
            <text:p text:style-name="P135">Lv. 4: <text:span text:style-name="T328">50 Bio/Const +50 Info Crew, 6+ Morale</text:span></text:p>
          </table:table-cell>
          <table:table-cell table:style-name="Table16.C2" office:value-type="string">
            <text:p text:style-name="P142">Lv. 1: +1 Acceleration<text:note text:id="ftn1" text:note-class="footnote"><text:note-citation>1</text:note-citation><text:note-body><text:p text:style-name="P237">All acceleration buffs require that the ship have at least Acceleration 1 under its own power.</text:p></text:note-body></text:note><text:line-break/>Lv. 2: <text:span text:style-name="T328">OR +10% Energy<text:line-break/>Lv. 3: OR +10% Delta V<text:line-break/>Lv. 4: All of the above</text:span></text:p>
          </table:table-cell>
        </table:table-row>
        <table:table-row>
          <table:table-cell table:style-name="Table16.A2" office:value-type="string">
            <text:p text:style-name="P136">Nerve Center</text:p>
          </table:table-cell>
          <table:table-cell table:style-name="Table16.B2" office:value-type="string">
            <text:p text:style-name="P137">Lv. 1: <text:span text:style-name="T329">10 Crew</text:span></text:p>
            <text:p text:style-name="P137">Lv. 2: <text:span text:style-name="T329">25 Crew, 2+ Morale</text:span></text:p>
            <text:p text:style-name="P137">Lv. 3: <text:span text:style-name="T329">50 Info/Const Crew, 4+ Morale</text:span></text:p>
            <text:p text:style-name="P137">Lv. 4: <text:span text:style-name="T329">100 Info Crew, 6+ Morale</text:span></text:p>
          </table:table-cell>
          <table:table-cell table:style-name="Table16.C2" office:value-type="string">
            <text:p text:style-name="P143">Lv. 1: +1 ECM or Sensors<text:line-break/>Lv. 2: +2 ECM or Sensors<text:line-break/>Lv. 3: +3 ECM <text:span text:style-name="T111">and</text:span><text:span text:style-name="T184"> Sensors</text:span></text:p>
            <text:p text:style-name="P143"><text:span text:style-name="T184">Lv. 4: +4 ECM </text:span><text:span text:style-name="T111">and</text:span><text:span text:style-name="T184"> Sensors</text:span></text:p>
          </table:table-cell>
        </table:table-row>
        <table:table-row>
          <table:table-cell table:style-name="Table16.A2" office:value-type="string">
            <text:p text:style-name="P136">Medbay</text:p>
          </table:table-cell>
          <table:table-cell table:style-name="Table16.B2" office:value-type="string">
            <text:p text:style-name="P137">Lv. 1: <text:span text:style-name="T330">10 Crew</text:span><text:line-break/>Lv. 2: <text:span text:style-name="T330">25 Crew. 2+ Morale</text:span><text:line-break/>Lv. 3: <text:span text:style-name="T330">25 Bio + 25 Info Crew, </text:span></text:p>
            <text:p text:style-name="P137"><text:span text:style-name="T330">4+ Morale</text:span><text:line-break/>Lv. 4: <text:span text:style-name="T330">50 Bio + 50 Info Crew, </text:span></text:p>
            <text:p text:style-name="P138">6+ Morale</text:p>
          </table:table-cell>
          <table:table-cell table:style-name="Table16.C2" office:value-type="string">
            <text:p text:style-name="P144">Lv. 1: Heal 5 WIA Crew <text:span text:style-name="T368">per 10 crew assigned</text:span><text:line-break/>Lv. 2: Heal 1<text:span text:style-name="T331">4</text:span> WIA Crew <text:span text:style-name="T368">per 25 crew assigned</text:span><text:line-break/>Lv. 3: Heal <text:span text:style-name="T332">3</text:span><text:span text:style-name="T331">2</text:span> WIA Crew <text:span text:style-name="T368">per 50 crew assigned</text:span><text:line-break/>Lv. 4: Heal <text:span text:style-name="T332">7</text:span><text:span text:style-name="T331">5</text:span> WIA Crew <text:span text:style-name="T368">per 100 crew assigned</text:span></text:p>
          </table:table-cell>
        </table:table-row>
        <table:table-row>
          <table:table-cell table:style-name="Table16.A2" office:value-type="string">
            <text:p text:style-name="P139">Medevac Route</text:p>
          </table:table-cell>
          <table:table-cell table:style-name="Table16.B2" office:value-type="string">
            <text:p text:style-name="P140">Lv. 1: <text:span text:style-name="T333">2% of c</text:span>rew<text:line-break/>Lv. 2: <text:span text:style-name="T333">4% of c</text:span>rew, 2+ Morale<text:line-break/>Lv. 3: <text:span text:style-name="T333">8% of crew, equal Const &amp; Info</text:span><text:span text:style-name="T334">,</text:span></text:p>
            <text:p text:style-name="P141">4+ Morale</text:p>
            <text:p text:style-name="P141">Lv. 4: <text:span text:style-name="T333">16% of crew,</text:span><text:span text:style-name="T335"> </text:span><text:span text:style-name="T333">equal Const &amp; Info</text:span><text:span text:style-name="T335">, 6+ Morale</text:span></text:p>
          </table:table-cell>
          <table:table-cell table:style-name="Table16.C2" office:value-type="string">
            <text:p text:style-name="P139">Improves WIA/KIA Ratio<text:line-break/>Lv. 1: 60:40<text:line-break/>Lv. 2: 70:30<text:line-break/>Lv. 3: 80:20<text:line-break/>Lv. 4: 90:10</text:p>
          </table:table-cell>
        </table:table-row>
      </table:table>
      <text:h text:style-name="Heading_20_4" text:outline-level="4" text:is-list-header="true"><text:soft-page-break/>Command Modules</text:h>
      <text:p text:style-name="P218"><text:span text:style-name="T79">Command Modules </text:span><text:span text:style-name="T86">are what allows a ship to coordinate actions and fight effectively</text:span><text:span text:style-name="T79">; if all </text:span><text:span text:style-name="T81">of</text:span><text:span text:style-name="T79"> a ship’s Command Modules are destroyed or uncrewed (for warship CICs </text:span><text:span text:style-name="T83">and Civilian Bridges</text:span><text:span text:style-name="T79">), then </text:span><text:span text:style-name="T80">the ship is incapable of acting during the Firing and Maneuver phases. </text:span><text:span text:style-name="T85">Civilian Bridges need 6 Crew to operate, while Warship CICs need 20 Crew to operate.</text:span></text:p>
      <text:p text:style-name="P199"/>
      <text:p text:style-name="P220"><text:span text:style-name="T80">C</text:span><text:span text:style-name="T79">ivilian Bridges are incapable of operating any weaponry or ECM.</text:span></text:p>
      <text:p text:style-name="P199"/>
      <text:p text:style-name="P219"><text:span text:style-name="T80">S</text:span><text:span text:style-name="T79">hipminds have several differences in performance to </text:span><text:span text:style-name="T82">a Warship CIC. </text:span><text:span text:style-name="T83">Firstly, they provide +2 to ECM and Sensors, along with +1 to Acceleration. This stacks with the benefits provided by the relevant </text:span><text:span text:style-name="T84">C</text:span><text:span text:style-name="T83">omba</text:span><text:span text:style-name="T84">t Stations. </text:span><text:span text:style-name="T85">They additionally reduce the energy cost for combat jumps (but not slow-charge jumps) by 10%. </text:span></text:p>
      <text:p text:style-name="P200"/>
      <text:p text:style-name="P170">In circumstances where the ship is under attack and a hit isn’t guaranteed, a Shipmind improves the odds of a miss by 10%. This is increased by a further 5% for each point of Morale above zero.</text:p>
      <text:p text:style-name="P201"/>
      <text:p text:style-name="P170">Lastly, the presence of a Shipmind doubles the penalty for negative Morale during Resolve checks.</text:p>
      <text:h text:style-name="Heading_20_4" text:outline-level="4"><text:span text:style-name="T44"><text:line-break/></text:span><text:span text:style-name="T10">Stuff To Do: </text:span><text:span text:style-name="T11">Damage Control</text:span></text:h>
      <text:p text:style-name="P50">Generate Repair Points according to the number and level of the ship’s Damcon rooms. These Repair Points can now be spent to reactivate disabled components <text:span text:style-name="T229">and fix Dissolved Fissiles leaks. </text:span></text:p>
      <text:p text:style-name="P51">As a reminder:</text:p>
      <text:p text:style-name="P186"/>
      <text:p text:style-name="P51">The Repair Point cost for a disabled component is four when disabled at 4 Integrity Points, eight when disabled at 2 Integrity Points. A Chemical Fuel leak increases this cost by 3 Repair Points.</text:p>
      <text:p text:style-name="P187"/>
      <text:p text:style-name="P51">Criticality Countdowns decrease by 2 per turn, and do <text:span text:style-name="T114">VERY</text:span> bad things at zero. Increasing them costs Repair Points on a 1:1 basis. If raised to eight, they go away.</text:p>
      <text:h text:style-name="Heading_20_1" text:outline-level="1">Stage 3: End of Battle</text:h>
      <text:p text:style-name="P53">Battles can end with the mutual consent of all players at any time. <text:span text:style-name="T230">Battles also end if all ships belonging to all but one side have either retreated, surrendered, or been destroyed.</text:span></text:p>
      <text:p text:style-name="P25"/>
      <text:p text:style-name="P169"/>
      <text:h text:style-name="P255" text:outline-level="2">Appendix <text:span text:style-name="T322">1</text:span>: Guided Weapon <text:span text:style-name="T225">Part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76">Guidance</text:p>
          </table:table-cell>
          <table:table-cell table:style-name="Table13.A1" office:value-type="string">
            <text:p text:style-name="P77">Price</text:p>
          </table:table-cell>
          <table:table-cell table:style-name="Table13.C1" office:value-type="string">
            <text:p text:style-name="P77">Performance Notes</text:p>
          </table:table-cell>
        </table:table-row>
        <table:table-row>
          <table:table-cell table:style-name="Table13.A2" office:value-type="string">
            <text:p text:style-name="P78">Heat Seeking</text:p>
          </table:table-cell>
          <table:table-cell table:style-name="Table13.A2" office:value-type="string">
            <text:p text:style-name="P78"><text:span text:style-name="T105">0.1/</text:span>1</text:p>
          </table:table-cell>
          <table:table-cell table:style-name="Table13.C2" office:value-type="string">
            <text:p text:style-name="P78"><text:span text:style-name="T383">Always rolls its crits on the Power table, </text:span><text:span text:style-name="T384">with three times crit chance</text:span><text:span text:style-name="T383">. If</text:span> jammed, <text:span text:style-name="T383">rolls crits on random tables, with </text:span><text:span text:style-name="T384">normal crit odds and</text:span><text:span text:style-name="T383"> a</text:span> 50% chance of missing completely.</text:p>
          </table:table-cell>
        </table:table-row>
        <table:table-row>
          <table:table-cell table:style-name="Table13.A2" office:value-type="string">
            <text:p text:style-name="P78">Home On Jam</text:p>
          </table:table-cell>
          <table:table-cell table:style-name="Table13.A2" office:value-type="string">
            <text:p text:style-name="P78"><text:span text:style-name="T105">0.1/</text:span>1</text:p>
          </table:table-cell>
          <table:table-cell table:style-name="Table13.C2" office:value-type="string">
            <text:p text:style-name="P78">If <text:span text:style-name="T106">the target ship has ECM active</text:span>, always <text:span text:style-name="T383">causes the “ECM Damaged”</text:span> <text:span text:style-name="T383">critical hit</text:span> <text:span text:style-name="T106">regardless of ECM </text:span><text:span text:style-name="T107">rating </text:span><text:span text:style-name="T385">or crit rolls</text:span>. Otherwise it <text:span text:style-name="T276">always misses.</text:span></text:p>
          </table:table-cell>
        </table:table-row>
        <table:table-row>
          <table:table-cell table:style-name="Table13.A2" office:value-type="string">
            <text:p text:style-name="P78">Imaging Radar</text:p>
          </table:table-cell>
          <table:table-cell table:style-name="Table13.A2" office:value-type="string">
            <text:p text:style-name="P78"><text:span text:style-name="T105">0.1/</text:span>1</text:p>
          </table:table-cell>
          <table:table-cell table:style-name="Table13.C2" office:value-type="string">
            <text:p text:style-name="P79"><text:span text:style-name="T386">Always rolls its crits on the Systems </text:span><text:span text:style-name="T383">table, </text:span><text:span text:style-name="T384">with three times crit chance</text:span><text:span text:style-name="T383">. If</text:span> jammed, <text:span text:style-name="T383">rolls crits on random tables, with </text:span><text:span text:style-name="T384">normal crit odds and</text:span><text:span text:style-name="T383"> a</text:span> 50% chance of missing completely.</text:p>
          </table:table-cell>
        </table:table-row>
        <table:table-row>
          <table:table-cell table:style-name="Table13.A2" office:value-type="string">
            <text:p text:style-name="P80">Center of Mass</text:p>
          </table:table-cell>
          <table:table-cell table:style-name="Table13.A2" office:value-type="string">
            <text:p text:style-name="P80"><text:span text:style-name="T105">0.1/</text:span>1</text:p>
          </table:table-cell>
          <table:table-cell table:style-name="Table13.C2" office:value-type="string">
            <text:p text:style-name="P80"><text:span text:style-name="T387">Rolls its crits on random tables</text:span>. If jammed, 75% chance of hitting <text:span text:style-name="T388">normally anyway</text:span>, <text:span text:style-name="T108">25</text:span>% chance of missing completely.</text:p>
          </table:table-cell>
        </table:table-row>
        <table:table-row>
          <table:table-cell table:style-name="Table13.A2" office:value-type="string">
            <text:p text:style-name="P78"><text:span text:style-name="T389">Remote</text:span> Guidance</text:p>
          </table:table-cell>
          <table:table-cell table:style-name="Table13.A2" office:value-type="string">
            <text:p text:style-name="P78"><text:span text:style-name="T105">0.1/</text:span>1</text:p>
          </table:table-cell>
          <table:table-cell table:style-name="Table13.C2" office:value-type="string">
            <text:p text:style-name="P80"><text:span text:style-name="T388">Rolls its crits on whatever table</text:span> you want it to. If jammed, has a 25% chance of <text:span text:style-name="T389">hitting randomly</text:span>, <text:span text:style-name="T389">with a</text:span> <text:span text:style-name="T109">75</text:span>% chance of missing completely.</text:p>
          </table:table-cell>
        </table:table-row>
      </table:table>
      <text:p text:style-name="P163"/>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69">Payload<text:span text:style-name="T110">s</text:span></text:p>
          </table:table-cell>
          <table:table-cell table:style-name="Table14.A1" office:value-type="string">
            <text:p text:style-name="P111">Type</text:p>
          </table:table-cell>
          <table:table-cell table:style-name="Table14.A1" office:value-type="string">
            <text:p text:style-name="P113">Price</text:p>
          </table:table-cell>
          <table:table-cell table:style-name="Table14.D1" office:value-type="string">
            <text:p text:style-name="P114">Usage</text:p>
          </table:table-cell>
        </table:table-row>
        <table:table-row table:style-name="Table14.2">
          <table:table-cell table:style-name="Table14.A2" office:value-type="string">
            <text:p text:style-name="P111">Kinetic</text:p>
          </table:table-cell>
          <table:table-cell table:style-name="Table14.A2" office:value-type="string">
            <text:p text:style-name="P111">Warhead</text:p>
          </table:table-cell>
          <table:table-cell table:style-name="Table14.A2" office:value-type="string">
            <text:p text:style-name="P113">Free</text:p>
          </table:table-cell>
          <table:table-cell table:style-name="Table14.D2" office:value-type="string">
            <text:p text:style-name="P115"><text:span text:style-name="T111">Light:</text:span> <text:span text:style-name="T117">Passively i</text:span><text:span text:style-name="T118">ncreases </text:span><text:span text:style-name="T119">missile</text:span><text:span text:style-name="T118"> </text:span><text:span text:style-name="T120">DUR</text:span><text:span text:style-name="T118"> to 3. Can attack ships in the </text:span><text:span text:style-name="T121">same hex, </text:span><text:span text:style-name="T122">with Attack Power</text:span><text:span text:style-name="T121"> equal to the relative velocity </text:span><text:span text:style-name="T233">squared</text:span><text:span text:style-name="T121">.</text:span></text:p>
            <text:p text:style-name="P233"><text:s/></text:p>
            <text:p text:style-name="P104"><text:span text:style-name="T111">Heavy:</text:span> <text:span text:style-name="T117">Passively i</text:span><text:span text:style-name="T123">ncreases </text:span><text:span text:style-name="T119">missile</text:span><text:span text:style-name="T123"> </text:span><text:span text:style-name="T120">DUR</text:span><text:span text:style-name="T123"> to </text:span><text:span text:style-name="T394">24</text:span><text:span text:style-name="T123">. </text:span><text:span text:style-name="T118">Can attack ships in the </text:span><text:span text:style-name="T121">same hex, </text:span><text:span text:style-name="T122">with Attack Power</text:span><text:span text:style-name="T121"> equal to </text:span><text:span text:style-name="T233">eight</text:span><text:span text:style-name="T121"> times the relative velocity </text:span><text:span text:style-name="T233">squared</text:span><text:span text:style-name="T121">.</text:span></text:p>
            <text:p text:style-name="P232"><text:s/></text:p>
            <text:p text:style-name="P100">Kinetic missiles killed by Area Denial don’t count as destroyed until the end of the next firing phase. <text:span text:style-name="T231">If </text:span><text:span text:style-name="T232">such missiles</text:span><text:span text:style-name="T231"> weren’t jammed (or </text:span><text:span text:style-name="T267">were jammed and</text:span><text:span text:style-name="T231"> had Home on Jam) they have 80% odds of hitting </text:span><text:span text:style-name="T369">normally</text:span><text:span text:style-name="T231">. If they </text:span><text:span text:style-name="T14">were</text:span><text:span text:style-name="T231"> jammed, they miss.</text:span></text:p>
          </table:table-cell>
        </table:table-row>
        <table:table-row table:style-name="Table14.3">
          <table:table-cell table:style-name="Table14.A2" office:value-type="string">
            <text:p text:style-name="P112">Inertial Mine</text:p>
          </table:table-cell>
          <table:table-cell table:style-name="Table14.A2" office:value-type="string">
            <text:p text:style-name="P112">Warhead</text:p>
          </table:table-cell>
          <table:table-cell table:style-name="Table14.A2" office:value-type="string">
            <text:p text:style-name="P112">0.1/1</text:p>
          </table:table-cell>
          <table:table-cell table:style-name="Table14.D2" office:value-type="string">
            <text:p text:style-name="P240">An Inertial Mine is a variant of kinetic payload; it lacks the increased durability and cannot <text:span text:style-name="T241">delay destruction from</text:span> area denial. In exchange, it has a second attack mode. </text:p>
            <text:p text:style-name="P224"><text:s/></text:p>
            <text:p text:style-name="P240">In this attack mode, the Inertial Mine hits every ship or Guided Weapon in the same hex as it with Attack Power a tenth of its normal value <text:span text:style-name="T268">at current velocities</text:span>. <text:span text:style-name="T247">This targets random hit locations when attacking ships.</text:span></text:p>
            <text:p text:style-name="P224"><text:s/></text:p>
            <text:p text:style-name="P240">This counts as Area Denial as far as Kinetic Missiles are concerned. <text:span text:style-name="T269">M</text:span>ultiple Inertial Mines <text:span text:style-name="T269">used in the same hex during the same phase stack their Attack Power, instead of interfering with each other.</text:span></text:p>
            <text:p text:style-name="P224"><text:s/></text:p>
            <text:p text:style-name="P241"><text:span text:style-name="T395">Missiles fitted </text:span><text:span text:style-name="T396">with</text:span><text:span text:style-name="T395"> Inertial Mines can be fired as point defense,</text:span><text:span text:style-name="T139"> even if not launched before the firing phase on which it is needed. </text:span><text:span text:style-name="T407">Inertial Mines</text:span><text:span text:style-name="T398"> used for point defense in this manner can only affect Guided Weapons that started their turn in the same hex as each other. </text:span><text:span text:style-name="T408">This </text:span><text:span text:style-name="T18">still</text:span><text:span text:style-name="T408"> counts as Area Denial, as far as Kinetic Missiles are concerned.</text:span></text:p>
          </table:table-cell>
        </table:table-row>
        <text:soft-page-break/>
        <table:table-row>
          <table:table-cell table:style-name="Table14.A2" office:value-type="string">
            <text:p text:style-name="P116">Nuclear Bomb</text:p>
          </table:table-cell>
          <table:table-cell table:style-name="Table14.A2" office:value-type="string">
            <text:p text:style-name="P116">Warhead</text:p>
          </table:table-cell>
          <table:table-cell table:style-name="Table14.A2" office:value-type="string">
            <text:p text:style-name="P116">0.6/5</text:p>
          </table:table-cell>
          <table:table-cell table:style-name="Table14.D2" office:value-type="string">
            <text:p text:style-name="P116"><text:span text:style-name="T111">Light:</text:span> Can attack a ship in the same hex, hitting <text:span text:style-name="T319">with 20</text:span><text:span text:style-name="T242">0 Attack Power</text:span>. <text:span text:style-name="T242">If a miss is induced by ECM, it does no damage.</text:span></text:p>
            <text:p text:style-name="P116"/>
            <text:p text:style-name="P102"><text:span text:style-name="T111">Heavy:</text:span> Can atta<text:span text:style-name="T243">ck a ship in the same hex, </text:span><text:span text:style-name="T319">with 2000 Attack Power</text:span><text:span text:style-name="T243">. </text:span><text:span text:style-name="T244">Other units in the same hex are damaged as if hit by a Light Nuclear Bomb.<text:line-break/><text:line-break/></text:span><text:span text:style-name="T319">Both sizes of nuclear bomb automatically deal ten times their normal Attack Power to a ship’s Armor Value, </text:span><text:span text:style-name="T320">regardless of what the armor’s Protection Rating is.</text:span><text:span text:style-name="T319"> </text:span></text:p>
            <text:p text:style-name="P102"/>
            <text:p text:style-name="P103"><text:span text:style-name="T395">Missiles fitted </text:span><text:span text:style-name="T396">with</text:span><text:span text:style-name="T395"> </text:span><text:span text:style-name="T396">Heavy Nuclear Bombs</text:span><text:span text:style-name="T395"> can be fired as point defense,</text:span><text:span text:style-name="T139"> even if not launched before the firing phase on which it is needed. </text:span><text:span text:style-name="T398">Heavy Nuclear Bombs used for point defense in this manner can only affect Guided Weapons that started their turn in the same hex as each other. If the targeted salvo contains Guided Weapons with Chemical Lasers or Light Gas Guns, </text:span><text:span text:style-name="T399">those units can attempt to shoot down the defensive nukes.</text:span></text:p>
          </table:table-cell>
        </table:table-row>
        <table:table-row>
          <table:table-cell table:style-name="Table14.A2" office:value-type="string">
            <text:p text:style-name="P117">Neutron Bomb</text:p>
          </table:table-cell>
          <table:table-cell table:style-name="Table14.A2" office:value-type="string">
            <text:p text:style-name="P118">Warhead</text:p>
          </table:table-cell>
          <table:table-cell table:style-name="Table14.A2" office:value-type="string">
            <text:p text:style-name="P119">0.8/6</text:p>
          </table:table-cell>
          <table:table-cell table:style-name="Table14.D2" office:value-type="string">
            <text:p text:style-name="P154">Neutron Bombs can attack a ship in the same hex. If that ship is completely unarmored, all crew are killed, and all command modules are destroyed. <text:span text:style-name="T400">Armor protection converts these automatic kills to regular Casualties at a rate </text:span><text:span text:style-name="T401">of 1% per Protection Rating for Light Neutron Bombs, and 1% per 3 Protection Rating for </text:span><text:span text:style-name="T402">Heavy Neutron Bombs. Once 100% of automatic kills have been converted to regular Casualties, further protection negates Casualties at the same rate.<text:line-break/><text:line-break/></text:span><text:span text:style-name="T397">The ship’s effective Protection Rating is reduced by the percentage of the ship’s Armor Value that has been compromised. Radiation Shielding applied to components is not affected by this reduction.</text:span><text:span text:style-name="T402"><text:line-break/><text:line-break/></text:span><text:span text:style-name="T397">At 50% regular Casualties, Shipminds are only disabled instead of destroyed, needing 2 Repair Points to reactivate. At 50% Casualty Negation, Shipminds are unharmed.</text:span></text:p>
            <text:p text:style-name="P154"/>
            <text:p text:style-name="P155">Heavy Neutron Bombs affect other ships in the same hex as if they were directly hit with a Light Neutron Bomb. They also destroy all other Guided Weapons in the same hex.</text:p>
            <text:p text:style-name="P155"/>
            <text:p text:style-name="P101"><text:span text:style-name="T395">Missiles fitted </text:span><text:span text:style-name="T396">with</text:span><text:span text:style-name="T395"> </text:span><text:span text:style-name="T396">Heavy N</text:span><text:span text:style-name="T397">eutron</text:span><text:span text:style-name="T396"> Bombs</text:span><text:span text:style-name="T395"> can be fired as point defense,</text:span><text:span text:style-name="T139"> even if not launched before the firing phase on which it is needed. </text:span><text:span text:style-name="T398">Heavy N</text:span><text:span text:style-name="T397">eutron</text:span><text:span text:style-name="T398"> Bombs used for point defense in this manner can only affect Guided Weapons that started their turn in the same hex as each other. If the targeted salvo contains Guided Weapons with Chemical Lasers or Light Gas Guns, </text:span><text:span text:style-name="T399">those units can attempt to shoot down the defensive nukes.</text:span></text:p>
          </table:table-cell>
        </table:table-row>
        <text:soft-page-break/>
        <table:table-row>
          <table:table-cell table:style-name="Table14.A2" office:value-type="string">
            <text:p text:style-name="P120">Casaba Howitzer</text:p>
          </table:table-cell>
          <table:table-cell table:style-name="Table14.A2" office:value-type="string">
            <text:p text:style-name="P120">Warhead</text:p>
          </table:table-cell>
          <table:table-cell table:style-name="Table14.A2" office:value-type="string">
            <text:p text:style-name="P120"><text:span text:style-name="T245">0.8</text:span>/<text:span text:style-name="T245">6</text:span></text:p>
          </table:table-cell>
          <table:table-cell table:style-name="Table14.D2" office:value-type="string">
            <text:p text:style-name="P121"><text:span text:style-name="T111">Light:</text:span> Gives the guided weapon a one-shot direct fire attack with a range <text:span text:style-name="T246">of 5/</text:span><text:span text:style-name="T247">8</text:span><text:span text:style-name="T246">/</text:span><text:span text:style-name="T247">10</text:span><text:span text:style-name="T246">, </text:span><text:span text:style-name="T131">provoking point defense if within those weapons’ Guaranteed Hit range</text:span><text:span text:style-name="T129">. A Light Casaba Howitzer hit has </text:span><text:span text:style-name="T247">85</text:span><text:span text:style-name="T129">0 Attack power.<text:line-break/></text:span><text:span text:style-name="T248"> </text:span><text:span text:style-name="T129"><text:line-break/></text:span><text:span text:style-name="T115">Heavy:</text:span><text:span text:style-name="T247"> Gives the guided weapon a one-</text:span><text:span text:style-name="T250">shot direct fire attack with a range of 8/12/16</text:span><text:span text:style-name="T246">, </text:span><text:span text:style-name="T131">provoking point defense if within those weapons’ Guaranteed Hit range</text:span><text:span text:style-name="T129">. </text:span><text:span text:style-name="T250">A Heavy Casaba Howitzer hit has </text:span><text:span text:style-name="T251">8</text:span><text:span text:style-name="T250">,000 Attack power.</text:span></text:p>
          </table:table-cell>
        </table:table-row>
        <table:table-row table:style-name="Table14.7">
          <table:table-cell table:style-name="Table14.A2" office:value-type="string">
            <text:p text:style-name="P111">Nuclear <text:span text:style-name="T124">Explosively Formed Penetrator (NEFP)</text:span></text:p>
          </table:table-cell>
          <table:table-cell table:style-name="Table14.A2" office:value-type="string">
            <text:p text:style-name="P111">Warhead</text:p>
          </table:table-cell>
          <table:table-cell table:style-name="Table14.A2" office:value-type="string">
            <text:p text:style-name="P119">1/7</text:p>
          </table:table-cell>
          <table:table-cell table:style-name="Table14.D2" office:value-type="string">
            <text:p text:style-name="P104"><text:span text:style-name="T111">Light:</text:span> <text:span text:style-name="T125">Gives the </text:span><text:span text:style-name="T126">guided weapon a </text:span><text:span text:style-name="T127">one-shot</text:span><text:span text:style-name="T126"> direct fire attack </text:span><text:span text:style-name="T128">with a range of </text:span><text:span text:style-name="T129">1</text:span><text:span text:style-name="T128">/</text:span><text:span text:style-name="T130">3</text:span><text:span text:style-name="T128">/</text:span><text:span text:style-name="T130">5</text:span><text:span text:style-name="T129">, </text:span><text:span text:style-name="T131">provoking point defense if within those weapons’ Guaranteed Hit range</text:span><text:span text:style-name="T129">. </text:span><text:span text:style-name="T132">Each 150 volume the target ship has increases range by +</text:span><text:span text:style-name="T252">0.5</text:span><text:span text:style-name="T132">/+</text:span><text:span text:style-name="T252">0.75</text:span><text:span text:style-name="T132">/+1</text:span><text:span text:style-name="T133">. </text:span><text:span text:style-name="T134">A Light NEFP Hit has 4,000 Attack power.</text:span></text:p>
            <text:p text:style-name="P196"/>
            <text:p text:style-name="P104"><text:span text:style-name="T111">Heavy:</text:span> <text:span text:style-name="T125">Gives the </text:span><text:span text:style-name="T126">guided weapon a </text:span><text:span text:style-name="T129">one-shot</text:span><text:span text:style-name="T126"> direct fire attack </text:span><text:span text:style-name="T128">with a range of 1/</text:span><text:span text:style-name="T135">3</text:span><text:span text:style-name="T128">/</text:span><text:span text:style-name="T135">5</text:span><text:span text:style-name="T129">, </text:span><text:span text:style-name="T131">provoking point defense if within those weapons’ Guaranteed Hit range</text:span><text:span text:style-name="T129">. </text:span><text:span text:style-name="T132">Each 150 volume the target ship has increases range by +1/+</text:span><text:span text:style-name="T252">1.5</text:span><text:span text:style-name="T132">/+2. </text:span><text:span text:style-name="T134">A Heavy NEFP Hit has 36,000 Attack power.</text:span></text:p>
          </table:table-cell>
        </table:table-row>
        <table:table-row table:style-name="Table14.8">
          <table:table-cell table:style-name="Table14.A2" office:value-type="string">
            <text:p text:style-name="P122">Bomb-Pumped X-Ray Multiple Laser (Excalibur)</text:p>
          </table:table-cell>
          <table:table-cell table:style-name="Table14.A2" office:value-type="string">
            <text:p text:style-name="P111">Warhead</text:p>
          </table:table-cell>
          <table:table-cell table:style-name="Table14.A2" office:value-type="string">
            <text:p text:style-name="P119">1.2/8</text:p>
          </table:table-cell>
          <table:table-cell table:style-name="Table14.D2" office:value-type="string">
            <text:p text:style-name="P105"><text:span text:style-name="T111">Light:</text:span> <text:span text:style-name="T136">When used, this warhead </text:span><text:span text:style-name="T134">has 20 total Attack power</text:span><text:span text:style-name="T137">, divided between any number of targets within </text:span><text:span text:style-name="T138">10 hexes. </text:span></text:p>
            <text:p text:style-name="P197"/>
            <text:p text:style-name="P105"><text:span text:style-name="T112">Heavy</text:span><text:span text:style-name="T111">:</text:span> <text:span text:style-name="T136">When used, this warhead </text:span><text:span text:style-name="T134">has</text:span><text:span text:style-name="T136"> </text:span><text:span text:style-name="T140">18</text:span><text:span text:style-name="T137">0 </text:span><text:span text:style-name="T134">total Attack power</text:span><text:span text:style-name="T137">, divided between any number of targets within </text:span><text:span text:style-name="T138">1</text:span><text:span text:style-name="T139">6 </text:span><text:span text:style-name="T138">hexes.</text:span></text:p>
            <text:p text:style-name="P197"/>
            <text:p text:style-name="P105"><text:span text:style-name="T139">A missile fitted with </text:span><text:span text:style-name="T234">an Excalibur</text:span><text:span text:style-name="T139"> warhead can be used for Point Defense, even if not launched before the firing phase on which it is needed.</text:span></text:p>
          </table:table-cell>
        </table:table-row>
        <table:table-row table:style-name="Table14.9">
          <table:table-cell table:style-name="Table14.A2" office:value-type="string">
            <text:p text:style-name="P111">Decoy</text:p>
          </table:table-cell>
          <table:table-cell table:style-name="Table14.A2" office:value-type="string">
            <text:p text:style-name="P113">Module</text:p>
          </table:table-cell>
          <table:table-cell table:style-name="Table14.A2" office:value-type="string">
            <text:p text:style-name="P123">0.3/4</text:p>
          </table:table-cell>
          <table:table-cell table:style-name="Table14.D2" office:value-type="string">
            <text:p text:style-name="P161"><text:span text:style-name="T141">If this drone is in the same hex as a friendly ship currently being attacked and the attacker is jammed, the attack’s target is chosen randomly between the ship and all applicable decoys. </text:span><text:span text:style-name="T142">This does not work against Home On Jam </text:span><text:span text:style-name="T321">missiles.</text:span></text:p>
            <text:p text:style-name="P106"/>
            <text:p text:style-name="P159">Light Decoys only work for ships of <text:span text:style-name="T405">3</text:span>00 <text:span text:style-name="T405">signature</text:span> or less, while Heavy Decoys only work for ships of <text:span text:style-name="T405">8</text:span>00 <text:span text:style-name="T405">signature</text:span> or less.</text:p>
            <text:p text:style-name="P159"/>
            <text:p text:style-name="P160">Decoys can also be fired as part of a guided weapon salvo; in this role, enemy point defense will always prioritize the Decoys. For this purpose, Light Decoys have DUR 4 and Heavy Decoys have DUR <text:span text:style-name="T406">32</text:span>. </text:p>
            <text:p text:style-name="P160"/>
            <text:p text:style-name="P160">Indiscriminate attacks (such as Nuclear Bombs, Area Denial, or Inertial Mines) are not distracted by Decoys, nor do they treat the Decoy has having increased Durability compared to regular Guided Weapons.</text:p>
          </table:table-cell>
        </table:table-row>
        <text:soft-page-break/>
        <table:table-row table:style-name="Table14.10">
          <table:table-cell table:style-name="Table14.A2" office:value-type="string">
            <text:p text:style-name="P124">EM Deflector</text:p>
          </table:table-cell>
          <table:table-cell table:style-name="Table14.A2" office:value-type="string">
            <text:p text:style-name="P125">Module</text:p>
          </table:table-cell>
          <table:table-cell table:style-name="Table14.A2" office:value-type="string">
            <text:p text:style-name="P123">0.5/4</text:p>
          </table:table-cell>
          <table:table-cell table:style-name="Table14.D2" office:value-type="string">
            <text:p text:style-name="P265"><text:span text:style-name="T259">EM Deflector drones redirect particle beams; this can be used for defending against enemy particle beams, and to curve your own beams around the enemy’s deflector drones. To force an enemy particle beam to miss, the EM Deflector Drone must be positioned directly on the straight line between the attacker and the ship being defended.</text:span></text:p>
            <text:p text:style-name="P266"><text:span text:style-name="T259"><text:s/></text:span></text:p>
            <text:p text:style-name="P265"><text:span text:style-name="T259">EM Deflectors have a base deflection chance, which improves based on the distance between the drone and the ship it’s defending. For Light Deflectors, it’s 30% + 5% per hex. For Heavy Deflectors, it’s 50% + 10% per hex. In all cases, subtract the beam’s Armor Penetration rating from the deflect chance.</text:span></text:p>
            <text:p text:style-name="P265"><text:span text:style-name="T258"><text:s/></text:span><text:span text:style-name="T259"><text:line-break/>Additional EM deflectors in line with the beam path modify the deflection chance; Light Deflectors adjust the odds by ± 10%, while heavy deflectors adjust the odds by ± 25%. Defending EM Deflectors raise the deflection chance, while those belonging to the attacker lower the deflection chance.<text:line-break/></text:span><text:span text:style-name="T258"> </text:span><text:span text:style-name="T259"><text:line-break/>Any enemy EM deflector eliminates the precision targeting crit multiplier and table-selection ability, regardless of if a miss is forced or not.</text:span></text:p>
          </table:table-cell>
        </table:table-row>
        <table:table-row table:style-name="Table14.11">
          <table:table-cell table:style-name="Table14.A2" office:value-type="string">
            <text:p text:style-name="P127">Light Gas Gun</text:p>
          </table:table-cell>
          <table:table-cell table:style-name="Table14.A2" office:value-type="string">
            <text:p text:style-name="P127">Module</text:p>
          </table:table-cell>
          <table:table-cell table:style-name="Table14.A2" office:value-type="string">
            <text:p text:style-name="P123">0.3/3</text:p>
          </table:table-cell>
          <table:table-cell table:style-name="Table14.D2" office:value-type="string">
            <text:p text:style-name="P128"><text:span text:style-name="T111">Light:</text:span> Gives the guided weapon a reusable direct-fire attack with a range of 1/2/3, provoking point defense if within those weapons’ <text:span text:style-name="T143">guaranteed hit range. This </text:span><text:span text:style-name="T144">weapon has 2 Attack Power</text:span><text:span text:style-name="T143">, and can be used for Area Denial targeting a single hex.</text:span></text:p>
            <text:p text:style-name="P222"><text:s/></text:p>
            <text:p text:style-name="P107"><text:span text:style-name="T111">Heavy:</text:span> Gives the guided weapon a reusable direct-fire attack with a range of 1/2/4, <text:span text:style-name="T127">provoking point defense if within those weapons’ </text:span>guaranteed hit range. This <text:span text:style-name="T144">weapon has </text:span><text:span text:style-name="T394">16</text:span><text:span text:style-name="T144"> Attack </text:span><text:span text:style-name="T145">Power</text:span>, and can be used for Area Denial targeting a single hex.</text:p>
          </table:table-cell>
        </table:table-row>
        <table:table-row table:style-name="Table14.12">
          <table:table-cell table:style-name="Table14.A2" office:value-type="string">
            <text:p text:style-name="P127">Chemical Laser</text:p>
          </table:table-cell>
          <table:table-cell table:style-name="Table14.A2" office:value-type="string">
            <text:p text:style-name="P127">Module</text:p>
          </table:table-cell>
          <table:table-cell table:style-name="Table14.A2" office:value-type="string">
            <text:p text:style-name="P123">0.3/3</text:p>
          </table:table-cell>
          <table:table-cell table:style-name="Table14.D2" office:value-type="string">
            <text:p text:style-name="P109"><text:span text:style-name="T113">Light:</text:span><text:span text:style-name="T146"> </text:span>Gives the guided weapon a <text:span text:style-name="T146">reusable</text:span> direct-fire attack <text:span text:style-name="T146">with a range of </text:span><text:span text:style-name="T147">3</text:span><text:span text:style-name="T146">/</text:span><text:span text:style-name="T147">5</text:span><text:span text:style-name="T146">/</text:span><text:span text:style-name="T147">7</text:span><text:span text:style-name="T146">, provoking point defense if within those weapons’ guaranteed hit range</text:span>. <text:span text:style-name="T147">This </text:span><text:span text:style-name="T144">weapon has 1 Attack Power.</text:span></text:p>
            <text:p text:style-name="P223"><text:s/></text:p>
            <text:p text:style-name="P108"><text:span text:style-name="T111">Heavy:</text:span> <text:span text:style-name="T148">Gives the guided weapon a reusable direct-fire attack with a range of </text:span><text:span text:style-name="T149">4/7/10, provoking point defense if within those weapons’ guaranteed hit range. This </text:span><text:span text:style-name="T144">weapon has </text:span><text:span text:style-name="T394">8</text:span><text:span text:style-name="T144"> Attack Power.</text:span></text:p>
          </table:table-cell>
        </table:table-row>
        <text:soft-page-break/>
        <table:table-row table:style-name="Table14.13">
          <table:table-cell table:style-name="Table14.A2" office:value-type="string">
            <text:p text:style-name="P129">Laser Relay</text:p>
          </table:table-cell>
          <table:table-cell table:style-name="Table14.A2" office:value-type="string">
            <text:p text:style-name="P129">Module</text:p>
          </table:table-cell>
          <table:table-cell table:style-name="Table14.A2" office:value-type="string">
            <text:p text:style-name="P129">0.5/4</text:p>
          </table:table-cell>
          <table:table-cell table:style-name="Table14.D2" office:value-type="string">
            <text:p text:style-name="P109">Laser Relays can be targeted by friendly laser beams. Instead of being destroyed, they may then use the attack power from those lasers to perform their own laser attacks. Laser Relays may combine laser power from up to four sources, and divide it between up to four targets.</text:p>
            <text:p text:style-name="P206"><text:s/></text:p>
            <text:p text:style-name="P109">Shipboard lasers and chemical laser modules are compatible with laser Relays, Excalibur missiles aren’t. Laser Relays may target other Laser Relays in a chain. Targeting Laser Relays is subject to the normal range restrictions on targeting guided weapons.</text:p>
            <text:p text:style-name="P198"/>
            <text:p text:style-name="P109">Laser relays cannot form closed loops, and cannot store laser power between turns.</text:p>
            <text:p text:style-name="P198"/>
            <text:p text:style-name="P109"><text:span text:style-name="T111">Light:</text:span> Light Laser Relays have a range of 10/15/25. They can handle a total of 100 Laser Attack Power.</text:p>
            <text:p text:style-name="P198"/>
            <text:p text:style-name="P109"><text:span text:style-name="T111">Heavy:</text:span> Heavy Laser Relays have a range of 15/25/35. They can handle a total of 650 Laser Attack Power.</text:p>
          </table:table-cell>
        </table:table-row>
        <table:table-row>
          <table:table-cell table:style-name="Table14.A2" office:value-type="string">
            <text:p text:style-name="P130">Missile Rack</text:p>
          </table:table-cell>
          <table:table-cell table:style-name="Table14.A2" office:value-type="string">
            <text:p text:style-name="P130">Module</text:p>
          </table:table-cell>
          <table:table-cell table:style-name="Table14.A2" office:value-type="string">
            <text:p text:style-name="P131">1/3</text:p>
          </table:table-cell>
          <table:table-cell table:style-name="Table14.D2" office:value-type="string">
            <text:p text:style-name="P131">A Missile Rack acts like a <text:span text:style-name="T261">VLS mounted to a Guided Weapon, enabling them to launch additional Guided Weapons. If the drone is retrieved, its missile racks can be reloaded.</text:span></text:p>
            <text:p text:style-name="P131"><text:s/></text:p>
            <text:p text:style-name="P110"><text:span text:style-name="T111">Light:</text:span> Can hold six mini-missiles. These <text:span text:style-name="T262">mini-missiles </text:span><text:span text:style-name="T263">maneuver like they have a Solid Rocket Motor, and use the Kinetic Missile damage formula </text:span><text:span text:style-name="T264">with a multiplier of x0.1</text:span><text:span text:style-name="T263">. </text:span><text:span text:style-name="T264">The mini-missiles are treated as having Center-of-Mass Guidance. </text:span><text:span text:style-name="T265">They have one Durability, and no ability to penetrate Area Denial.</text:span><text:span text:style-name="T264"> Mini-missiles </text:span><text:span text:style-name="T251">don’t need to be tracked for resupply purposes.</text:span><text:span text:style-name="T264"><text:line-break/><text:line-break/></text:span><text:span text:style-name="T116">Heavy:</text:span><text:span text:style-name="T264"> </text:span><text:span text:style-name="T251">Can hold four Light Guided Weapons. These are full-fledged Guided Weapons, built according </text:span><text:span text:style-name="T266">to the normal rules. The carrier must have sufficient Light Guided Weapons in magazines to replenish its drone’s stocks.</text:span></text:p>
          </table:table-cell>
        </table:table-row>
      </table:table>
      <text:p text:style-name="P225"/>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75">Propulsion Segment</text:p>
          </table:table-cell>
          <table:table-cell table:style-name="Table12.A1" office:value-type="string">
            <text:p text:style-name="P72">Acceleration</text:p>
          </table:table-cell>
          <table:table-cell table:style-name="Table12.A1" office:value-type="string">
            <text:p text:style-name="P72">Delta <text:span text:style-name="T150">v</text:span></text:p>
          </table:table-cell>
          <table:table-cell table:style-name="Table12.A1" office:value-type="string">
            <text:p text:style-name="P72">Price</text:p>
          </table:table-cell>
          <table:table-cell table:style-name="Table12.E1" office:value-type="string">
            <text:p text:style-name="P72">Notes</text:p>
          </table:table-cell>
        </table:table-row>
        <table:table-row>
          <table:table-cell table:style-name="Table12.A2" office:value-type="string">
            <text:p text:style-name="P73">Solid Rocket Motor</text:p>
          </table:table-cell>
          <table:table-cell table:style-name="Table12.A2" office:value-type="string">
            <text:p text:style-name="P74"><text:span text:style-name="T240">2</text:span>0</text:p>
          </table:table-cell>
          <table:table-cell table:style-name="Table12.A2" office:value-type="string">
            <text:p text:style-name="P74"><text:span text:style-name="T240">2</text:span>0</text:p>
          </table:table-cell>
          <table:table-cell table:style-name="Table12.A2" office:value-type="string">
            <text:p text:style-name="P72"><text:span text:style-name="T151">0.</text:span>1/<text:span text:style-name="T151">1</text:span></text:p>
          </table:table-cell>
          <table:table-cell table:style-name="Table12.E2" office:value-type="string">
            <text:p text:style-name="P72">Can only be used during <text:span text:style-name="T152">one</text:span> turn</text:p>
          </table:table-cell>
        </table:table-row>
        <table:table-row>
          <table:table-cell table:style-name="Table12.A2" office:value-type="string">
            <text:p text:style-name="P73">Liquid Fueled Rocket</text:p>
          </table:table-cell>
          <table:table-cell table:style-name="Table12.A2" office:value-type="string">
            <text:p text:style-name="P71">18</text:p>
          </table:table-cell>
          <table:table-cell table:style-name="Table12.A2" office:value-type="string">
            <text:p text:style-name="P71">30</text:p>
          </table:table-cell>
          <table:table-cell table:style-name="Table12.A2" office:value-type="string">
            <text:p text:style-name="P68">0.2/2</text:p>
          </table:table-cell>
          <table:table-cell table:style-name="Table12.E2" office:value-type="string">
            <text:p text:style-name="P66"/>
          </table:table-cell>
        </table:table-row>
        <table:table-row>
          <table:table-cell table:style-name="Table12.A2" office:value-type="string">
            <text:p text:style-name="P70">Nuclear Thermal</text:p>
          </table:table-cell>
          <table:table-cell table:style-name="Table12.A2" office:value-type="string">
            <text:p text:style-name="P71">14</text:p>
          </table:table-cell>
          <table:table-cell table:style-name="Table12.A2" office:value-type="string">
            <text:p text:style-name="P71">56</text:p>
          </table:table-cell>
          <table:table-cell table:style-name="Table12.A2" office:value-type="string">
            <text:p text:style-name="P67">0.6/6</text:p>
          </table:table-cell>
          <table:table-cell table:style-name="Table12.E2" office:value-type="string">
            <text:p text:style-name="P66"/>
          </table:table-cell>
        </table:table-row>
        <table:table-row>
          <table:table-cell table:style-name="Table12.A2" office:value-type="string">
            <text:p text:style-name="P72">Nuclear <text:span text:style-name="T153">Thermo</text:span>-Electric Hybrid</text:p>
          </table:table-cell>
          <table:table-cell table:style-name="Table12.A2" office:value-type="string">
            <text:p text:style-name="P71">12</text:p>
          </table:table-cell>
          <table:table-cell table:style-name="Table12.A2" office:value-type="string">
            <text:p text:style-name="P71">84</text:p>
          </table:table-cell>
          <table:table-cell table:style-name="Table12.A2" office:value-type="string">
            <text:p text:style-name="P68">1/10</text:p>
          </table:table-cell>
          <table:table-cell table:style-name="Table12.E2" office:value-type="string">
            <text:p text:style-name="P66"/>
          </table:table-cell>
        </table:table-row>
      </table:table>
      <text:h text:style-name="P256" text:outline-level="2" text:is-list-header="true"/>
      <text:h text:style-name="P257" text:outline-level="2">Appendix <text:span text:style-name="T313">2</text:span>: Critical Hit Charts</text:h>
      <text:p text:style-name="P244"><text:span text:style-name="T292">A</text:span><text:span text:style-name="T278">ny attack that gets through a ship’s armor has a chance of </text:span><text:span text:style-name="T293">becoming a Critical Hit. For each percentage point of a ship’s Integrity Rating that the attack had in post-armor Attack Power, </text:span><text:span text:style-name="T294">there is a 10% chance of getting a Critical Hit. </text:span><text:span text:style-name="T295">Round up.</text:span></text:p>
      <text:p text:style-name="P245"><text:span text:style-name="T295">I</text:span><text:span text:style-name="T278">f critical hit chances exceed 100%, that converts to a number of guaranteed crits equal to full multiples of 100% crit chance, and an additional possible crit </text:span><text:span text:style-name="T296">using the last two digits of total crit chance as its crit odds.</text:span></text:p>
      <text:p text:style-name="P246"><text:span text:style-name="T278">Critical hits </text:span><text:span text:style-name="T297">are rolled on the following three tables, </text:span><text:span text:style-name="T298">selecting which table randomly </text:span><text:span text:style-name="T299">using a three-sided die</text:span><text:span text:style-name="T298">, then </text:span><text:span text:style-name="T300">selecting randomly from within that table using a twenty sided die. The exact proportions of these critical hits </text:span><text:span text:style-name="T299">within each table</text:span><text:span text:style-name="T300"> vary based on the design of the ship, </text:span><text:span text:style-name="T299">so won’t be listed here.</text:span></text:p>
      <table:table table:name="Table6" table:style-name="Table6">
        <table:table-column table:style-name="Table6.A"/>
        <table:table-column table:style-name="Table6.B"/>
        <table:table-column table:style-name="Table6.C"/>
        <table:table-row>
          <table:table-cell table:style-name="Table6.A1" office:value-type="string">
            <text:p text:style-name="P81">Table 1: Power</text:p>
          </table:table-cell>
          <table:table-cell table:style-name="Table6.A1" office:value-type="string">
            <text:p text:style-name="P82">Repair Points to <text:s/>Fix</text:p>
          </table:table-cell>
          <table:table-cell table:style-name="Table6.C1" office:value-type="string">
            <text:p text:style-name="P81">Effect</text:p>
          </table:table-cell>
        </table:table-row>
        <table:table-row>
          <table:table-cell table:style-name="Table6.A2" office:value-type="string">
            <text:p text:style-name="P81">Propellant Leak</text:p>
          </table:table-cell>
          <table:table-cell table:style-name="Table6.A2" office:value-type="string">
            <text:p text:style-name="P82">1 per <text:span text:style-name="T409">3</text:span> total volume of Propellant Tank</text:p>
          </table:table-cell>
          <table:table-cell table:style-name="Table6.C2" office:value-type="string">
            <text:p text:style-name="P81">Lose 5% of your maximum <text:span text:style-name="T380">Delta V</text:span> each turn until repaired. <text:span text:style-name="T302">Certain propellants have worse leaks. </text:span><text:span text:style-name="T303">Orion Drive bombs </text:span><text:span text:style-name="T403">and Fissile Pellets</text:span><text:span text:style-name="T303"> only have a one-time loss of 5% max propellant, without an ongoing leak.</text:span></text:p>
          </table:table-cell>
        </table:table-row>
        <table:table-row>
          <table:table-cell table:style-name="Table6.A2" office:value-type="string">
            <text:p text:style-name="P81">Radiators Damaged</text:p>
          </table:table-cell>
          <table:table-cell table:style-name="Table6.A2" office:value-type="string">
            <text:p text:style-name="P82">1 per total volume of power plant</text:p>
          </table:table-cell>
          <table:table-cell table:style-name="Table6.C2" office:value-type="string">
            <text:p text:style-name="P83">-<text:span text:style-name="T304">50% </text:span><text:span text:style-name="T305">total </text:span><text:span text:style-name="T304">Energy production until repaired. </text:span><text:span text:style-name="T306">Multiple crits of this type stack multiplicatively.</text:span></text:p>
          </table:table-cell>
        </table:table-row>
        <table:table-row>
          <table:table-cell table:style-name="Table6.A2" office:value-type="string">
            <text:p text:style-name="P84">Reactor Offline</text:p>
          </table:table-cell>
          <table:table-cell table:style-name="Table6.A2" office:value-type="string">
            <text:p text:style-name="P82"><text:span text:style-name="T410">2</text:span> per volume of power plant disabled</text:p>
          </table:table-cell>
          <table:table-cell table:style-name="Table6.C2" office:value-type="string">
            <text:p text:style-name="P84">One of your <text:span text:style-name="T307">largest </text:span>power plants stops generating Energy until repaired.</text:p>
          </table:table-cell>
        </table:table-row>
        <table:table-row>
          <table:table-cell table:style-name="Table6.A2" office:value-type="string">
            <text:p text:style-name="P84">Engine Offline</text:p>
          </table:table-cell>
          <table:table-cell table:style-name="Table6.A2" office:value-type="string">
            <text:p text:style-name="P85"><text:span text:style-name="T410">2</text:span> per volume of drive disabled</text:p>
          </table:table-cell>
          <table:table-cell table:style-name="Table6.C2" office:value-type="string">
            <text:p text:style-name="P84">One of your <text:span text:style-name="T307">largest </text:span>drives stops generating Thrust until repaired.</text:p>
          </table:table-cell>
        </table:table-row>
        <table:table-row>
          <table:table-cell table:style-name="Table6.A2" office:value-type="string">
            <text:p text:style-name="P84">Jump Offline</text:p>
          </table:table-cell>
          <table:table-cell table:style-name="Table6.A2" office:value-type="string">
            <text:p text:style-name="P85"><text:span text:style-name="T410">2 </text:span>per volume of Jump Drive disabled</text:p>
          </table:table-cell>
          <table:table-cell table:style-name="Table6.C2" office:value-type="string">
            <text:p text:style-name="P86">One of your <text:span text:style-name="T307">largest </text:span>Jump Drives cannot be used until repaired.</text:p>
          </table:table-cell>
        </table:table-row>
      </table:table>
      <text:p text:style-name="P207"><text:s/></text:p>
      <table:table table:name="Table9" table:style-name="Table9">
        <table:table-column table:style-name="Table9.A"/>
        <table:table-column table:style-name="Table9.B"/>
        <table:table-column table:style-name="Table9.C"/>
        <table:table-row>
          <table:table-cell table:style-name="Table9.A1" office:value-type="string">
            <text:p text:style-name="P85">Table 2: Systems</text:p>
          </table:table-cell>
          <table:table-cell table:style-name="Table9.A1" office:value-type="string">
            <text:p text:style-name="P87">Repair Points to Fix</text:p>
          </table:table-cell>
          <table:table-cell table:style-name="Table9.C1" office:value-type="string">
            <text:p text:style-name="P88">Effect</text:p>
          </table:table-cell>
        </table:table-row>
        <table:table-row>
          <table:table-cell table:style-name="Table9.A2" office:value-type="string">
            <text:p text:style-name="P89">Sensors Damaged</text:p>
          </table:table-cell>
          <table:table-cell table:style-name="Table9.A2" office:value-type="string">
            <text:p text:style-name="P90">1 per total Sensor volume</text:p>
          </table:table-cell>
          <table:table-cell table:style-name="Table9.C2" office:value-type="string">
            <text:p text:style-name="P83">-<text:span text:style-name="T308">50% Sensor rating until repaired. Multiple crits of this type stack multiplicatively.</text:span></text:p>
          </table:table-cell>
        </table:table-row>
        <table:table-row>
          <table:table-cell table:style-name="Table9.A2" office:value-type="string">
            <text:p text:style-name="P93">ECM Damaged</text:p>
          </table:table-cell>
          <table:table-cell table:style-name="Table9.A2" office:value-type="string">
            <text:p text:style-name="P90">1 per total ECM volume</text:p>
          </table:table-cell>
          <table:table-cell table:style-name="Table9.C2" office:value-type="string">
            <text:p text:style-name="P83">-<text:span text:style-name="T308">50% </text:span><text:span text:style-name="T309">ECM</text:span><text:span text:style-name="T308"> rating until repaired. Multiple crits of this type stack multiplicatively.</text:span></text:p>
          </table:table-cell>
        </table:table-row>
        <table:table-row>
          <table:table-cell table:style-name="Table9.A2" office:value-type="string">
            <text:p text:style-name="P93">Weapon Disabled</text:p>
          </table:table-cell>
          <table:table-cell table:style-name="Table9.A2" office:value-type="string">
            <text:p text:style-name="P94"><text:span text:style-name="T411">2</text:span> per volume of weapon disabled</text:p>
          </table:table-cell>
          <table:table-cell table:style-name="Table9.C2" office:value-type="string">
            <text:p text:style-name="P95">One of your largest weapons can’t be fired until repaired. If that weapon is a VLS, you also receive the effect of a Magazine Hit.</text:p>
          </table:table-cell>
        </table:table-row>
        <table:table-row>
          <table:table-cell table:style-name="Table9.A2" office:value-type="string">
            <text:p text:style-name="P93">Magazine Hit</text:p>
          </table:table-cell>
          <table:table-cell table:style-name="Table9.A2" office:value-type="string">
            <text:p text:style-name="P96">Not Repairable.</text:p>
          </table:table-cell>
          <table:table-cell table:style-name="Table9.C2" office:value-type="string">
            <text:p text:style-name="P97">Lose 25% of <text:span text:style-name="T310">loaded</text:span> Guided Weapons.</text:p>
          </table:table-cell>
        </table:table-row>
        <table:table-row>
          <table:table-cell table:style-name="Table9.A2" office:value-type="string">
            <text:p text:style-name="P93">Command Hit</text:p>
          </table:table-cell>
          <table:table-cell table:style-name="Table9.A2" office:value-type="string">
            <text:p text:style-name="P98">Not Repairable.</text:p>
          </table:table-cell>
          <table:table-cell table:style-name="Table9.C2" office:value-type="string">
            <text:p text:style-name="P99">One of your Command Modules <text:span text:style-name="T311">is destroyed. </text:span><text:span text:style-name="T312">All personnel manning said module become Casualties.</text:span></text:p>
          </table:table-cell>
        </table:table-row>
      </table:table>
      <text:p text:style-name="P204"/>
      <text:p text:style-name="P203"/>
      <text:p text:style-name="P203"><text:s/></text:p>
      <table:table table:name="Table1" table:style-name="Table1">
        <table:table-column table:style-name="Table1.A"/>
        <table:table-column table:style-name="Table1.B"/>
        <text:soft-page-break/>
        <table:table-row>
          <table:table-cell table:style-name="Table1.A1" office:value-type="string">
            <text:p text:style-name="P145">Table 3: Personnel</text:p>
          </table:table-cell>
          <table:table-cell table:style-name="Table1.B1" office:value-type="string">
            <text:p text:style-name="P145">Effect</text:p>
          </table:table-cell>
        </table:table-row>
        <table:table-row>
          <table:table-cell table:style-name="Table1.A2" office:value-type="string">
            <text:p text:style-name="P145">Hull Breach: Damcon</text:p>
          </table:table-cell>
          <table:table-cell table:style-name="Table1.B2" office:value-type="string">
            <text:p text:style-name="P145">30% of Crew assigned to Damage Control become Casualties</text:p>
          </table:table-cell>
        </table:table-row>
        <table:table-row>
          <table:table-cell table:style-name="Table1.A2" office:value-type="string">
            <text:p text:style-name="P145">Hull Breach: Medevac</text:p>
          </table:table-cell>
          <table:table-cell table:style-name="Table1.B2" office:value-type="string">
            <text:p text:style-name="P146">50% of Crew assigned to Medevac become Casualties</text:p>
          </table:table-cell>
        </table:table-row>
        <table:table-row>
          <table:table-cell table:style-name="Table1.A2" office:value-type="string">
            <text:p text:style-name="P145">Hull Breach: Medbay</text:p>
          </table:table-cell>
          <table:table-cell table:style-name="Table1.B2" office:value-type="string">
            <text:p text:style-name="P146">50% of Crew assigned to the Medbay become Casualties</text:p>
          </table:table-cell>
        </table:table-row>
        <table:table-row>
          <table:table-cell table:style-name="Table1.A2" office:value-type="string">
            <text:p text:style-name="P145">Hull Breach: Engineering</text:p>
          </table:table-cell>
          <table:table-cell table:style-name="Table1.B2" office:value-type="string">
            <text:p text:style-name="P146">50% of Crew assigned to Engineering become Casualties</text:p>
          </table:table-cell>
        </table:table-row>
        <table:table-row>
          <table:table-cell table:style-name="Table1.A2" office:value-type="string">
            <text:p text:style-name="P145">Hull Breach: Nerve Center</text:p>
          </table:table-cell>
          <table:table-cell table:style-name="Table1.B2" office:value-type="string">
            <text:p text:style-name="P146">50% of Crew assigned to the Nerve Center become Casualties</text:p>
          </table:table-cell>
        </table:table-row>
      </table:table>
      <text:p text:style-name="P24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use-window-font-color="true" loext:opacity="0%" fo:font-style="italic" officeooo:rsid="004af8e6"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6-28T14:46:39.535000000</dc:date>
    <meta:editing-duration>P2DT17H42M3S</meta:editing-duration>
    <meta:editing-cycles>484</meta:editing-cycles>
    <meta:generator>LibreOffice/7.3.6.2$Windows_X86_64 LibreOffice_project/c28ca90fd6e1a19e189fc16c05f8f8924961e12e</meta:generator>
    <meta:document-statistic meta:table-count="9" meta:image-count="0" meta:object-count="0" meta:page-count="18" meta:paragraph-count="403" meta:word-count="6978" meta:character-count="40988" meta:non-whitespace-character-count="34337"/>
  </office:meta>
</office:document-meta>
</file>